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591in"/>
    </style:style>
    <style:style style:name="co2" style:family="table-column">
      <style:table-column-properties fo:break-before="auto" style:column-width="2.9984in"/>
    </style:style>
    <style:style style:name="co3" style:family="table-column">
      <style:table-column-properties fo:break-before="auto" style:column-width="1.1555in"/>
    </style:style>
    <style:style style:name="co4" style:family="table-column">
      <style:table-column-properties fo:break-before="auto" style:column-width="13.3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5075in" fo:break-before="auto" style:use-optimal-row-height="false"/>
    </style:style>
    <style:style style:name="ro2" style:family="table-row">
      <style:table-row-properties style:row-height="0.4866in" fo:break-before="auto" style:use-optimal-row-height="fals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555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6425in" fo:break-before="auto" style:use-optimal-row-height="false"/>
    </style:style>
    <style:style style:name="ro9" style:family="table-row">
      <style:table-row-properties style:row-height="0.4453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5902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5492in" fo:break-before="auto" style:use-optimal-row-height="false"/>
    </style:style>
    <style:style style:name="ro14" style:family="table-row">
      <style:table-row-properties style:row-height="0.5693in" fo:break-before="auto" style:use-optimal-row-height="false"/>
    </style:style>
    <style:style style:name="ro15" style:family="table-row">
      <style:table-row-properties style:row-height="0.5283in" fo:break-before="auto" style:use-optimal-row-height="fals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omolhari" fo:font-size="18pt" style:font-size-asian="18pt" style:font-name-complex="Jomolhari" style:font-size-complex="18pt"/>
    </style:style>
    <style:style style:name="ce2" style:family="table-cell" style:parent-style-name="Default">
      <style:text-properties style:font-name="Jomolhari" fo:font-size="18pt" style:font-name-asian="Bitstream Vera Sans1" style:font-size-asian="18pt" style:font-name-complex="Jomolhari" style:font-size-complex="18pt"/>
    </style:style>
    <style:style style:name="ce3" style:family="table-cell" style:parent-style-name="Default">
      <style:text-properties style:use-window-font-color="true" style:text-outline="false" style:text-line-through-style="none" style:font-name="Jomolhari" fo:font-size="18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8pt" style:language-asian="zxx" style:country-asian="none" style:font-style-asian="normal" style:font-weight-asian="normal" style:font-name-complex="Jomolhari" style:font-size-complex="18pt" style:language-complex="dz" style:country-complex="BT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font-name="Jomolhari" fo:font-size="18pt" style:font-size-asian="18pt" style:font-name-complex="Jomolhari" style:font-size-complex="1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omolhari" fo:font-size="18pt" style:font-size-asian="18pt" style:font-name-complex="Jomolhari" style:font-size-complex="18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number-columns-repeated="252" table:default-cell-style-name="ce1"/>
        <table:table-row table:style-name="ro1">
          <table:table-cell office:value-type="string">
            <text:p>ཧ།</text:p>
          </table:table-cell>
          <table:table-cell office:value-type="string">
            <text:p>/ha/</text:p>
          </table:table-cell>
          <table:table-cell office:value-type="string">
            <text:p>(མིང་)</text:p>
          </table:table-cell>
          <table:table-cell table:style-name="ce5" office:value-type="string">
            <text:p>1རྫོང་ཁའི་གསལ་བྱེད་ཉེར་དགུ་པ། 2 བུང་ཕྱི་ཁར་བཏང་པའི་དབུགས་ཀྱི་མིང་། བུང་ཧ་ཟེར་ཕྱི་ཁར་ཐོན་ཡར་སོང་ཡི།</text:p>
          </table:table-cell>
          <table:table-cell table:number-columns-repeated="252"/>
        </table:table-row>
        <table:table-row table:style-name="ro1">
          <table:table-cell office:value-type="string">
            <text:p>ཧ་ཀ་ཧོ་ཀ</text:p>
          </table:table-cell>
          <table:table-cell office:value-type="string">
            <text:p>/ha ka ho ka/</text:p>
          </table:table-cell>
          <table:table-cell office:value-type="string">
            <text:p>(མིང་)</text:p>
          </table:table-cell>
          <table:table-cell table:style-name="ce5" office:value-type="string">
            <text:p>ས་དབྱིབས་སྙོམས་ཏང་ཏ་མེད་པའི་དོན། ལམ་ཧ་ཀ་ཧོ་ཀ་ག་ནི་བ་མང་མས།</text:p>
          </table:table-cell>
          <table:table-cell table:number-columns-repeated="252"/>
        </table:table-row>
        <table:table-row table:style-name="ro2">
          <table:table-cell office:value-type="string">
            <text:p>ཧ་རྐྱང་།</text:p>
          </table:table-cell>
          <table:table-cell office:value-type="string">
            <text:p>/ha cang/</text:p>
          </table:table-cell>
          <table:table-cell office:value-type="string">
            <text:p>(མིང་)</text:p>
          </table:table-cell>
          <table:table-cell office:value-type="string">
            <text:p>འདོགས་འཕུལ་སོགས་མེད་པའི་མིང་གཞིའི་ཡི་གུ་རྐྱང་པ།</text:p>
          </table:table-cell>
          <table:table-cell table:number-columns-repeated="252"/>
        </table:table-row>
        <table:table-row table:style-name="ro3">
          <table:table-cell office:value-type="string">
            <text:p>ཧ་གོ</text:p>
          </table:table-cell>
          <table:table-cell office:value-type="string">
            <text:p>/ha go/</text:p>
          </table:table-cell>
          <table:table-cell office:value-type="string">
            <text:p>(བྱ་ཚིག)</text:p>
          </table:table-cell>
          <table:table-cell table:style-name="ce5" office:value-type="string">
            <text:p>དོན་དག་ཤེས་པའམ་ རྟོགས་པའི་དོན། ཁྱོད་ཀྱིས་སླབ་མི་འདི་ང་གིས་ ཧ་གོ་ཡི།</text:p>
          </table:table-cell>
          <table:table-cell table:number-columns-repeated="252"/>
        </table:table-row>
        <table:table-row table:style-name="ro4">
          <table:table-cell office:value-type="string">
            <text:p>ཧ་རྒྱང་</text:p>
          </table:table-cell>
          <table:table-cell office:value-type="string">
            <text:p>/ha jang/</text:p>
          </table:table-cell>
          <table:table-cell office:value-type="string">
            <text:p>(མིང་)</text:p>
          </table:table-cell>
          <table:table-cell table:style-name="ce5" office:value-type="string">
            <text:p>དཔྱད་རིག་གནམ་ཏོག་མེད་པ་ ཧ་རྒྱང་རྒྱང་གཏང་པ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ཧ་སྒྲོམ།</text:p>
          </table:table-cell>
          <table:table-cell office:value-type="string">
            <text:p>/ha drom/</text:p>
          </table:table-cell>
          <table:table-cell office:value-type="string">
            <text:p>(མིང་)</text:p>
          </table:table-cell>
          <table:table-cell table:style-name="ce5" office:value-type="string">
            <text:p>ཅ་ལ་བཙུགས་སའི་ཤིང་སྒྲོམ་ཅིག་གི་མིང་། གཉེར་ཚང་འདི་ཚུ་ ཧ་སྒྲོམ་ནང་བཙུགས་བཞག་ཡོད།</text:p>
          </table:table-cell>
          <table:table-cell table:number-columns-repeated="252"/>
        </table:table-row>
        <table:table-row table:style-name="ro1">
          <table:table-cell office:value-type="string">
            <text:p>ཧ་ཅང་།</text:p>
          </table:table-cell>
          <table:table-cell office:value-type="string">
            <text:p>/ha cang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ཚད་ལས་བརྒལ་བ། ཁྱད་དུ་འཕགས་པ། གནམ་མེད་ས་མེད་ཟེར་བའི་དོན། ང་ཧ་ཅང་གིས་སེམས་ཕམ་སོང་ཡི།</text:p>
          </table:table-cell>
          <table:table-cell table:number-columns-repeated="252"/>
        </table:table-row>
        <table:table-row table:style-name="ro4">
          <table:table-cell office:value-type="string">
            <text:p>ཧ་ནུ་མན་ཐ</text:p>
          </table:table-cell>
          <table:table-cell office:value-type="string">
            <text:p>/ha nu men tha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ལ་པོ་ར་མ་ཡ་ཎ་གི་བཙུནམོ་སི་ཏཱ་ སྲིན་པོའི་གཡུས་ཁ་ལས་ ལོག་ལེན་ཏེ་འཁྱིད་འོང་མི་ སྤྲུལ་པའི་སྤྱ།</text:p>
          </table:table-cell>
          <table:table-cell table:number-columns-repeated="252"/>
        </table:table-row>
        <table:table-row table:style-name="ro2">
          <table:table-cell office:value-type="string">
            <text:p>ཧ་ཕྱི།</text:p>
          </table:table-cell>
          <table:table-cell office:value-type="string">
            <text:p>/ha chi/</text:p>
          </table:table-cell>
          <table:table-cell office:value-type="string">
            <text:p>(མིང་)</text:p>
          </table:table-cell>
          <table:table-cell table:style-name="ce5" office:value-type="string">
            <text:p>དུས་སྔ་ཕྱི་གི་མིང་། ཧ་ཕྱི་རན་ཏོག་ཏོ་འདུག</text:p>
          </table:table-cell>
          <table:table-cell table:number-columns-repeated="252"/>
        </table:table-row>
        <table:table-row table:style-name="ro1">
          <table:table-cell office:value-type="string">
            <text:p>ཧ་མ་གོ</text:p>
          </table:table-cell>
          <table:table-cell office:value-type="string">
            <text:p>/ha ma go/</text:p>
          </table:table-cell>
          <table:table-cell office:value-type="string">
            <text:p>(བྱ་ཚིག)</text:p>
          </table:table-cell>
          <table:table-cell table:style-name="ce5" office:value-type="string">
            <text:p>དོན་མ་རྟོགས་པའམ་ མ་ཤེས་པ། ང་གིས་སླབ་མི་འདི་ཁོ་གིས་ཧ་མ་གོ་བས།</text:p>
          </table:table-cell>
          <table:table-cell table:number-columns-repeated="252"/>
        </table:table-row>
        <table:table-row table:style-name="ro1">
          <table:table-cell office:value-type="string">
            <text:p>ཧ་མི་ཧ</text:p>
          </table:table-cell>
          <table:table-cell office:value-type="string">
            <text:p>/ha mi ha/</text:p>
          </table:table-cell>
          <table:table-cell office:value-type="string">
            <text:p>(མིང་)</text:p>
          </table:table-cell>
          <table:table-cell table:style-name="ce5" office:value-type="string">
            <text:p>སྔ་དྲགས་པའམ་ཧ་དྲགས་པའི་དོན།</text:p>
          </table:table-cell>
          <table:table-cell table:number-columns-repeated="252"/>
        </table:table-row>
        <table:table-row table:style-name="ro1">
          <table:table-cell office:value-type="string">
            <text:p>ཧ་ཡང་།</text:p>
          </table:table-cell>
          <table:table-cell office:value-type="string">
            <text:p>/ha yang/</text:p>
          </table:table-cell>
          <table:table-cell office:value-type="string">
            <text:p>(མིང་)</text:p>
          </table:table-cell>
          <table:table-cell table:style-name="ce5" office:value-type="string">
            <text:p>ལྗིད་ཚད་ཡང་འཕྲོས་འཕྲོས་ཡོད་པའི་ ཀ་ལ་སྤྱིར་བཏང་གི་མིང་། ང་ལུ་ཀ་ལའི་རྡིག་ཅིག་ཉོ་དགོ་པས།</text:p>
          </table:table-cell>
          <table:table-cell table:number-columns-repeated="252"/>
        </table:table-row>
        <table:table-row table:style-name="ro5">
          <table:table-cell office:value-type="string">
            <text:p>ཧ་རི་རུ་རི།</text:p>
          </table:table-cell>
          <table:table-cell office:value-type="string">
            <text:p>/ha ri ru ri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1 གཏམ་ཁ་ཡང་དྲགས་དང་ སེབས་གསལ་དྲགས་ཡོད་པའི་དོན། བརྟན་ཐོག་ཏོ་ག་ནི་ཡང་མེད་པར་ ཚབས་ཚབས་འབད་དེ་ ག་ཚུད་གུ་ཚུད་འབད་མི་ཅིག་ལུ་ཡང་གོ།</text:p>
          </table:table-cell>
          <table:table-cell table:number-columns-repeated="252"/>
        </table:table-row>
        <table:table-row table:style-name="ro3">
          <table:table-cell office:value-type="string">
            <text:p>ཧ་ལ།</text:p>
          </table:table-cell>
          <table:table-cell office:value-type="string">
            <text:p>/ha la/</text:p>
          </table:table-cell>
          <table:table-cell office:value-type="string">
            <text:p>(མིང་)</text:p>
          </table:table-cell>
          <table:table-cell table:style-name="ce5" office:value-type="string">
            <text:p>བོང་དུག་གི་མིང་། དུག་ཧ་ལ་ནག་པོ་ཨིན་མས།</text:p>
          </table:table-cell>
          <table:table-cell table:number-columns-repeated="252"/>
        </table:table-row>
        <table:table-row table:style-name="ro5">
          <table:table-cell office:value-type="string">
            <text:p>ཧ་ལམ།</text:p>
          </table:table-cell>
          <table:table-cell office:value-type="string">
            <text:p>/ha lam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མང་ཆེ་བ། ཕལ་ཆེ་བའི་དོན། དངུལ་ཁང་ནང་གི་ཏུ་རུབ་འདི་ཧ་ལམ་རྫོགས་ཁམ་ཅིག་ཡར་སོ་ཡི།</text:p>
          </table:table-cell>
          <table:table-cell table:number-columns-repeated="252"/>
        </table:table-row>
        <table:table-row table:style-name="ro6">
          <table:table-cell office:value-type="string">
            <text:p>ཧ་ལས།</text:p>
          </table:table-cell>
          <table:table-cell office:value-type="string">
            <text:p>/ha le/</text:p>
          </table:table-cell>
          <table:table-cell office:value-type="string">
            <text:p>(བྱ་ཚིག)</text:p>
          </table:table-cell>
          <table:table-cell table:style-name="ce5" office:value-type="string">
            <text:p>ངོ་མཚར་ཆེ་བ། ཡ་མཚན་ཆེ་བའི་དོན། ཁོ་གིས་འདི་བཟུམ་སྦེ་འབད་ཚུགས་མི་འདི་ལུ་ང་ཧ་ལས་ཅི།</text:p>
          </table:table-cell>
          <table:table-cell table:number-columns-repeated="252"/>
        </table:table-row>
        <table:table-row table:style-name="ro5">
          <table:table-cell table:style-name="ce2" office:value-type="string">
            <text:p>ཧ་ལས་སི་སི།</text:p>
          </table:table-cell>
          <table:table-cell table:style-name="ce2" office:value-type="string">
            <text:p>/ha le si si/</text:p>
          </table:table-cell>
          <table:table-cell office:value-type="string">
            <text:p>(བྱ་ཁྱད)</text:p>
          </table:table-cell>
          <table:table-cell table:style-name="ce5" office:value-type="string">
            <text:p>ཧ་ཅང་གི་ཧ་ཡ་མཚན་ཆེ་བའམ་ རྣམ་རྟོག་ལངས་སི་སི་ བློ་ལས་འདས་པ་ཅིག་ལུ་གོ། ཁོ་འབདན་ཧ་ལས་སི་སི་ཅིག་ཨིན་པས།</text:p>
          </table:table-cell>
          <table:table-cell table:number-columns-repeated="252"/>
        </table:table-row>
        <table:table-row table:style-name="ro7">
          <table:table-cell office:value-type="string">
            <text:p>ཧ་ལོ།</text:p>
          </table:table-cell>
          <table:table-cell office:value-type="string">
            <text:p>/ha lo/</text:p>
          </table:table-cell>
          <table:table-cell office:value-type="string">
            <text:p>(མིང་)</text:p>
          </table:table-cell>
          <table:table-cell table:style-name="ce5" office:value-type="string">
            <text:p>མེ་ཏོག་ཅིག་གི་མིང་། ཧ་ལོ་མེ་ཏོག་མིག་ལ་མཛེས།</text:p>
          </table:table-cell>
          <table:table-cell table:number-columns-repeated="252"/>
        </table:table-row>
        <table:table-row table:style-name="ro8">
          <table:table-cell office:value-type="string">
            <text:p>ཧ་ཤང་</text:p>
          </table:table-cell>
          <table:table-cell office:value-type="string">
            <text:p>/ha shang/</text:p>
          </table:table-cell>
          <table:table-cell office:value-type="string">
            <text:p>(མིང་)</text:p>
          </table:table-cell>
          <table:table-cell table:style-name="ce5" office:value-type="string">
            <text:p>1 རྒྱ་ནག་གི་སྐད་ལས་དགེ་སློང་། དངོས་མེད་གཙོ་བོར་བཏོན་པའི་གྲབ་མཐའ་བཟུང་མི་ཅིག་གི་མིང་། རྒྱ་ནང་ཧ་ཤང་གི་ལྟ་བ་ཨིན་པས། ༢.བསྟན་པའི་སྦྱིན་བདག་ཅིག་གི་མིང་། 3 ཆོས་རྒྱལ་དྲི་མེད་ཀུན་ལྡན་ མཐར་བཤུད་སའི་ས་གནས་ཅིག་གི་མིང་། བདུད་རི་ཧ་ཤང་ཟེར་མི་འདི་ འབདྲུག་གི་ཇོ་བོ་དུར་ཤིང་རི་དང་ བུམ་ཐག་དུར་པའི་ཕུ་འདི་ཨིན་ཟུར་ཡང་སླབ་སྲོལ་ཡོད།</text:p>
          </table:table-cell>
          <table:table-cell table:number-columns-repeated="252"/>
        </table:table-row>
        <table:table-row table:style-name="ro4">
          <table:table-cell office:value-type="string">
            <text:p>ཧ་ཤིག།</text:p>
          </table:table-cell>
          <table:table-cell office:value-type="string">
            <text:p>/ha shig/</text:p>
          </table:table-cell>
          <table:table-cell office:value-type="string">
            <text:p>(མིང་)</text:p>
          </table:table-cell>
          <table:table-cell table:style-name="ce5" office:value-type="string">
            <text:p>སྨན་རྫས་ནང་འགྱོ་མི་རྡོ་དཀརཔོ་ཅིག་གི་མིང་། མིང་གཞན་རྡོ་ཐོདལེ་་ཟེར་ཡང་སླབ་སྲོལ་ཡོད།</text:p>
          </table:table-cell>
          <table:table-cell table:number-columns-repeated="252"/>
        </table:table-row>
        <table:table-row table:style-name="ro1">
          <table:table-cell office:value-type="string">
            <text:p>ཧ་སག།</text:p>
          </table:table-cell>
          <table:table-cell office:value-type="string">
            <text:p>/ha sag/</text:p>
          </table:table-cell>
          <table:table-cell office:value-type="string">
            <text:p>(མིང་)</text:p>
          </table:table-cell>
          <table:table-cell table:style-name="ce5" office:value-type="string">
            <text:p>1 དུས་ཚོད་ཧ་ཅང་སྔ་བའི་དོན། ང་ནངས་པ་དྲོ་པ་ཧ་སག་སྟེ་ཁྲོམ་ཁར་ཉོ་ཚོང་རྐྱབ་པར་འགྱོ་དགོ་པས། ༢.མི་རིགས་ཅིགགི་མིང་།</text:p>
          </table:table-cell>
          <table:table-cell table:number-columns-repeated="252"/>
        </table:table-row>
        <table:table-row table:style-name="ro7">
          <table:table-cell office:value-type="string">
            <text:p>ཧ་ཧ།</text:p>
          </table:table-cell>
          <table:table-cell office:value-type="string">
            <text:p>/ha ha/</text:p>
          </table:table-cell>
          <table:table-cell office:value-type="string">
            <text:p>(མིང་)</text:p>
          </table:table-cell>
          <table:table-cell table:style-name="ce5" office:value-type="string">
            <text:p>དགོད་བྲོ་བའི་སྒྲ། ཧ་ཧ་ ང་ཁྱོད་ལུ་བལྟ་སྟེ་དགོད་བྲོ་བས།</text:p>
          </table:table-cell>
          <table:table-cell table:number-columns-repeated="252"/>
        </table:table-row>
        <table:table-row table:style-name="ro4">
          <table:table-cell office:value-type="string">
            <text:p>ཧང་།</text:p>
          </table:table-cell>
          <table:table-cell office:value-type="string">
            <text:p>/hang/</text:p>
          </table:table-cell>
          <table:table-cell office:value-type="string">
            <text:p>(མིང་)</text:p>
          </table:table-cell>
          <table:table-cell table:style-name="ce5" office:value-type="string">
            <text:p>ཉལཝ་དང་མགུ་ཏོག་བཀལ་སའི་མིང་། འདི་ལུ་སྔས་ཟེར་སླབ་སྲོལ་ཡང་ཡོད། ངེའི་ཧང་འདི་དམའ་རང་དམའ་བས།</text:p>
          </table:table-cell>
          <table:table-cell table:number-columns-repeated="252"/>
        </table:table-row>
        <table:table-row table:style-name="ro7">
          <table:table-cell office:value-type="string">
            <text:p>ཧང་ཁེབས།</text:p>
          </table:table-cell>
          <table:table-cell office:value-type="string">
            <text:p>/hang kheb/</text:p>
          </table:table-cell>
          <table:table-cell office:value-type="string">
            <text:p>(མིང་)</text:p>
          </table:table-cell>
          <table:table-cell table:style-name="ce5" office:value-type="string">
            <text:p>ཧང་ཁུ་བཀབ་ནིའི་རས་ཆ་ཅིག་གི་མིང་། ཨ་ཅོ་ལྟེ་རས་དཀརཔོ་འདི་ཧང་ཁེབས་འབད་བཀབ་ད།</text:p>
          </table:table-cell>
          <table:table-cell table:number-columns-repeated="252"/>
        </table:table-row>
        <table:table-row table:style-name="ro6">
          <table:table-cell office:value-type="string">
            <text:p>ཧང་རྒྱག།</text:p>
          </table:table-cell>
          <table:table-cell office:value-type="string">
            <text:p>/hang jag/</text:p>
          </table:table-cell>
          <table:table-cell office:value-type="string">
            <text:p>(མིང་)</text:p>
          </table:table-cell>
          <table:table-cell table:style-name="ce5" office:value-type="string">
            <text:p>ཁའི་རྒྱ་བོ་ཚུ་འབལ་ནིའི་ལག་ཆ་ཅིག་གི་མིང་།</text:p>
          </table:table-cell>
          <table:table-cell table:number-columns-repeated="252"/>
        </table:table-row>
        <table:table-row table:style-name="ro4">
          <table:table-cell office:value-type="string">
            <text:p>ཧང་སྟོངམ།</text:p>
          </table:table-cell>
          <table:table-cell office:value-type="string">
            <text:p>/hang tom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ངེས་པ་མེད་པ། གློ་བུར། དཔྱད་རིག་མེད་སི་སི་འབད་འཐོན་འོང་ནི། ཆུ་རུད་དེ་ཧང་སྟོངམ་ཐོན་འོང་ཡི།</text:p>
          </table:table-cell>
          <table:table-cell table:number-columns-repeated="252"/>
        </table:table-row>
        <table:table-row table:style-name="ro1">
          <table:table-cell office:value-type="string">
            <text:p>ཧང་པདམ།</text:p>
          </table:table-cell>
          <table:table-cell office:value-type="string">
            <text:p>/hang pem/</text:p>
          </table:table-cell>
          <table:table-cell office:value-type="string">
            <text:p>(མིང་)</text:p>
          </table:table-cell>
          <table:table-cell table:style-name="ce5" office:value-type="string">
            <text:p>ས་ཆ་ཁ་མཐོ་སར་སྐྱེས་མི་ཧོན་ལྡུམ་ཅིག་གི་མིང། ཧང་པདམ་གཞར་ཏེ་ཧང་ནང་བཙུགས།</text:p>
          </table:table-cell>
          <table:table-cell table:number-columns-repeated="252"/>
        </table:table-row>
        <table:table-row table:style-name="ro7">
          <table:table-cell office:value-type="string">
            <text:p>ཧང་ཕན།</text:p>
          </table:table-cell>
          <table:table-cell office:value-type="string">
            <text:p>/hang phen/</text:p>
          </table:table-cell>
          <table:table-cell office:value-type="string">
            <text:p>(མིང་)</text:p>
          </table:table-cell>
          <table:table-cell table:style-name="ce5" office:value-type="string">
            <text:p>ལོའི་ས་བདག་ཅིག་གི་མིང་།</text:p>
          </table:table-cell>
          <table:table-cell table:number-columns-repeated="252"/>
        </table:table-row>
        <table:table-row table:style-name="ro1">
          <table:table-cell office:value-type="string">
            <text:p>ཧང་བལ།</text:p>
          </table:table-cell>
          <table:table-cell office:value-type="string">
            <text:p>/hang bel/</text:p>
          </table:table-cell>
          <table:table-cell office:value-type="string">
            <text:p>(མིང་)</text:p>
          </table:table-cell>
          <table:table-cell table:style-name="ce5" office:value-type="string">
            <text:p>ས་ཁ་མཐོ་སར་ ཆུ་རྫབ་དང་འདམ་རྫབ་ནང་སྐྱེས་མི་ ཧང་དང་འབོལ་ལྡན་ཚུ་ནང་བཙུགས་མི་ཧོ་ལྡུམ་གྱི་རིགས་ཅིག། འདི་ལུ་ཧང་པདམ་ཟེར་ཡང་སླབ་ཨིན།</text:p>
          </table:table-cell>
          <table:table-cell table:number-columns-repeated="252"/>
        </table:table-row>
        <table:table-row table:style-name="ro2">
          <table:table-cell office:value-type="string">
            <text:p>ཧང་ཚོན།</text:p>
          </table:table-cell>
          <table:table-cell office:value-type="string">
            <text:p>/hang tshon/</text:p>
          </table:table-cell>
          <table:table-cell office:value-type="string">
            <text:p>(མིང་)</text:p>
          </table:table-cell>
          <table:table-cell table:style-name="ce5" office:value-type="string">
            <text:p>ཚོན་ཞིབ་ཆ་འབད་མ་གཏང་བའི་དོན། ཧང་ཚོན་གཏང་བཞག་ནུག</text:p>
          </table:table-cell>
          <table:table-cell table:number-columns-repeated="252"/>
        </table:table-row>
        <table:table-row table:style-name="ro5">
          <table:table-cell office:value-type="string">
            <text:p>ཧང་ཤུབས།</text:p>
          </table:table-cell>
          <table:table-cell office:value-type="string">
            <text:p>/hang shub/</text:p>
          </table:table-cell>
          <table:table-cell office:value-type="string">
            <text:p>(མིང་)</text:p>
          </table:table-cell>
          <table:table-cell table:style-name="ce5" office:value-type="string">
            <text:p>ཧང་འདི་ཚུ་དྲེག་པ་མ་བཏགས་ནིའི་དོན་ལུ་ ཧང་བཙུགས་སའི་རྐྱལ་ཅུང་གི་མིང་། ང་ལུ་ཧང་ཤུབས་ཅིག་ཇོ་དགོ་པས།</text:p>
          </table:table-cell>
          <table:table-cell table:number-columns-repeated="252"/>
        </table:table-row>
        <table:table-row table:style-name="ro2">
          <table:table-cell office:value-type="string">
            <text:p>ཧང་ཧང་།</text:p>
          </table:table-cell>
          <table:table-cell office:value-type="string">
            <text:p>/hang ha/</text:p>
          </table:table-cell>
          <table:table-cell office:value-type="string">
            <text:p>(མིང་)</text:p>
          </table:table-cell>
          <table:table-cell table:style-name="ce5" office:value-type="string">
            <text:p>1 མེ་དམརཔོ་འབད་འབར་ཐངས་ཅིག་གི་མིང་། མེ་ཧང་ཧང་འབད་འབར་དེ། 2 ཀ་ཤ་དང་རོ་ཁྱི་ལ་སོགས་པའི་སྐད་རྐྱབ་ཐངས་ཅིག། རོ་ཁྱི་གི་སྐད་ཧང་ཧང་ཅིག་རྐྱབ་དེས། 3 སེམས་བག་མ་ཆགས་པ་དང་ མ་དགའ་བའི་དོན། དེ་རེས་སེམ་སྟོང་ཧང་ཧང་ཅིག་ཡང་འབད་ཡི་ལྟ་བུ།</text:p>
          </table:table-cell>
          <table:table-cell table:number-columns-repeated="252"/>
        </table:table-row>
        <table:table-row table:style-name="ro5">
          <table:table-cell office:value-type="string">
            <text:p>ཧད།</text:p>
          </table:table-cell>
          <table:table-cell office:value-type="string">
            <text:p>/he/</text:p>
          </table:table-cell>
          <table:table-cell office:value-type="string">
            <text:p>(མིང་)</text:p>
          </table:table-cell>
          <table:table-cell table:style-name="ce5" office:value-type="string">
            <text:p>དེ་འཕྲོ་ལས། གློ་བུར་དུ། མགྱོགས་པ། ཚར་གཅིག་ཁུ་ཚུ་དང་དོན་དག་ཅིག ཧད་ཀྱིས་ལོང་། ཧད་ཀྱིས་བརྒྱལ།</text:p>
          </table:table-cell>
          <table:table-cell table:number-columns-repeated="252"/>
        </table:table-row>
        <table:table-row table:style-name="ro7">
          <table:table-cell office:value-type="string">
            <text:p>ཧད་བཏགས།</text:p>
          </table:table-cell>
          <table:table-cell office:value-type="string">
            <text:p>/he ta/</text:p>
          </table:table-cell>
          <table:table-cell office:value-type="string">
            <text:p>(མིང་)</text:p>
          </table:table-cell>
          <table:table-cell table:style-name="ce5" office:value-type="string">
            <text:p>དོན་དག་གཞན་ཅིག་ལུ་ཁ་བཀལ་ཏེ་ རོགས་ལུ་འཐབམོ་འཚོལ་ནི། ཁྱོད་ང་ལུ་ཧད་བཏགས་དེ་རང་མ་འཚོལ་ས།</text:p>
          </table:table-cell>
          <table:table-cell table:number-columns-repeated="252"/>
        </table:table-row>
        <table:table-row table:style-name="ro5">
          <table:table-cell office:value-type="string">
            <text:p>ཧད་ཕུལ།</text:p>
          </table:table-cell>
          <table:table-cell office:value-type="string">
            <text:p>/he phuel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རང་ག་ཅི་ཅི་འབད་དགོ་མནོཝ་ད་ དོན་དག་གཞན་ཅིག་ལུ་ཁ་བཀལ་བའམ་ཁ་ཉེས་བཀལ་བཞག་ནི། རོགས་ལུ་ཧད་མ་ཕུལ།</text:p>
          </table:table-cell>
          <table:table-cell table:number-columns-repeated="252"/>
        </table:table-row>
        <table:table-row table:style-name="ro7">
          <table:table-cell office:value-type="string">
            <text:p>ཧན།</text:p>
          </table:table-cell>
          <table:table-cell office:value-type="string">
            <text:p>/hen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རྣམ་ཅོ་གར་སྒྲ་སྙན་ཏོང་ཏོ་གོ་ནི། མོ་གི་སྐད་འདི་འབདན་རྣམ་ཅོ་ག་ལུ་ཧན་ཡི་ལྟ་བུ།</text:p>
          </table:table-cell>
          <table:table-cell table:number-columns-repeated="252"/>
        </table:table-row>
        <table:table-row table:style-name="ro4">
          <table:table-cell office:value-type="string">
            <text:p>ཧན་སྐལ།</text:p>
          </table:table-cell>
          <table:table-cell office:value-type="string">
            <text:p>/hen ke/</text:p>
          </table:table-cell>
          <table:table-cell office:value-type="string">
            <text:p>(བྱ་ཚིག)</text:p>
          </table:table-cell>
          <table:table-cell table:style-name="ce5" office:value-type="string">
            <text:p>ཁ་སྐོང་། ཁ་སྣོན་འབད་ནི། ཧེ་མ་ལས་ཡོད་པའི་གུར་ཐེབས་ལེ་ཤ་བཀལ་ནི། ཆུམ་ཧེང་བཀལ་ཅིག་བླུག་ད།</text:p>
          </table:table-cell>
          <table:table-cell table:number-columns-repeated="252"/>
        </table:table-row>
        <table:table-row table:style-name="ro9">
          <table:table-cell office:value-type="string">
            <text:p>ཧན་ཏོང་ཏོ།</text:p>
          </table:table-cell>
          <table:table-cell office:value-type="string">
            <text:p>/hen tong to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རྣམ་ཅོ་ལུ་སྙན་པའམ་ཧན་པའི་སྒྲ། གླིངམ་གི་སྐད་དེ་ཧན་ཏོང་ཏོ་འདུག</text:p>
          </table:table-cell>
          <table:table-cell table:number-columns-repeated="252"/>
        </table:table-row>
        <table:table-row table:style-name="ro9">
          <table:table-cell office:value-type="string">
            <text:p>ཧབ།</text:p>
          </table:table-cell>
          <table:table-cell office:value-type="string">
            <text:p>/hab/</text:p>
          </table:table-cell>
          <table:table-cell office:value-type="string">
            <text:p>(མིང་)</text:p>
          </table:table-cell>
          <table:table-cell table:style-name="ce5" office:value-type="string">
            <text:p>1 རོ་ཁྱི་སྐད་རྐྱབ་པའི་དོན། རོཁྱི་ཧབ་དེས། 2 རྐང་པའི་གོམ་སྤོ་བའི་དོན། གོམ་པ་ཧབ་འདི་ལམ་འགྱོ།</text:p>
          </table:table-cell>
          <table:table-cell table:number-columns-repeated="12"/>
          <table:table-cell office:value-type="float" office:value="3">
            <text:p>3</text:p>
          </table:table-cell>
          <table:table-cell/>
          <table:table-cell office:value-type="string">
            <text:p>བདའ་ཟུན་སར་མེད་པའི་ཅ་ལ་འདི་ཚུ་ལགཔ་ཕར་སྤྲིངས་ཏེ་ལེན་པའི་དོན།</text:p>
          </table:table-cell>
          <table:table-cell table:number-columns-repeated="237"/>
        </table:table-row>
        <table:table-row table:style-name="ro5">
          <table:table-cell office:value-type="string">
            <text:p>ཧབ་ཐོབ།</text:p>
          </table:table-cell>
          <table:table-cell office:value-type="string">
            <text:p>/hab thob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རྒྱུ་ཅ་ལ་ལ་སོགས་པ་ཚུ་ལུ་འདོད་པ་བཙོང་སྟེ་ གོ་ཐོབ་གུ་ཐོབ་རྐྱབ་ནི། མི་འཛོམས་སར་ཟ་ནི་འཐུང་ནི་གུ་ཧབ་ཐོབ་རྐྱབ་ནི་མི་འོང།</text:p>
          </table:table-cell>
          <table:table-cell table:number-columns-repeated="252"/>
        </table:table-row>
        <table:table-row table:style-name="ro4">
          <table:table-cell office:value-type="string">
            <text:p>ཧབ་ཤ།</text:p>
          </table:table-cell>
          <table:table-cell office:value-type="string">
            <text:p>/hab sha/</text:p>
          </table:table-cell>
          <table:table-cell office:value-type="string">
            <text:p>(མིང་)</text:p>
          </table:table-cell>
          <table:table-cell table:style-name="ce5" office:value-type="string">
            <text:p>མི་གཞན་གྱི་རྒྱུ་ཅ་ལ་འཕྱོག་པའི་བྱ་སྤྱོད་ཀྱི་མིང་། རོགས་ཀྱི་རྒྱ་ནོར་ཧབ་ཤ་མ་འབད།</text:p>
          </table:table-cell>
          <table:table-cell table:number-columns-repeated="252"/>
        </table:table-row>
        <table:table-row table:style-name="ro5">
          <table:table-cell office:value-type="string">
            <text:p>ཧབ་བཤད།</text:p>
          </table:table-cell>
          <table:table-cell office:value-type="string">
            <text:p>/hab she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མགུ་བསྐོར་རྐྱབ་པའི་དོན། 2 རང་ལུ་གཏམ་བདེན་ཁུངས་མེད་རུང་ཧམ་ཁར་བཀལ་ཏེ་སླབ་པའི་དོན། ཁྱོད་ཀྱི་ཧབ་བཤད་དེ་རང་རྐྱབ།</text:p>
          </table:table-cell>
          <table:table-cell table:number-columns-repeated="252"/>
        </table:table-row>
        <table:table-row table:style-name="ro7">
          <table:table-cell office:value-type="string">
            <text:p>ཧབ་ཧོབ།</text:p>
          </table:table-cell>
          <table:table-cell office:value-type="string">
            <text:p>/hab hob/</text:p>
          </table:table-cell>
          <table:table-cell office:value-type="string">
            <text:p>(བྱ་ཁྱད)</text:p>
          </table:table-cell>
          <table:table-cell table:style-name="ce5" office:value-type="string">
            <text:p>བྱ་སྤྱོད་ཚུལ་དང་ལྡན་ཏོག་ཏོ་མེན་པར་ ཚབ་འཚུབ་གཏང་འབི་དོན། བཞེས་སྒོ་ཚུ་ཧབ་ཧོབ་བཏང་མ་ཟ།</text:p>
          </table:table-cell>
          <table:table-cell table:number-columns-repeated="252"/>
        </table:table-row>
        <table:table-row table:style-name="ro7">
          <table:table-cell office:value-type="string">
            <text:p>ཧམ།</text:p>
          </table:table-cell>
          <table:table-cell office:value-type="string">
            <text:p>/ham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རྣམ་ཏོག་ག་ནི་ཡང་མེད་པའི་གཏམ་ལོ་རྒྱུས་ཚུ་གོ་ནི་དང་ དངོས་པོ་ཚུ་མཐོང་ནི། སེམས་ག་མནོ་གུ་མཐོ་མེད་པར་སྔངས་ཏེ་ལུས་ནི།</text:p>
          </table:table-cell>
          <table:table-cell table:number-columns-repeated="252"/>
        </table:table-row>
        <table:table-row table:style-name="ro3">
          <table:table-cell office:value-type="string">
            <text:p>ཧམ་ཁོག་ཁོ།</text:p>
          </table:table-cell>
          <table:table-cell office:value-type="string">
            <text:p>/ham kho kho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མི་གཟུགས་གཞི་དང་བཟོ་བལྟ་ཚུ་ བཟང་པོ་ཡོད་པའི་དོན། མི་འདི་ཧམ་ཁོག་ཁོ་ཅིག་འདུག</text:p>
          </table:table-cell>
          <table:table-cell table:number-columns-repeated="252"/>
        </table:table-row>
        <table:table-row table:style-name="ro6">
          <table:table-cell office:value-type="string">
            <text:p>ཧམ་ཁྱེར།</text:p>
          </table:table-cell>
          <table:table-cell office:value-type="string">
            <text:p>/ham kher/</text:p>
          </table:table-cell>
          <table:table-cell office:value-type="string">
            <text:p>(བྱ་ཚིག)</text:p>
          </table:table-cell>
          <table:table-cell table:style-name="ce5" office:value-type="string">
            <text:p>ཅ་ལའི་རིགས་འབད་མ་ཆོག་མི་ཚུ་ བང་ཆེན་བཙོངས་ཏེ་འབད་འགྱོ་ནི། རྔོབས་རྐྱབ་ནི།</text:p>
          </table:table-cell>
          <table:table-cell table:number-columns-repeated="252"/>
        </table:table-row>
        <table:table-row table:style-name="ro10">
          <table:table-cell office:value-type="string">
            <text:p>ཧམ་བཏགས།</text:p>
          </table:table-cell>
          <table:table-cell office:value-type="string">
            <text:p>/ham tag/</text:p>
          </table:table-cell>
          <table:table-cell office:value-type="string">
            <text:p>(བྱ་ཚིག)</text:p>
          </table:table-cell>
          <table:table-cell table:style-name="ce5" office:value-type="string">
            <text:p>བཞེས་སྒོ་རྙིངམ་ཐལ་ཐལཝ་དང་ གྱོན་ཆས་རློན་ཆ་ཡོད་མི་གུར་དྲིམ་བཏགས་ཏེ་ སྤ་སྐྱེས་མི་ལུ་སླབ་ཨིན། བགོ་ལ་གུ་ཧམ་བཏགས་ཆེ་ནུག</text:p>
          </table:table-cell>
          <table:table-cell table:number-columns-repeated="252"/>
        </table:table-row>
        <table:table-row table:style-name="ro5">
          <table:table-cell office:value-type="string">
            <text:p>ཧམ་ཐལ།</text:p>
          </table:table-cell>
          <table:table-cell office:value-type="string">
            <text:p>/ham thel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་ནི་རང་སླབ་མ་ཤེསཔ་སོང་སྟེ་ལུས་མི། ཁོ་ཧམ་ཐལ་བཏང་ལུས་སོང་ནུག།</text:p>
          </table:table-cell>
          <table:table-cell table:number-columns-repeated="252"/>
        </table:table-row>
        <table:table-row table:style-name="ro11">
          <table:table-cell office:value-type="string">
            <text:p>ཧམ་པ།</text:p>
          </table:table-cell>
          <table:table-cell office:value-type="string">
            <text:p>/ham pa/</text:p>
          </table:table-cell>
          <table:table-cell office:value-type="string">
            <text:p>(མིང་)</text:p>
          </table:table-cell>
          <table:table-cell table:style-name="ce5" office:value-type="string">
            <text:p>རང་གི་འབད་མ་ཚུགསཔ་དང་མ་ཤེས་པའི་ལཱ་ཅིག་ཨིན་རུང་ འདི་ཤེསཔ་བཟུམ་བཟོ་སྟེ་སྤོབས་དང་འདོད་པ་བཙོང་སྟེ་འབད་བའི་དོན། མི་འདི་ཧམ་པ་ཆེ་དྲག་ཅིག་ཡོད།</text:p>
          </table:table-cell>
          <table:table-cell table:number-columns-repeated="252"/>
        </table:table-row>
        <table:table-row table:style-name="ro12">
          <table:table-cell office:value-type="string">
            <text:p>ཧམ་ཤ།</text:p>
          </table:table-cell>
          <table:table-cell office:value-type="string">
            <text:p>/ham sha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ཞན་གྱི་རྒྱ་ཅ་ལ་འཕྱོག་པའི་བྱ་སྤྱོད། ཧབ་ཤ་དང་དོན་གཅིག།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ཧམ་ཤིང་།</text:p>
          </table:table-cell>
          <table:table-cell table:style-name="ce3" office:value-type="string">
            <text:p>/ham shing/</text:p>
          </table:table-cell>
          <table:table-cell office:value-type="string">
            <text:p>(མིང་)</text:p>
          </table:table-cell>
          <table:table-cell table:style-name="ce5" office:value-type="string">
            <text:p>ཡམ་ཤིང་གི་མིང་གཞན། སྦྱིན་སྲེག་གི་རྫས་ལུ་མཁོ་བའི་ཤིང་ཅིག་གི་མིང་།</text:p>
          </table:table-cell>
          <table:table-cell table:number-columns-repeated="252"/>
        </table:table-row>
        <table:table-row table:style-name="ro6">
          <table:table-cell office:value-type="string">
            <text:p>ཧམ་བཤད་སྟོངམ་བཤད།</text:p>
          </table:table-cell>
          <table:table-cell office:value-type="string">
            <text:p>/ham she tom she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ང་ལུ་བདེན་པ་ག་ནི་ཡང་མེད་པར་ སྤོབས་ཁར་བཀལ་ཏེ་ གཏམ་བདེན་པ་ག་ནི་ཡང་མེད་རུང་བདེན་པ་བཟུང་ནི། ཁྱོད་ཀྱི་ཧམ་བཤད་སྟོངམ་བཤད་དེ་རང་མ་རྐྱབ།</text:p>
          </table:table-cell>
          <table:table-cell table:number-columns-repeated="252"/>
        </table:table-row>
        <table:table-row table:style-name="ro2">
          <table:table-cell office:value-type="string">
            <text:p>ཧའི།</text:p>
          </table:table-cell>
          <table:table-cell office:value-type="string">
            <text:p>/hai/</text:p>
          </table:table-cell>
          <table:table-cell office:value-type="string">
            <text:p>(མིང་)</text:p>
          </table:table-cell>
          <table:table-cell table:style-name="ce5" office:value-type="string">
            <text:p>ལྟོཝ་བཀྱེས་པ་དང་ གཉིད་ལོག་དགོ་མནོཝ་ད་ ཁ་ཡར་བརྒྱངས་པའི་དོན། ཨ་ལུ་དེ་ཧའི་འཕྱར་དེས།</text:p>
          </table:table-cell>
          <table:table-cell table:number-columns-repeated="252"/>
        </table:table-row>
        <table:table-row table:style-name="ro3">
          <table:table-cell office:value-type="string">
            <text:p>ཧའུ།</text:p>
          </table:table-cell>
          <table:table-cell office:value-type="string">
            <text:p>/hau/</text:p>
          </table:table-cell>
          <table:table-cell office:value-type="string">
            <text:p>(མིང་)</text:p>
          </table:table-cell>
          <table:table-cell table:style-name="ce5" office:value-type="string">
            <text:p>བགེགས་བསྐྲད་ཀྱི་སྐབས་ གིང་འཆམ་རྐྱབ་མི་ཚུ་གིས་ མེ་ཆག་གུར་གཏོར་ནིའི་ ཤིང་རུལ་རུལཝ་བསྐམས་ཞིན་ན་ ཕྱི་བསྒྲལ་ཏེ་བཟོ་བཟོཝ་ཅིག་གི་མིང་། ཧའུ་འདི་བགེགས་བསྐྲད་རྐྱབ་མི་ཚུ་ལུ་ དགོས་མཁོ་ཡོདཔ་ཅིག་ཨིན།</text:p>
          </table:table-cell>
          <table:table-cell table:number-columns-repeated="252"/>
        </table:table-row>
        <table:table-row table:style-name="ro10">
          <table:table-cell office:value-type="string">
            <text:p>ཧའུ་རིལ་རིལ།</text:p>
          </table:table-cell>
          <table:table-cell office:value-type="string">
            <text:p>/hau ri ri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ངོ་ཚ་སྟེ་ག་ནི་ཡང་སླབ་ནི་དང་འབད་མ་ཤེར་པར་ སྤྱིལ་ཡལ་ཡལ་འབད་ལུས་པའི་དོན། ཁོ་གདོང་ཡང་ཧའུ་རིལ་རིལ་སྦེ་སྟོན་སྡོད་ནུག།</text:p>
          </table:table-cell>
          <table:table-cell table:number-columns-repeated="252"/>
        </table:table-row>
        <table:table-row table:style-name="ro13">
          <table:table-cell office:value-type="string">
            <text:p>ཧར་ཧུར།</text:p>
          </table:table-cell>
          <table:table-cell office:value-type="string">
            <text:p>/har hur/</text:p>
          </table:table-cell>
          <table:table-cell office:value-type="string">
            <text:p>(མིང་ཁྱད་) </text:p>
          </table:table-cell>
          <table:table-cell table:style-name="ce5" office:value-type="string">
            <text:p>1 འབད་ལོང་བཅའ་ལོང་ག་ནི་ཡང་མེད་པར་ མགྱོགས་པར་མགྱོགས་པར་འབད་བའི་དོན། ལཱ་ཧར་ཧུར་བཏང་སྟེ་མ་འབད། 2 བློ་ག་ཅིག་སླབ་རུང་ སླབ་ལོག་བཅའ་ལོང་ག་ནི་ཡང་མེད་པའི་དོན། ཁོ་གིས་བློ་འདི་ཧར་ཧུར་བཏང་སྟེ་སླབ་དེས།</text:p>
          </table:table-cell>
          <table:table-cell table:number-columns-repeated="252"/>
        </table:table-row>
        <table:table-row table:style-name="ro3">
          <table:table-cell office:value-type="string">
            <text:p>ཧར་ཧོར།</text:p>
          </table:table-cell>
          <table:table-cell office:value-type="string">
            <text:p>/har hor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ཚོདམ་ལ་སོགས་པ་ཟ་བའི་དོན། ཚོད་མའི་ཁུ་བ་ཧར་ཧོར་བཏང་འཐུང་དེས།</text:p>
          </table:table-cell>
          <table:table-cell table:number-columns-repeated="252"/>
        </table:table-row>
        <table:table-row table:style-name="ro10">
          <table:table-cell office:value-type="string">
            <text:p>ཧལ།</text:p>
          </table:table-cell>
          <table:table-cell office:value-type="string">
            <text:p>/hel/</text:p>
          </table:table-cell>
          <table:table-cell office:value-type="string">
            <text:p>(བྱ་ཚིག)</text:p>
          </table:table-cell>
          <table:table-cell table:style-name="ce5" office:value-type="string">
            <text:p>༡.ཁ་རྒྱངས་ཞིནམ་ལས་ དབུགས་གཏོང་ལེན་འབད་བའི་དོན། རོ་ཁྱི་ཚདཔ་ཚིག་སྟེ་ཧལ་དེས། 2 ཉལ་བའི་དོན། ཨ་ལུ་ས་ཁར་ཉལ་བཞག་ཤིག།</text:p>
          </table:table-cell>
          <table:table-cell table:number-columns-repeated="252"/>
        </table:table-row>
        <table:table-row table:style-name="ro14">
          <table:table-cell office:value-type="string">
            <text:p>ཧལམ།</text:p>
          </table:table-cell>
          <table:table-cell office:value-type="string">
            <text:p>/he</text:p>
          </table:table-cell>
          <table:table-cell office:value-type="string">
            <text:p>(མིང་)</text:p>
          </table:table-cell>
          <table:table-cell table:style-name="ce5" office:value-type="string">
            <text:p>ལྕགས་ཀྱི་བཟོ་བཟོ་བའི་ ས་དབོག་ནིའི་མཁོ་ཆས་ཅིག་གི་མིང་། ཧལམ་གྱིས་ས་དབོག།</text:p>
          </table:table-cell>
          <table:table-cell table:number-columns-repeated="252"/>
        </table:table-row>
        <table:table-row table:style-name="ro15">
          <table:table-cell office:value-type="string">
            <text:p>ཧས་ཡོ་རི།</text:p>
          </table:table-cell>
          <table:table-cell office:value-type="string">
            <text:p>/he yo ri/</text:p>
          </table:table-cell>
          <table:table-cell office:value-type="string">
            <text:p>(མིང་)</text:p>
          </table:table-cell>
          <table:table-cell table:style-name="ce5" office:value-type="string">
            <text:p>བོད་བསམ་ཡས་ཕྱོགས་ཀྱི་མིང་། གུ་རུ་རིན་པོ་ཆེ་བྱོན་པའི་གནས།</text:p>
          </table:table-cell>
          <table:table-cell table:number-columns-repeated="252"/>
        </table:table-row>
        <table:table-row table:style-name="ro13">
          <table:table-cell office:value-type="string">
            <text:p>ཧིག་ཀ།</text:p>
          </table:table-cell>
          <table:table-cell office:value-type="string">
            <text:p>/hig ka/</text:p>
          </table:table-cell>
          <table:table-cell office:value-type="string">
            <text:p>(མིང་)</text:p>
          </table:table-cell>
          <table:table-cell table:style-name="ce5" office:value-type="string">
            <text:p>1 འཕོ་བ་སྐབས་ རྣམ་པར་ཤེས་པ་སྤར་ཚུལ་གྱི་སྒྲ་ཅིག། ཧིག་འདི་རྣམ་ཤེས་པ་ཡར་སྤར་ཚུལ་དང་ ཀ་འདི་རྣམ་ཤེས་སྙིང་ཁར་ཕབ་ཚུལ་གྱི་སྒྲ་ཨིན། 2 དབུགས་ཤུགས་འབད་ཡར་བརྫངས་འོང་པའི་སྐབས་ ལྐོད་མར་ཐོགས་ཏེ་རྐྱབ་མི་སྐད། ཨ་ལུ་ཧི་ཀ་ལོང་དེས།</text:p>
          </table:table-cell>
          <table:table-cell table:number-columns-repeated="252"/>
        </table:table-row>
        <table:table-row table:style-name="ro3">
          <table:table-cell office:value-type="string">
            <text:p>ཧི་མ་ལ་ཡ།</text:p>
          </table:table-cell>
          <table:table-cell office:value-type="string">
            <text:p>/hi ma la ya/</text:p>
          </table:table-cell>
          <table:table-cell office:value-type="string">
            <text:p>(མིང་)</text:p>
          </table:table-cell>
          <table:table-cell table:style-name="ce5" office:value-type="string">
            <text:p>འཛམ་གླིང་ནང་གངས་རི་མཐོ་དྲགས་ཡོད་པའི་ས་གནས་རི་རྒྱུད་ཀྱི་མིང་། འབྲུག་རྒྱལ་ཁབ་འདི་ཡང་ཧི་མ་ལ་ཡ་རི་རྒྱུད་ཅིག་ནང་ལུ་ཆགས་ཏེ་ཡོདཔ་ཨིན།</text:p>
          </table:table-cell>
          <table:table-cell table:number-columns-repeated="252"/>
        </table:table-row>
        <table:table-row table:style-name="ro6">
          <table:table-cell office:value-type="string">
            <text:p>ཧིག་ཅུམ།</text:p>
          </table:table-cell>
          <table:table-cell office:value-type="string">
            <text:p>/hig cum/</text:p>
          </table:table-cell>
          <table:table-cell office:value-type="string">
            <text:p>(མིང་)</text:p>
          </table:table-cell>
          <table:table-cell table:style-name="ce5" office:value-type="string">
            <text:p>སྤང་ནང་སྐྱེས་བའི་སྦ་རིགས་ཆུང་ཀུ་ཅིག། འདི་ནོར་གྱི་རྩྭ་འབད་ཡང་ཟ་བཏུབ་ཨིན།</text:p>
          </table:table-cell>
          <table:table-cell table:number-columns-repeated="252"/>
        </table:table-row>
        <table:table-row table:style-name="ro6">
          <table:table-cell office:value-type="string">
            <text:p>ཧིགཔ།</text:p>
          </table:table-cell>
          <table:table-cell office:value-type="string">
            <text:p>/hip/</text:p>
          </table:table-cell>
          <table:table-cell office:value-type="string">
            <text:p>(མིང་)</text:p>
          </table:table-cell>
          <table:table-cell table:style-name="ce5" office:value-type="string">
            <text:p>མར་དང་ཤ་ལ་སོགས་པ་རྙིངམ་ཐལ་བའི་དོན། ཁྱོད་མར་དེ་རྙིངམ་ཡར་སོ་ནུག།</text:p>
          </table:table-cell>
          <table:table-cell table:number-columns-repeated="252"/>
        </table:table-row>
        <table:table-row table:style-name="ro6">
          <table:table-cell office:value-type="string">
            <text:p>ཧིག་མ།</text:p>
          </table:table-cell>
          <table:table-cell office:value-type="string">
            <text:p>/hig ma/</text:p>
          </table:table-cell>
          <table:table-cell office:value-type="string">
            <text:p>(མིང་)</text:p>
          </table:table-cell>
          <table:table-cell table:style-name="ce5" office:value-type="string">
            <text:p>སྦ་གི་རིགས་ལས་ཅིག། ཧིག་མ་བཅད་དེ་ ཀུ་ཏོ་འཐག</text:p>
          </table:table-cell>
          <table:table-cell table:number-columns-repeated="252"/>
        </table:table-row>
        <table:table-row table:style-name="ro6">
          <table:table-cell office:value-type="string">
            <text:p>ཧིང་།</text:p>
          </table:table-cell>
          <table:table-cell office:value-type="string">
            <text:p>/hing/</text:p>
          </table:table-cell>
          <table:table-cell office:value-type="string">
            <text:p>(མིང་)</text:p>
          </table:table-cell>
          <table:table-cell table:style-name="ce5" office:value-type="string">
            <text:p>1 སེམས་ཅན་ལ་སོགས་པ་བཟུང་ནིའི་ཐབས་ལམ་ཅིག། རྙི་གི་མིང་གཞན། ཚལ་མ་ནང་ཧིང་བཀལ་བཞག་ནུག། 2 ནིང་གི་འབྲི་ཐངས་གཞན། ན་ནིང་ལུ་ན་ཧིང་ཟེར་འབྲིཝ་ཨིན། 3 སྙིང་གི་འབྲི་ཐངས་གཞན། ད་རེས་ང་དོན་ཧིང་ནཝ་མས་ལྟ་བུ། 4 ཚིག་གྲོགས་གྲོགས་སྦེ་ཡང་འཇུགཔ་ཨིན། ལས་ཧིང་། བྱ་ཧིང་། མཁས་ཧིང་། མགྱོགས་ཧིང་ལྟ་བུ།</text:p>
          </table:table-cell>
          <table:table-cell table:number-columns-repeated="252"/>
        </table:table-row>
        <table:table-row table:style-name="ro6">
          <table:table-cell office:value-type="string">
            <text:p>ཧིང་བཀལ།</text:p>
          </table:table-cell>
          <table:table-cell office:value-type="string">
            <text:p>/hing kel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ྙི་བཙུགས་པའི་དོན། རི་དྭགས་སེམས་ཅན་ བྱ་ལ་སོགས་པ་བཟུང་ནིའི་དོན་ལུ་ཧིང་བཀལ་བཞག་ནུག།</text:p>
          </table:table-cell>
          <table:table-cell table:number-columns-repeated="252"/>
        </table:table-row>
        <table:table-row table:style-name="ro6">
          <table:table-cell office:value-type="string">
            <text:p>ཧིང་རྐུ།</text:p>
          </table:table-cell>
          <table:table-cell office:value-type="string">
            <text:p>/hing ku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ོག་གི་བློ་གི་ཟུར་ཆ་འཚོལ་བའི་དོན། མོ་ཁོ་གི་ཧིང་རྐུ་ནིའི་རྩིས་རྐྱབ་དེས།</text:p>
          </table:table-cell>
          <table:table-cell table:number-columns-repeated="252"/>
        </table:table-row>
        <table:table-row table:style-name="ro6">
          <table:table-cell office:value-type="string">
            <text:p>ཧིང་ཁར།</text:p>
          </table:table-cell>
          <table:table-cell office:value-type="string">
            <text:p>/hing khar/</text:p>
          </table:table-cell>
          <table:table-cell office:value-type="string">
            <text:p>(མིང་) </text:p>
          </table:table-cell>
          <table:table-cell table:style-name="ce5" office:value-type="string">
            <text:p>སེམ་ཁར་ཟེར་བའི་དོན། ཁ་ལུ་འཐོན་སྨན་དང་ཧིང་ཁར་མནོན་དུག་ཟེར་དོ་བཟུམ།</text:p>
          </table:table-cell>
          <table:table-cell table:number-columns-repeated="252"/>
        </table:table-row>
        <table:table-row table:style-name="ro6">
          <table:table-cell office:value-type="string">
            <text:p>ཧིང་ཁྲག།</text:p>
          </table:table-cell>
          <table:table-cell office:value-type="string">
            <text:p>/hing thra/</text:p>
          </table:table-cell>
          <table:table-cell office:value-type="string">
            <text:p>(མིང་)</text:p>
          </table:table-cell>
          <table:table-cell table:style-name="ce5" office:value-type="string">
            <text:p>སྙིང་ནང་གི་ཁྲག།</text:p>
          </table:table-cell>
          <table:table-cell table:number-columns-repeated="252"/>
        </table:table-row>
        <table:table-row table:style-name="ro6">
          <table:table-cell office:value-type="string">
            <text:p>ཧིང་གི་གདིང་ལས།</text:p>
          </table:table-cell>
          <table:table-cell office:value-type="string">
            <text:p>/hing gi ding le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སྙིང་གི་དཀྱིལ་ནས་དང་ སེམས་ཀྱི་གཏིང་ནས་ཟེར་བའི་དོན། ང་གི་ཁྱོད་ལུ་ཧིང་གི་གདིང་ལས་ར་དགའ་སྨ་རེ།</text:p>
          </table:table-cell>
          <table:table-cell table:number-columns-repeated="252"/>
        </table:table-row>
        <table:table-row table:style-name="ro6">
          <table:table-cell office:value-type="string">
            <text:p>ཧིང་མགོ།</text:p>
          </table:table-cell>
          <table:table-cell office:value-type="string">
            <text:p>/hing go/</text:p>
          </table:table-cell>
          <table:table-cell office:value-type="string">
            <text:p>(མིང་)</text:p>
          </table:table-cell>
          <table:table-cell table:style-name="ce5" office:value-type="string">
            <text:p>དཀར་ནས་འདི་ཚུ་གི་མགུ་ཏོག།</text:p>
          </table:table-cell>
          <table:table-cell table:number-columns-repeated="252"/>
        </table:table-row>
        <table:table-row table:style-name="ro6">
          <table:table-cell office:value-type="string">
            <text:p>ཧིང་འགྲམ།</text:p>
          </table:table-cell>
          <table:table-cell office:value-type="string">
            <text:p>/hing dram/</text:p>
          </table:table-cell>
          <table:table-cell office:value-type="string">
            <text:p>(མིང་)</text:p>
          </table:table-cell>
          <table:table-cell table:style-name="ce5" office:value-type="string">
            <text:p>ཞལ་འཁོན། འཁོན་འཛིན་ཚུ་དང་དོན་དག་གཅིག། རང་ལུ་ཟོགཔ་འབད་མི་ ལོག་སྟེ་ཕར་ལན་འཇལ་དགོ་མནོ་བའི་ བསམ་ངན་བསྐྱེད་དེ་སྡོད་ནི། ཁྱོད་ཀྱི་རོགས་ལུ་དེ་སྦེ་རང་ཧིང་འགྲམ་མ་བཞག་ས།</text:p>
          </table:table-cell>
          <table:table-cell table:number-columns-repeated="252"/>
        </table:table-row>
        <table:table-row table:style-name="ro6">
          <table:table-cell office:value-type="string">
            <text:p>ཧིང་ངན།</text:p>
          </table:table-cell>
          <table:table-cell office:value-type="string">
            <text:p>/hing ngen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བསམ་ངན། སེམས་ནག། ངན་སེམས་ཚུ་དང་དོད་འདྲ། 2 ཞེ་སྡུག་འབད་མི། ང་གི་མོ་ལུ་མ་འབད་ཟེར་སླབ་མི་དེ་མོ་གིས་ཧིང་ངན་འབད་རང་མ་འབད་བར་མས།</text:p>
          </table:table-cell>
          <table:table-cell table:number-columns-repeated="252"/>
        </table:table-row>
        <table:table-row table:style-name="ro6">
          <table:table-cell office:value-type="string">
            <text:p>ཧིང་ལྕགས།</text:p>
          </table:table-cell>
          <table:table-cell office:value-type="string">
            <text:p>/hing ca/</text:p>
          </table:table-cell>
          <table:table-cell office:value-type="string">
            <text:p>(མིང་)</text:p>
          </table:table-cell>
          <table:table-cell table:style-name="ce5" office:value-type="string">
            <text:p>1 ལཱ་ག་ཅི་རང་འབད་རུང་སློས་ཕོག་སྟེ་འབད་ནི། ཁ་གི་ལཱ་དེ་ཧིང་ལྕགས་བཏོན་ཏེ་རང་འབད་ནུག། 2 ཤི་གི་ནང་ན་གི་རིམ་པ་ ཤིང་ངར་དྲག་དང་ལེགས་ཤོམ་ཡོད་མི་ཅིག་གི་མིང་། སི་སི་རྒས་པའི་ཧིང་ལྕགས།</text:p>
          </table:table-cell>
          <table:table-cell table:number-columns-repeated="252"/>
        </table:table-row>
        <table:table-row table:style-name="ro6">
          <table:table-cell office:value-type="string">
            <text:p>ཧིང་གཏད།</text:p>
          </table:table-cell>
          <table:table-cell office:value-type="string">
            <text:p>/hing te/</text:p>
          </table:table-cell>
          <table:table-cell office:value-type="string">
            <text:p>(བྱ་ཚིག)</text:p>
          </table:table-cell>
          <table:table-cell table:style-name="ce5" office:value-type="string">
            <text:p>བློ་གཏད་ནི། མོ་འདི་ཁོ་གི་ཧིང་གཏད་རང་ཨིན་མས།</text:p>
          </table:table-cell>
          <table:table-cell table:number-columns-repeated="252"/>
        </table:table-row>
        <table:table-row table:style-name="ro6">
          <table:table-cell office:value-type="string">
            <text:p>ཧིང་གཏམ།</text:p>
          </table:table-cell>
          <table:table-cell office:value-type="string">
            <text:p>/hing tam/</text:p>
          </table:table-cell>
          <table:table-cell office:value-type="string">
            <text:p>(མིང་)</text:p>
          </table:table-cell>
          <table:table-cell table:style-name="ce5" office:value-type="string">
            <text:p>སྙིང་གཏམ་དང་དོན་གཅིག། རོགས་ལུ་ཤ་ཚ་བའི་གཏམ། ཧིང་གཏམ་གསེར་གྱི་ཐིག་པ་ ཆ་རོགས་ཁྱོད་ལུ་སླབ་དགེ།</text:p>
          </table:table-cell>
          <table:table-cell table:number-columns-repeated="252"/>
        </table:table-row>
        <table:table-row table:style-name="ro6">
          <table:table-cell office:value-type="string">
            <text:p>ཧིང་བཏོན།</text:p>
          </table:table-cell>
          <table:table-cell office:value-type="string">
            <text:p>/hing toen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དོན་ཧིང་ཕྱི་ཁར་བཏོན་པ། 2 སེམས་ཀྱི་གདིང་ལས་རང་ བློས་ཕོག་སྟེ་ཤ་ཚ་བའི་གཏམ་སླབ་པའི་དོན། ཁྱོད་ལུ་ད་རེས་ང་གིས་ཧིང་བཏོན་ཏེ་སླབ་བྱིན་དགེ།</text:p>
          </table:table-cell>
          <table:table-cell table:number-columns-repeated="252"/>
        </table:table-row>
        <table:table-row table:style-name="ro6">
          <table:table-cell office:value-type="string">
            <text:p>ཧིང་ཐུབ།</text:p>
          </table:table-cell>
          <table:table-cell office:value-type="string">
            <text:p>/hing thub/</text:p>
          </table:table-cell>
          <table:table-cell office:value-type="string">
            <text:p>(མིང་)</text:p>
          </table:table-cell>
          <table:table-cell table:style-name="ce5" office:value-type="string">
            <text:p>བློ་གཏད་བཏུབ་པའི་རྡིག་རྡགམ། ངེའི་ཨ་པའི་ཧིང་ཐུབ་འདི་ཁོ་རའི་བུ་སྦོམ་ཤོས་འདི་ཨིན།</text:p>
          </table:table-cell>
          <table:table-cell table:number-columns-repeated="252"/>
        </table:table-row>
        <table:table-row table:style-name="ro6">
          <table:table-cell office:value-type="string">
            <text:p>ཧིང་དྭངས་མའི་དཀྱིལ་ལས།</text:p>
          </table:table-cell>
          <table:table-cell office:value-type="string">
            <text:p>/hing dang mai kil le/</text:p>
          </table:table-cell>
          <table:table-cell office:value-type="string">
            <text:p>(མིང་)</text:p>
          </table:table-cell>
          <table:table-cell table:style-name="ce5" office:value-type="string">
            <text:p>ཁ་ཙམ་ཚིག་ཙམ་མེན་པར་སེམས་ཀྱི་ནང་ན་ལས་རང་ཟེར་བའི་དོན། ང་གིས་ཁྱོད་ལུ་ཧིང་དྭངས་མའི་དཀྱིལ་ལས་རང་དགའ།</text:p>
          </table:table-cell>
          <table:table-cell table:number-columns-repeated="252"/>
        </table:table-row>
        <table:table-row table:style-name="ro6">
          <table:table-cell office:value-type="string">
            <text:p>ཧིང་ནག།</text:p>
          </table:table-cell>
          <table:table-cell office:value-type="string">
            <text:p>/hi na/</text:p>
          </table:table-cell>
          <table:table-cell office:value-type="string">
            <text:p>(མིང་)</text:p>
          </table:table-cell>
          <table:table-cell table:style-name="ce5" office:value-type="string">
            <text:p>1 གཟུགས་ཁར་ལུ་ཡོད་པའི་སྨེ་བའི་གི་མིང་། མོང་གི་དཔྱལ་བར་ཧིང་ནག་སྦོམ་ཅིག་འདུག། 2 སེམས་ནག་པོ་ཟེར་བའི་དོན། མོ་ཧིང་ནག་དྲག་ཅིག་ཨིན་མས།</text:p>
          </table:table-cell>
          <table:table-cell table:number-columns-repeated="252"/>
        </table:table-row>
        <table:table-row table:style-name="ro6">
          <table:table-cell office:value-type="string">
            <text:p>ཧིང་ཕོག།</text:p>
          </table:table-cell>
          <table:table-cell office:value-type="string">
            <text:p>/hing pho/</text:p>
          </table:table-cell>
          <table:table-cell office:value-type="string">
            <text:p>(མིང་)</text:p>
          </table:table-cell>
          <table:table-cell table:style-name="ce5" office:value-type="string">
            <text:p>2 སེམས་ཁར་ཕོག་པའི་དོན། ཁྱོད་བློ་དེ་གིས་ངེའི་ཧིང་ཁར་རང་ཕོག་ཅི་ཟེར་དོ་བཟུམ།</text:p>
          </table:table-cell>
          <table:table-cell table:number-columns-repeated="252"/>
        </table:table-row>
        <table:table-row table:style-name="ro6">
          <table:table-cell office:value-type="string">
            <text:p>ཧིང་ཚ།</text:p>
          </table:table-cell>
          <table:table-cell office:value-type="string">
            <text:p>/hing tsha/</text:p>
          </table:table-cell>
          <table:table-cell office:value-type="string">
            <text:p>(བྱ་ཚིག)</text:p>
          </table:table-cell>
          <table:table-cell table:style-name="ce5" office:value-type="string">
            <text:p>སེམས་ཀྱི་གདིང་ལས་རང་ཤ་ཚ་བའི་དོན། མོ་ང་ལུ་ཧིང་ཚ་ཏོག་ཏོ་ཡོད།</text:p>
          </table:table-cell>
          <table:table-cell table:number-columns-repeated="252"/>
        </table:table-row>
        <table:table-row table:style-name="ro6">
          <table:table-cell office:value-type="string">
            <text:p>ཧིང་ཚིམས།</text:p>
          </table:table-cell>
          <table:table-cell office:value-type="string">
            <text:p>/hing tshim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ངལ་རང་པའི་དོན། ད་རེས་འབདན་ཁྱོད་ཀྱི་ལཱ་དེ་ལུ་ཧིང་ཚིམས་ཅི།</text:p>
          </table:table-cell>
          <table:table-cell table:number-columns-repeated="252"/>
        </table:table-row>
        <table:table-row table:style-name="ro6">
          <table:table-cell office:value-type="string">
            <text:p>ཧིང་ལས།</text:p>
          </table:table-cell>
          <table:table-cell office:value-type="string">
            <text:p>/hing le/</text:p>
          </table:table-cell>
          <table:table-cell office:value-type="string">
            <text:p>(བྱ་ཁད)</text:p>
          </table:table-cell>
          <table:table-cell table:style-name="ce5" office:value-type="string">
            <text:p>སེམས་ཀྱི་གདིང་ལས་ཟེར་བའི་དོན། ཧིང་ལས་གཅེས་པའི་ཆ་རོགས།</text:p>
          </table:table-cell>
          <table:table-cell table:number-columns-repeated="252"/>
        </table:table-row>
        <table:table-row table:style-name="ro14">
          <table:table-cell office:value-type="string">
            <text:p>ཧིང་སངས་ས།</text:p>
          </table:table-cell>
          <table:table-cell office:value-type="string">
            <text:p>/hing sang sa/</text:p>
          </table:table-cell>
          <table:table-cell office:value-type="string">
            <text:p>(མིང་ཁྱད)</text:p>
          </table:table-cell>
          <table:table-cell table:style-name="ce5" office:value-type="string">
            <text:p>1 གསལ་ཏོག་ཏོ་དང་དྭངས་འཕྲོས་འཕྲོས་དང་དོན་དག་འདྲ། ཁྱོད་ཀྱི་ཆུ་འདི་ཧིང་སངས་ས་འདུག། 2 སེམས་ལུ་ལྷག་ལུས་དང་དོགས་པ་མེད་པའི་དོན། བློ་དེ་ཧིང་སངས་ས་འབད་རང་མཇུག་བསྡུ་ད་ཡི། 3 གཙང་ཏོག་ཏོ་ཡོད་པའི་དོན། ཁྱིམ་དེ་ཧིང་སངས་ས་འདུག།</text:p>
          </table:table-cell>
          <table:table-cell table:number-columns-repeated="252"/>
        </table:table-row>
        <table:table-row table:style-name="ro14">
          <table:table-cell office:value-type="string">
            <text:p>ཧིང་སུབ་ཁག་ཁ།</text:p>
          </table:table-cell>
          <table:table-cell office:value-type="string">
            <text:p>/hing sub kha kha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རང་སྡོད་སའི་ཁྱིམ་གོ་དོག་ཁག་ཁ་དང་ལཱ་མངམ་སྦེ་ཡོད་དེ་བཙར་མ་ཚུགསཔ་ད་གི་སེམས་ཀྱི་གནས་སྟངས་ཅིག། ཁོ་གི་ཁྱིམ་འདི་ཧིང་སུབ་ཁག་ཁ་ཅིག་འདུག།</text:p>
          </table:table-cell>
          <table:table-cell table:number-columns-repeated="252"/>
        </table:table-row>
        <table:table-row table:style-name="ro14">
          <table:table-cell office:value-type="string">
            <text:p>ཧིན་དྷུ།</text:p>
          </table:table-cell>
          <table:table-cell office:value-type="string">
            <text:p>/hin </text:p>
          </table:table-cell>
          <table:table-cell office:value-type="string">
            <text:p>(མིང་)</text:p>
          </table:table-cell>
          <table:table-cell table:style-name="ce5" office:value-type="string">
            <text:p>རྒྱ་གར་གྱི་མིང་གཞན། ཧིན་དྷུའི་ཆོས་ལུགས་འཛིན་མི་ལེ་ཤ་ཡོད།</text:p>
          </table:table-cell>
          <table:table-cell table:number-columns-repeated="252"/>
        </table:table-row>
        <table:table-row table:style-name="ro14">
          <table:table-cell office:value-type="string">
            <text:p>ཧིའུ།</text:p>
          </table:table-cell>
          <table:table-cell office:value-type="string">
            <text:p>/hiu/</text:p>
          </table:table-cell>
          <table:table-cell office:value-type="string">
            <text:p>(མིང་)</text:p>
          </table:table-cell>
          <table:table-cell table:style-name="ce5" office:value-type="string">
            <text:p>ཀོ་ལྷམ་ལ་སོགས་པ་བཙེམ་ནིའི་ལག་ཆས་ཅིག་གི་མིང་། ལྷམ་བཙེམ་ནི་ལུ་ཧིའུ་འདི་མཁོ་ཆེ་ཏོག་ཏོ་ཡོད་ལྟ་བུ།</text:p>
          </table:table-cell>
          <table:table-cell table:number-columns-repeated="252"/>
        </table:table-row>
        <table:table-row table:style-name="ro14">
          <table:table-cell office:value-type="string">
            <text:p>ཧུ་མ་སློངས།</text:p>
          </table:table-cell>
          <table:table-cell office:value-type="string">
            <text:p>/hu ma long/</text:p>
          </table:table-cell>
          <table:table-cell office:value-type="string">
            <text:p>(བྱ་ཚིག)</text:p>
          </table:table-cell>
          <table:table-cell table:style-name="ce5" office:value-type="string">
            <text:p>ཆུ་ཧིང་སངས་ས་ཡོད་མི་འདི་ དཀྲོགས་ཞིནམ་ད་རྙོགས་མ་བཟོ་བའི་དོན། ཆུ་དེ་ཧུ་མ་སློངས་ད་ནུག།</text:p>
          </table:table-cell>
          <table:table-cell table:number-columns-repeated="252"/>
        </table:table-row>
        <table:table-row table:style-name="ro14">
          <table:table-cell office:value-type="string">
            <text:p>ཧུ་རི་རི།</text:p>
          </table:table-cell>
          <table:table-cell office:value-type="string">
            <text:p>/hu ri ri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མི་རིག་པ་གསལ་དྲག་དང་ འཇོན་ཐངས་ཡོད་མི་ སྤུ་འགྱིར་དྲག་ཡོད་པའི་དོན། ནདཔ་འདི་ད་འབདན་ཧུ་རི་རི་ཡར་སོ་ནུག།</text:p>
          </table:table-cell>
          <table:table-cell table:number-columns-repeated="252"/>
        </table:table-row>
        <table:table-row table:style-name="ro14">
          <table:table-cell office:value-type="string">
            <text:p>ཧུང་།</text:p>
          </table:table-cell>
          <table:table-cell office:value-type="string">
            <text:p>/hung/</text:p>
          </table:table-cell>
          <table:table-cell office:value-type="string">
            <text:p>(མིང་)</text:p>
          </table:table-cell>
          <table:table-cell table:style-name="ce5" office:value-type="string">
            <text:p>ཕོ་མཚན་དང་མོ་མཚན་གཉིས་ཀྱི་མཐའ་འཁོར་ལུ་སྐྱེས་ཏེ་ཡོད་མི་སྤུ། ཧུང་སྐྱེས་ནིའི་དུས་ཚོད་མ་རེན་པས།</text:p>
          </table:table-cell>
          <table:table-cell table:number-columns-repeated="252"/>
        </table:table-row>
        <table:table-row table:style-name="ro14">
          <table:table-cell office:value-type="string">
            <text:p>ཧུད།</text:p>
          </table:table-cell>
          <table:table-cell office:value-type="string">
            <text:p>/h</text:p>
          </table:table-cell>
          <table:table-cell office:value-type="string">
            <text:p>(མིང་)</text:p>
          </table:table-cell>
          <table:table-cell table:style-name="ce5" office:value-type="string">
            <text:p>1 སེམས་ལུ་མྱ་ངན་ཕོག་པ་མཚོན་པའི་སྒྲ། 2 འུ་སྡུག་ཐང་ཆད་ བུང་བགམ་ད་སྡུག་སྐད་བཏོན་པའི་སྒྲ། མོ་ཧུད་ཧུད་ཟེ་ཡི་རང་འོང་དེས་ལྟ་བུ།</text:p>
          </table:table-cell>
          <table:table-cell table:number-columns-repeated="252"/>
        </table:table-row>
        <table:table-row table:style-name="ro14">
          <table:table-cell office:value-type="string">
            <text:p>ཧུབ།</text:p>
          </table:table-cell>
          <table:table-cell office:value-type="string">
            <text:p>/hu</text:p>
          </table:table-cell>
          <table:table-cell office:value-type="string">
            <text:p>(མིང་)</text:p>
          </table:table-cell>
          <table:table-cell table:style-name="ce5" office:value-type="string">
            <text:p>འཐུང་ནིའི་རིགས་འདི་ཚུ་ ཁ་ལུ་འཐེན་དོན། ཆང་ཁ་ལུ་ཧུབ་དེས།</text:p>
          </table:table-cell>
          <table:table-cell table:number-columns-repeated="252"/>
        </table:table-row>
        <table:table-row table:style-name="ro14">
          <table:table-cell office:value-type="string">
            <text:p>ཧུབ་གང་།</text:p>
          </table:table-cell>
          <table:table-cell office:value-type="string">
            <text:p>/hub gang/</text:p>
          </table:table-cell>
          <table:table-cell office:value-type="string">
            <text:p>(མིང་)</text:p>
          </table:table-cell>
          <table:table-cell table:style-name="ce5" office:value-type="string">
            <text:p>ཁ་གི་འཐུང་ཐེངས་གཅིག་གི་ཚད། ཇ་ཧུབ་གང་འཐུང་དགེ་མེན་ན།</text:p>
          </table:table-cell>
          <table:table-cell table:number-columns-repeated="252"/>
        </table:table-row>
        <table:table-row table:style-name="ro14">
          <table:table-cell office:value-type="string">
            <text:p>ཧུབ་ཆ།</text:p>
          </table:table-cell>
          <table:table-cell office:value-type="string">
            <text:p>/hub tsha/</text:p>
          </table:table-cell>
          <table:table-cell office:value-type="string">
            <text:p>(མིང་)</text:p>
          </table:table-cell>
          <table:table-cell table:style-name="ce5" office:value-type="string">
            <text:p>བཞེས་སྒོ་ཟ་བའི་སྐབས་ལྟོ་དང་མཉམ་ཅིག་སྦྲགས་ཏེ་ འཐུང་ནིའི་རིགས་ཆུ་དང་དརཝ་དེ་ལས་བྱ་རྒྱུ་ལ་སོགས་པ་ཚུ། ད་རེས་ལྟོ་དང་མཉམ་ཧུབ་ཆ་ག་ཅི་ཡོད།</text:p>
          </table:table-cell>
          <table:table-cell table:number-columns-repeated="252"/>
        </table:table-row>
        <table:table-row table:style-name="ro14">
          <table:table-cell office:value-type="string">
            <text:p>ཧུམ།</text:p>
          </table:table-cell>
          <table:table-cell office:value-type="string">
            <text:p>/hum/</text:p>
          </table:table-cell>
          <table:table-cell office:value-type="string">
            <text:p>(མིང་)</text:p>
          </table:table-cell>
          <table:table-cell table:style-name="ce5" office:value-type="string">
            <text:p>1 སྣུམ་གྱི་མིང་། ཁྱོད་བགོ་ལ་གུ་ཧུམ་རེག་ཆེ་ནུག། 2 དྲིམ་ཡོད་མེད་ལྷ་པ་གིས་དྲི་མནམས་བལྟ་བའི་བྱེད་ཚིག། ཁ་གིས་དྲིམ་ཧུམ་བལྟ་དེས།</text:p>
          </table:table-cell>
          <table:table-cell table:number-columns-repeated="252"/>
        </table:table-row>
        <table:table-row table:style-name="ro14">
          <table:table-cell office:value-type="string">
            <text:p>ཧུམ་ཁོག་ཁོ།</text:p>
          </table:table-cell>
          <table:table-cell office:value-type="string">
            <text:p>/hum kho kho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ཧུམ་ལེ་ཤ་ཡོད་པའི་དོན། ཁྱོད་ཀྱི་བགོ་ལ་དེ་ཧུམ་ཁོག་ཁོ་ཡར་སོ་ནུག</text:p>
          </table:table-cell>
          <table:table-cell table:number-columns-repeated="252"/>
        </table:table-row>
        <table:table-row table:style-name="ro14">
          <table:table-cell office:value-type="string">
            <text:p>ཧུམ་དབུར།</text:p>
          </table:table-cell>
          <table:table-cell office:value-type="string">
            <text:p>/hum yur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ཟུགས་ཁར་ཧུམ་ལ་སོགས་པ་བྱུག་པ་དང་ཧུམ་འཕུར་རྐྱབ་པའི་དོན། ཨ་ལུ་གི་གཟུགས་ལུ་ཧུམ་དབུར།</text:p>
          </table:table-cell>
          <table:table-cell table:number-columns-repeated="252"/>
        </table:table-row>
        <table:table-row table:style-name="ro14">
          <table:table-cell office:value-type="string">
            <text:p>ཧུམ་ལྕུག་ལྕུ།</text:p>
          </table:table-cell>
          <table:table-cell office:value-type="string">
            <text:p>/hum cu cu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ཧུམ་ཐག་ཐ་དང་སྙོམ་ཏང་ཏ་ཡོད་པའི་དོན། ཧུམ་ཆག</text:p>
          </table:table-cell>
          <table:table-cell table:number-columns-repeated="252"/>
        </table:table-row>
        <table:table-row table:style-name="ro14">
          <table:table-cell office:value-type="string">
            <text:p>ཧུམ་ཆག</text:p>
          </table:table-cell>
          <table:table-cell office:value-type="string">
            <text:p>/hum cha/</text:p>
          </table:table-cell>
          <table:table-cell office:value-type="string">
            <text:p>(མིང་)</text:p>
          </table:table-cell>
          <table:table-cell office:value-type="string">
            <text:p>ནོར་ལུ་བྱིན་ནིའི་ཧུམ་དང་ཆག།</text:p>
          </table:table-cell>
          <table:table-cell table:number-columns-repeated="252"/>
        </table:table-row>
        <table:table-row table:style-name="ro14">
          <table:table-cell office:value-type="string">
            <text:p>ཧུམ་པ།</text:p>
          </table:table-cell>
          <table:table-cell office:value-type="string">
            <text:p>/hum pa/</text:p>
          </table:table-cell>
          <table:table-cell office:value-type="string">
            <text:p>(མིང)</text:p>
          </table:table-cell>
          <table:table-cell table:style-name="ce5" office:value-type="string">
            <text:p>ཤིང་འབྲས་ཀྱི་ནང་གསེས་ལས་ དྲི་ཞིམ་ཏོང་ཏོ་ཡོད་མི་ བཟོ་བལྟ་ཀ་ཀུ་རུ་བཟུམ་སྦེ་ཡོད་མི་ཅིག ཧུམ་པ་མཆོད་བཤམ་ནང་ལུ་ཕུལ།</text:p>
          </table:table-cell>
          <table:table-cell table:number-columns-repeated="252"/>
        </table:table-row>
        <table:table-row table:style-name="ro14">
          <table:table-cell office:value-type="string">
            <text:p>ཧུམ་འཕུར།</text:p>
          </table:table-cell>
          <table:table-cell office:value-type="string">
            <text:p>/hum phur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ཟུགས་ཁ་ལུ་སྨན་དང་ཧུམ་ལ་སོགས་པ་དབུར་ནི། ཨ་ལུ་ཧུམ་འཕུར་རྐྱབ།</text:p>
          </table:table-cell>
          <table:table-cell table:number-columns-repeated="252"/>
        </table:table-row>
        <table:table-row table:style-name="ro14">
          <table:table-cell office:value-type="string">
            <text:p>ཧུར།</text:p>
          </table:table-cell>
          <table:table-cell office:value-type="string">
            <text:p>/hur/</text:p>
          </table:table-cell>
          <table:table-cell office:value-type="string">
            <text:p>(མིང་)</text:p>
          </table:table-cell>
          <table:table-cell table:style-name="ce5" office:value-type="string">
            <text:p>༡.ཁ་རྒྱངས་ཞིནམ་ལས་ དབུགས་གཏོང་ལེན་འབད་བའི་དོན། རོ་ཁྱི་ཚདཔ་ཚིག་སྟེ་ཧལ་དེས། 2 ཉལ་བའི་དོན། ཨ་ལུ་ས་ཁར་ཉལ་བཞག་ཤིག། མིག་ཏོ་བལྟ་ཐངས་ཀྱི་རྣམ་འགྱུར་ཅིག། 2 སྐད་ཀྱི་ནང་གསེས་ཅིག་གི་མིང་། མདའ་དེ་རྣམ་ཅོག་རྩ་བ་ལས་པར་ཧུར་བཏང་ཡར་སོང་ཡི།</text:p>
          </table:table-cell>
          <table:table-cell table:number-columns-repeated="252"/>
        </table:table-row>
        <table:table-row table:style-name="ro14">
          <table:table-cell office:value-type="string">
            <text:p>ཧུར་ཐག་བར་ཐག།</text:p>
          </table:table-cell>
          <table:table-cell office:value-type="string">
            <text:p>/hur tha ba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སེམས་གསལ་ཏོག་ཏོ་དང་སྒྱིད་ཐག་ཡང་འཕྲོས་འཕྲོས་ཡོད་པའི་དོན། ཁྱོད་འབདན་ཧུར་ཐག་བར་ཐག་ཡར་སོང་ནུག།</text:p>
          </table:table-cell>
          <table:table-cell table:number-columns-repeated="252"/>
        </table:table-row>
        <table:table-row table:style-name="ro14">
          <table:table-cell office:value-type="string">
            <text:p>ཧུར་པ།</text:p>
          </table:table-cell>
          <table:table-cell office:value-type="string">
            <text:p>/hur pa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རྩལ་ཅན་དང་བློ་གསལ་ཏོག་ཏོ་ཡོད་མི། ཁོ་ཧུར་པ་ཅིག་ཨིན་པས།</text:p>
          </table:table-cell>
          <table:table-cell table:number-columns-repeated="252"/>
        </table:table-row>
        <table:table-row table:style-name="ro14">
          <table:table-cell office:value-type="string">
            <text:p>ཧུར་བརྩོན།</text:p>
          </table:table-cell>
          <table:table-cell office:value-type="string">
            <text:p>/hur tsoen/</text:p>
          </table:table-cell>
          <table:table-cell office:value-type="string">
            <text:p>(བྱ་ཚིག)</text:p>
          </table:table-cell>
          <table:table-cell table:style-name="ce5" office:value-type="string">
            <text:p>སྙིང་རུས་དང་འབད་བརྩོན་གནམ་མེད་ས་མེད་བསྐྱེད་དེ་འབད་བའི་དོན། རང་གི་ལཱ་ག་ཅི་རང་འབད་རུ་འདི་ལུ་ཧུར་བརྩོན་དགོཔ་ཨིན།</text:p>
          </table:table-cell>
          <table:table-cell table:number-columns-repeated="252"/>
        </table:table-row>
        <table:table-row table:style-name="ro14">
          <table:table-cell office:value-type="string">
            <text:p>ཧེ་བག།</text:p>
          </table:table-cell>
          <table:table-cell office:value-type="string">
            <text:p>/he bag/</text:p>
          </table:table-cell>
          <table:table-cell office:value-type="string">
            <text:p>(མིང་)</text:p>
          </table:table-cell>
          <table:table-cell office:value-type="string">
            <text:p>ཁྱད་པར་མེད་མི་ཅིག་གི་དོན།</text:p>
          </table:table-cell>
          <table:table-cell table:number-columns-repeated="252"/>
        </table:table-row>
        <table:table-row table:style-name="ro14">
          <table:table-cell office:value-type="string">
            <text:p>ཧེ་མ།</text:p>
          </table:table-cell>
          <table:table-cell office:value-type="string">
            <text:p>/he ma/</text:p>
          </table:table-cell>
          <table:table-cell office:value-type="string">
            <text:p>(མིང་)</text:p>
          </table:table-cell>
          <table:table-cell table:style-name="ce5" office:value-type="string">
            <text:p>ཤུལ་མ་གགི་འགལ་མིང་། དང་པོ། སྔོན་མ་ཚུ་དང་དོན་གཅིག། ཧེ་མ་ལོ་ན་གཞོནམ་འབད་སྡོདཔ་ད།</text:p>
          </table:table-cell>
          <table:table-cell table:number-columns-repeated="252"/>
        </table:table-row>
        <table:table-row table:style-name="ro14">
          <table:table-cell office:value-type="string">
            <text:p>ཧེ་མ་ལས་རང་།</text:p>
          </table:table-cell>
          <table:table-cell office:value-type="string">
            <text:p>/he ma le rang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སྔོན་གོང་ལས་རང་། ཁྱོད་ལུ་ང་གི་ཧེ་མ་ལས་རང་སླབ་ཅི་མེན་ན།</text:p>
          </table:table-cell>
          <table:table-cell table:number-columns-repeated="252"/>
        </table:table-row>
        <table:table-row table:style-name="ro14">
          <table:table-cell office:value-type="string">
            <text:p>ཧེ་རུ་ཀ།</text:p>
          </table:table-cell>
          <table:table-cell office:value-type="string">
            <text:p>/he ru ka/</text:p>
          </table:table-cell>
          <table:table-cell office:value-type="string">
            <text:p>(མིང་)</text:p>
          </table:table-cell>
          <table:table-cell table:style-name="ce5" office:value-type="string">
            <text:p>ལེགས་སྦྱར་གྱི་སྐད་ལས་ལྷ་ཁྲོ་བོ་གི་མིང་།</text:p>
          </table:table-cell>
          <table:table-cell table:number-columns-repeated="252"/>
        </table:table-row>
        <table:table-row table:style-name="ro14">
          <table:table-cell office:value-type="string">
            <text:p>ཧེ་ཧེ།</text:p>
          </table:table-cell>
          <table:table-cell office:value-type="string">
            <text:p>/he he/</text:p>
          </table:table-cell>
          <table:table-cell office:value-type="string">
            <text:p>(མིང་)</text:p>
          </table:table-cell>
          <table:table-cell table:style-name="ce5" office:value-type="string">
            <text:p>དགོད་བྲ་སྟེ་བགའ་བའི་སྒྲ། ཧེ་ཧེ་རུབ་སྦྱིས་འདི་སྐུདཔ་དང་འདྲ་བས།</text:p>
          </table:table-cell>
          <table:table-cell table:number-columns-repeated="252"/>
        </table:table-row>
        <table:table-row table:style-name="ro14">
          <table:table-cell office:value-type="string">
            <text:p>ཧེང་སྐལ།</text:p>
          </table:table-cell>
          <table:table-cell office:value-type="string">
            <text:p>/heng ke/</text:p>
          </table:table-cell>
          <table:table-cell office:value-type="string">
            <text:p>(མིང་)</text:p>
          </table:table-cell>
          <table:table-cell table:style-name="ce5" office:value-type="string">
            <text:p>ཁ་སྐོང་དང་ཀ་སྣོན་དང་གོན་གཅིག། ཆུམ་ཧེང་བཀལ་ཅིག་དགོཔ་འདུག།</text:p>
          </table:table-cell>
          <table:table-cell table:number-columns-repeated="252"/>
        </table:table-row>
        <table:table-row table:style-name="ro14">
          <table:table-cell office:value-type="string">
            <text:p>ཧེད།</text:p>
          </table:table-cell>
          <table:table-cell office:value-type="string">
            <text:p>/he</text:p>
          </table:table-cell>
          <table:table-cell office:value-type="string">
            <text:p>(མིང་)</text:p>
          </table:table-cell>
          <table:table-cell table:style-name="ce5" office:value-type="string">
            <text:p>ཆོས་སྐད། ཤ་ཟེར་བའི་དོན།</text:p>
          </table:table-cell>
          <table:table-cell table:number-columns-repeated="252"/>
        </table:table-row>
        <table:table-row table:style-name="ro14">
          <table:table-cell office:value-type="string">
            <text:p>ཧེན་རྒྱུགཔ།</text:p>
          </table:table-cell>
          <table:table-cell office:value-type="string">
            <text:p>/hen jup/</text:p>
          </table:table-cell>
          <table:table-cell office:value-type="string">
            <text:p>(མིང་)</text:p>
          </table:table-cell>
          <table:table-cell table:style-name="ce5" office:value-type="string">
            <text:p>བླམ་དང་དཔོན་ལ་སོགས་པ་བྱོནམ་ད་ ཧེ་མ་བརྡ་བསྐྱེལ་མི།</text:p>
          </table:table-cell>
          <table:table-cell table:number-columns-repeated="252"/>
        </table:table-row>
        <table:table-row table:style-name="ro14">
          <table:table-cell office:value-type="string">
            <text:p>ཧེན་རྟིང་།</text:p>
          </table:table-cell>
          <table:table-cell office:value-type="string">
            <text:p>/hen ting/</text:p>
          </table:table-cell>
          <table:table-cell office:value-type="string">
            <text:p>(མིང་)</text:p>
          </table:table-cell>
          <table:table-cell office:value-type="string">
            <text:p>ཧེ་མ་དང་ཤུལ་མ་གཅིག་ཁར་སླབ་ཐངས།</text:p>
          </table:table-cell>
          <table:table-cell table:number-columns-repeated="252"/>
        </table:table-row>
        <table:table-row table:style-name="ro14">
          <table:table-cell office:value-type="string">
            <text:p>ཧེན་སྡོད།</text:p>
          </table:table-cell>
          <table:table-cell office:value-type="string">
            <text:p>/hen doe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ྒྱབ་དངོས་པོ་གཞན་ཅིག་ལུ་ཧེན་སྡོད་པའི་དོན། ཁོ་ཤིང་གུ་ཧེན་སྡོད་ནུག།</text:p>
          </table:table-cell>
          <table:table-cell table:number-columns-repeated="252"/>
        </table:table-row>
        <table:table-row table:style-name="ro14">
          <table:table-cell office:value-type="string">
            <text:p>ཧེམ་ཅུང་།</text:p>
          </table:table-cell>
          <table:table-cell office:value-type="string">
            <text:p>/hem cung/</text:p>
          </table:table-cell>
          <table:table-cell office:value-type="string">
            <text:p>(མིང་)</text:p>
          </table:table-cell>
          <table:table-cell table:style-name="ce5" office:value-type="string">
            <text:p>གོ་གི་གདོང་ཁའི་ལྷུག་ཅིག། ཧེམ་ཅུང་ནང་རྡོག་མ་འདུག</text:p>
          </table:table-cell>
          <table:table-cell table:number-columns-repeated="252"/>
        </table:table-row>
        <table:table-row table:style-name="ro14">
          <table:table-cell office:value-type="string">
            <text:p>ཧེའོ།</text:p>
          </table:table-cell>
          <table:table-cell office:value-type="string">
            <text:p>/heo/</text:p>
          </table:table-cell>
          <table:table-cell office:value-type="string">
            <text:p>(མིང་)</text:p>
          </table:table-cell>
          <table:table-cell table:style-name="ce5" office:value-type="string">
            <text:p>བུང་བགམ་དང་འཐོན་པའི་སྒྲ་ཅིག། ཁོ་ཧེའོ་ཧེའོ་ཟེར་ ད་ལྟོ་བུང་བགམ་རང་མ་སངས་མས།</text:p>
          </table:table-cell>
          <table:table-cell table:number-columns-repeated="252"/>
        </table:table-row>
        <table:table-row table:style-name="ro14">
          <table:table-cell office:value-type="string">
            <text:p>ཧོ།</text:p>
          </table:table-cell>
          <table:table-cell office:value-type="string">
            <text:p>/ho/</text:p>
          </table:table-cell>
          <table:table-cell office:value-type="string">
            <text:p>(མིང་)</text:p>
          </table:table-cell>
          <table:table-cell table:style-name="ce5" office:value-type="string">
            <text:p>ཡུལ་གོང་མ་ཚུ་ལུ་སྙན་གསོལ་ཞུ་བའི་སྒྲ། ཧོ་དཔའ་བོ་ཆེན་པོ་དགོངས་སུ་གསོལ།</text:p>
          </table:table-cell>
          <table:table-cell table:number-columns-repeated="252"/>
        </table:table-row>
        <table:table-row table:style-name="ro14">
          <table:table-cell office:value-type="string">
            <text:p>ཧོ་ཁྲ།</text:p>
          </table:table-cell>
          <table:table-cell office:value-type="string">
            <text:p>/ho thra/</text:p>
          </table:table-cell>
          <table:table-cell office:value-type="string">
            <text:p>(མིང་)</text:p>
          </table:table-cell>
          <table:table-cell table:style-name="ce5" office:value-type="string">
            <text:p>དང་ཕུག་བོད་ལས་འཐོན་པའི་ བལ་གྱི་བགོ་ལ་ཁྲ་ཡོད་མི་ཅིག་གི་མིང་།</text:p>
          </table:table-cell>
          <table:table-cell table:number-columns-repeated="252"/>
        </table:table-row>
        <table:table-row table:style-name="ro14">
          <table:table-cell table:style-name="ce4" office:value-type="string">
            <text:p>ཧོ་སྒྱེས།</text:p>
          </table:table-cell>
          <table:table-cell table:style-name="ce4" office:value-type="string">
            <text:p>/ho ge/</text:p>
          </table:table-cell>
          <table:table-cell office:value-type="string">
            <text:p>(མིང་)</text:p>
          </table:table-cell>
          <table:table-cell table:style-name="ce5" office:value-type="string">
            <text:p>གོན་དང་ལ་ཕུག་ཚུ་མ་བཙོ་བར་བཞོག་སྟེ་ ཨེ་མ་དང་ཐིང་ངེ་དར་ཚིལ་ཚུ་བླུགས་ཏེ་བཟོ་བའི་ཟ་ཆས་ཅིག། ད་རེས་ཆང་སྤགས་ཧོ་སྒྱེས་བཟོ་དགོ་པས།</text:p>
          </table:table-cell>
          <table:table-cell table:number-columns-repeated="252"/>
        </table:table-row>
        <table:table-row table:style-name="ro14">
          <table:table-cell office:value-type="string">
            <text:p>ཧོ་ཆོབ་ཆོ།</text:p>
          </table:table-cell>
          <table:table-cell office:value-type="string">
            <text:p>/ho chob cho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གསརཔ་ རློན་ཆ་ཡོད་པའི་དོན། ལ་ཕུག་དེ་ཧོ་ཆོབ་ཆོ་འདུག</text:p>
          </table:table-cell>
          <table:table-cell table:number-columns-repeated="252"/>
        </table:table-row>
        <table:table-row table:style-name="ro14">
          <table:table-cell office:value-type="string">
            <text:p>ཧོ་ལྗོངས་ལྗོ།</text:p>
          </table:table-cell>
          <table:table-cell office:value-type="string">
            <text:p>/ho jong jo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བཀྱག་ཧོནམ་ཡང་མེནམ་ལྗང་ཁུ་མེན་པའི་ཅིག་གི་མིང་། ཡང་འདི་ཧོ་ལྗོངས་ལྗོ་འདུག</text:p>
          </table:table-cell>
          <table:table-cell table:number-columns-repeated="252"/>
        </table:table-row>
        <table:table-row table:style-name="ro2">
          <table:table-cell office:value-type="string">
            <text:p>ཧོ་ཉེ་ཉེ།</text:p>
          </table:table-cell>
          <table:table-cell office:value-type="string">
            <text:p>/ho nye nye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བཀྱག་ཧོནམ་འབད་ཡོད་མི་ཅིག། ཁ་གི་གདོང་འདི་ཧོ་ཉེ་ཉེ་འབད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་དིང་དི།</text:p>
          </table:table-cell>
          <table:table-cell office:value-type="string">
            <text:p>/ho ding di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བཀྱག་ཧོནམ་ཡོད་པའི་དོན།</text:p>
          </table:table-cell>
          <table:table-cell table:number-columns-repeated="252"/>
        </table:table-row>
        <table:table-row table:style-name="ro2">
          <table:table-cell table:style-name="ce3" office:value-type="string">
            <text:p>ཧོ་ལྡེམ་ལྡེམ།</text:p>
          </table:table-cell>
          <table:table-cell table:style-name="ce3" office:value-type="string">
            <text:p>/ho dem dem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ཤིང་གི་ཤོམ་འདབ་བཟུམ་སྦེ་ཡོད་མི་བཀྱག་ཅིག། ཤིང་འདི་ཧོ་ལྡེམ་ལྡེམ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་སྤང་པ།</text:p>
          </table:table-cell>
          <table:table-cell office:value-type="string">
            <text:p>/ho pang pa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བཀྱག་ཧོདམོ་ཡོད་པའི་དོན། ཁོ་གདོང་དེ་རོགས་ཀྱི་ཧོ་སྤང་པ་རང་བཟོ་བཏང་ད་ནུག།</text:p>
          </table:table-cell>
          <table:table-cell table:number-columns-repeated="252"/>
        </table:table-row>
        <table:table-row table:style-name="ro2">
          <table:table-cell office:value-type="string">
            <text:p>ཧོ་འཕྲོས་འཕྲོས།</text:p>
          </table:table-cell>
          <table:table-cell office:value-type="string">
            <text:p>/ho throe throe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ཧོ་མ་མེན་པར་དྭངས་འཕྲོས་འཕྲོས་ཡོད་པའི་དོན། ཆུ་འདི་ཧོ་འཕྲོས་འཕྲོས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་བྱེམ་བྱེ།</text:p>
          </table:table-cell>
          <table:table-cell office:value-type="string">
            <text:p>/ho jem je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ཁ་མདོག་གྱི་ཁྱད་ཚིག། ཤིང་གི་ལོ་འདབ་འདི་ཚུ་ཧོ་བྱེམ་བྱེ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་རུ་རུ།</text:p>
          </table:table-cell>
          <table:table-cell office:value-type="string">
            <text:p>/ho ru ru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ཆོབ་ཆོ་འབད་ཡོད་པའི་དོན། ལྕུ་གུ་དང་འདབ་མ་ལ་སོགས་པ་གསརཔ་ཡོད་པའི་དོན། ཨེ་མ་ཧོ་རུ་རུ་འབད་བཙོང་དེས།</text:p>
          </table:table-cell>
          <table:table-cell table:number-columns-repeated="252"/>
        </table:table-row>
        <table:table-row table:style-name="ro2">
          <table:table-cell office:value-type="string">
            <text:p>ཧོ་སྨུག།</text:p>
          </table:table-cell>
          <table:table-cell office:value-type="string">
            <text:p>/ho nug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བཀྱག་རྒྱ་སྨུག་ནང་ལས་ཧོདམོ་ཤུགས་མཐོ་སུ་ཅིག་འབད་ཡོད།</text:p>
          </table:table-cell>
          <table:table-cell table:number-columns-repeated="252"/>
        </table:table-row>
        <table:table-row table:style-name="ro2">
          <table:table-cell office:value-type="string">
            <text:p>ཧོ་ཤུབས།</text:p>
          </table:table-cell>
          <table:table-cell office:value-type="string">
            <text:p>/ho shub/</text:p>
          </table:table-cell>
          <table:table-cell office:value-type="string">
            <text:p>(མིང་)</text:p>
          </table:table-cell>
          <table:table-cell table:style-name="ce5" office:value-type="string">
            <text:p>དཔའ་རྟགས་ཀྱི་ཤུབས་ལས་རྟ་དྲངས་ཏེ་བཏགས་པའི་མིང་། དཔའ་རྟགས་ཧོ་ཤུབས་ཅནམ་འདི་གཟར་ཤིང་ཁྲ་མོའི་རྒྱན་ཆ་མས།</text:p>
          </table:table-cell>
          <table:table-cell table:number-columns-repeated="252"/>
        </table:table-row>
        <table:table-row table:style-name="ro2">
          <table:table-cell office:value-type="string">
            <text:p>ཧོ་སངས་ས།</text:p>
          </table:table-cell>
          <table:table-cell office:value-type="string">
            <text:p>/ho sang sa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གནམ་གཤིས་ལ་སོགས་པ་བཟང་ཏོག་ཏོ་ཡོད་པའི་དོན། ད་རེས་གནམ་ཧོ་སངས་ས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་སྲིབ།</text:p>
          </table:table-cell>
          <table:table-cell office:value-type="string">
            <text:p>/ho sib/</text:p>
          </table:table-cell>
          <table:table-cell office:value-type="string">
            <text:p>(མིང་)</text:p>
          </table:table-cell>
          <table:table-cell table:style-name="ce5" office:value-type="string">
            <text:p>འབྱ་ཨོ་བཅའ་བསྒང་ལས་བརྡུངས་ཕའི་སྲིབ། ཧོ་སྲིབ་དརཝ་ནང་རྫོབ་ཟཝ་ད་ཞིམ་ཏོང་ཏོ་ཡོད།</text:p>
          </table:table-cell>
          <table:table-cell table:number-columns-repeated="252"/>
        </table:table-row>
        <table:table-row table:style-name="ro2">
          <table:table-cell office:value-type="string">
            <text:p>ཧོ་ཀ།</text:p>
          </table:table-cell>
          <table:table-cell office:value-type="string">
            <text:p>/ho ka/</text:p>
          </table:table-cell>
          <table:table-cell office:value-type="string">
            <text:p>(མིང་)</text:p>
          </table:table-cell>
          <table:table-cell table:style-name="ce5" office:value-type="string">
            <text:p>ས་དང་ཤིང་ལ་སོགས་པ་དོང་ཡོད་པའི་དོན། ཤིང་གུ་ཧོ་ཀ་བཏོན་ད་ནུག།</text:p>
          </table:table-cell>
          <table:table-cell table:number-columns-repeated="252"/>
        </table:table-row>
        <table:table-row table:style-name="ro2">
          <table:table-cell office:value-type="string">
            <text:p>ཧོངས།</text:p>
          </table:table-cell>
          <table:table-cell office:value-type="string">
            <text:p>/hong/</text:p>
          </table:table-cell>
          <table:table-cell office:value-type="string">
            <text:p>(མིང་)</text:p>
          </table:table-cell>
          <table:table-cell table:style-name="ce5" office:value-type="string">
            <text:p>ཁ་ཐུག། ཕྱོགས། ཁོངས་ཀྱི་དོན། ཁ་ངེའི་ཧོངས་ལས་མི་འབད་བས།</text:p>
          </table:table-cell>
          <table:table-cell table:number-columns-repeated="252"/>
        </table:table-row>
        <table:table-row table:style-name="ro2">
          <table:table-cell office:value-type="string">
            <text:p>ཧོད།</text:p>
          </table:table-cell>
          <table:table-cell office:value-type="string">
            <text:p>/hoe/</text:p>
          </table:table-cell>
          <table:table-cell office:value-type="string">
            <text:p>(མིང་)</text:p>
          </table:table-cell>
          <table:table-cell table:style-name="ce5" office:value-type="string">
            <text:p>1 ཅ་ལ་ཚུ་འདེགས་བཞག་སའི་སྣོད་ཅིག། ཆུམ་ཧོད་ནང་བླུགས་བཞག། ས་གནས་གཅིག་ནང་ལས་གཅིག་ནང་ལུ་ བསླེབས་པ་དང་འབྱོར་བ། འདི་ལུལྷོད་ཟེར་ཡང་འབྲི་སྲོལ་ཡོད།</text:p>
          </table:table-cell>
          <table:table-cell table:number-columns-repeated="252"/>
        </table:table-row>
        <table:table-row table:style-name="ro2">
          <table:table-cell office:value-type="string">
            <text:p>ཧོད་ཆ།</text:p>
          </table:table-cell>
          <table:table-cell office:value-type="string">
            <text:p>/hoe cha/</text:p>
          </table:table-cell>
          <table:table-cell office:value-type="string">
            <text:p>(མིང་)</text:p>
          </table:table-cell>
          <table:table-cell table:style-name="ce5" office:value-type="string">
            <text:p>ནང་ན་བླུགས་ཏེ་སག་བཞག་བཏུབ་པའི་མཁོའི་ཅ་ཆས་ཅིག་གི་མིང་། དཔེར་ན་ཐབ་ཆ་དང་རྫ་ཆ་ལ་སོགས་པ། ངེའི་ཁྱིམ་ནང་ལུ་ཧོད་ཆ་ཐེབས་ཅིག་དགོཔ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ད་ལྡུམ།</text:p>
          </table:table-cell>
          <table:table-cell office:value-type="string">
            <text:p>/hoe dum/</text:p>
          </table:table-cell>
          <table:table-cell office:value-type="string">
            <text:p>(མིང་)</text:p>
          </table:table-cell>
          <table:table-cell table:style-name="ce5" office:value-type="string">
            <text:p>ལྡུམ་ར་ལ་སོགས་པ་ཚུ་ནང་སྐྱེས་བའི་སྔོ་ལྡུམ་གྱི་རིགས་ཅིག། འདི་ལུ་གཡུར་མ་ཟེར་ཡང་སླབ་ཨིན། ལྡུམ་ར་ནང་ཧོད་ལྡུམ་ལེ་ཤ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ན་ནད།</text:p>
          </table:table-cell>
          <table:table-cell office:value-type="string">
            <text:p>/hoen ne/</text:p>
          </table:table-cell>
          <table:table-cell office:value-type="string">
            <text:p>(མིང་)</text:p>
          </table:table-cell>
          <table:table-cell table:style-name="ce5" office:value-type="string">
            <text:p>སྒོ་ནོར་སེམ་ཅན་ཚུ་གིས་ན་བའི་ནད་རིགས་གདུག་དྲག་ཅིག</text:p>
          </table:table-cell>
          <table:table-cell table:number-columns-repeated="252"/>
        </table:table-row>
        <table:table-row table:style-name="ro2">
          <table:table-cell office:value-type="string">
            <text:p>ཧོན་ཚོད།</text:p>
          </table:table-cell>
          <table:table-cell office:value-type="string">
            <text:p>/hoen tshoe/</text:p>
          </table:table-cell>
          <table:table-cell office:value-type="string">
            <text:p>(མིང་)</text:p>
          </table:table-cell>
          <table:table-cell table:style-name="ce5" office:value-type="string">
            <text:p>ཆོས་སྐད། སྔོ་ཚོད་ཟེར་པད་ཚོད་ཀྱི་མིང་། ཧོན་ཚོད་ཧོ་ཆོབ་ཆོ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ོནམོ</text:p>
          </table:table-cell>
          <table:table-cell office:value-type="string">
            <text:p>/hoem/</text:p>
          </table:table-cell>
          <table:table-cell office:value-type="string">
            <text:p>(མིང་)</text:p>
          </table:table-cell>
          <table:table-cell table:style-name="ce5" office:value-type="string">
            <text:p>ཁ་དོག་སྔོན་པོ་ཡོད་མི་ཅིག། གནམ་ཧོནམོ།</text:p>
          </table:table-cell>
          <table:table-cell table:number-columns-repeated="252"/>
        </table:table-row>
        <table:table-row table:style-name="ro2">
          <table:table-cell office:value-type="string">
            <text:p>ཧོབ།</text:p>
          </table:table-cell>
          <table:table-cell office:value-type="string">
            <text:p>/hob/</text:p>
          </table:table-cell>
          <table:table-cell office:value-type="string">
            <text:p>(མིང་)</text:p>
          </table:table-cell>
          <table:table-cell table:style-name="ce5" office:value-type="string">
            <text:p>གཉིད་ལོགཔ་ད་ འཐོན་པའི་སྐད་ཅིག་གི་མིང་། ཁོ་གིས་ཧོབ་སྒྲ་བཏོན་འདི་ཉལ་ད་ནུག།</text:p>
          </table:table-cell>
          <table:table-cell table:number-columns-repeated="252"/>
        </table:table-row>
        <table:table-row table:style-name="ro2">
          <table:table-cell office:value-type="string">
            <text:p>ཧོབ་ཐིག</text:p>
          </table:table-cell>
          <table:table-cell office:value-type="string">
            <text:p>/hob thi/</text:p>
          </table:table-cell>
          <table:table-cell office:value-type="string">
            <text:p>(མིང་)</text:p>
          </table:table-cell>
          <table:table-cell table:style-name="ce5" office:value-type="string">
            <text:p>ཐིག་ངོ་མ་མ་བཀལ་བའི་ཧེ་མ་ ཕོ་ཚད་བཀལ་མི་ཐིག།</text:p>
          </table:table-cell>
          <table:table-cell table:number-columns-repeated="252"/>
        </table:table-row>
        <table:table-row table:style-name="ro2">
          <table:table-cell office:value-type="string">
            <text:p>ཧོབ་སེལ།</text:p>
          </table:table-cell>
          <table:table-cell office:value-type="string">
            <text:p>/hob sel/</text:p>
          </table:table-cell>
          <table:table-cell office:value-type="string">
            <text:p>(མིང་)</text:p>
          </table:table-cell>
          <table:table-cell table:style-name="ce5" office:value-type="string">
            <text:p>ལམ་འགོ་ཐོག་སེལ་བའི་སྐབས་ དཔག་ཚད་བཀལ་ཏེ་ཤིང་དང་ཧོན་ལྡུམ་ཚུ་རྫམ་སྟེ་སེལ་ནི།</text:p>
          </table:table-cell>
          <table:table-cell table:number-columns-repeated="252"/>
        </table:table-row>
        <table:table-row table:style-name="ro2">
          <table:table-cell office:value-type="string">
            <text:p>ཧོབ་བསིལ།</text:p>
          </table:table-cell>
          <table:table-cell office:value-type="string">
            <text:p>/hob sil/</text:p>
          </table:table-cell>
          <table:table-cell office:value-type="string">
            <text:p>(མིང་)</text:p>
          </table:table-cell>
          <table:table-cell table:style-name="ce5" office:value-type="string">
            <text:p>གྱིབ་བསིལ་དང་དོན་གཅིག། མདའ་རྐྱབ་སའི་འབའ་ཚང་དང་དགའ་སྤྲོ་འབད་སའི་གུར་གྱི་མཐའ་མཐའ་འཁོར་ལ་སོགས་པ་ཚུ་ནང་ལུ་ བརྡབ་མི་ཤིང་གི་མིང་།</text:p>
          </table:table-cell>
          <table:table-cell table:number-columns-repeated="252"/>
        </table:table-row>
        <table:table-row table:style-name="ro2">
          <table:table-cell office:value-type="string">
            <text:p>ཧོམ་ཁུང་</text:p>
          </table:table-cell>
          <table:table-cell office:value-type="string">
            <text:p>/hom khung/</text:p>
          </table:table-cell>
          <table:table-cell office:value-type="string">
            <text:p>(མིང་)</text:p>
          </table:table-cell>
          <table:table-cell table:style-name="ce5" office:value-type="string">
            <text:p>1 སྦྱིན་སྲེག་གི་དོན་ལུ་དོང་གྲུ་གསུམ་འབད་མི་ཅིག། 2 ལིངྐ་བསྒྲལ་བའི་སྐབས་ཧོད་ཟུར་གསུམ་འབད་མི་ཅིག། ཧོམ་ཁུང་ནང་དགྲ་བོའི་རྣམ་ཤེས་བཀུག་སྟེ་བསྒྲལ།</text:p>
          </table:table-cell>
          <table:table-cell table:number-columns-repeated="252"/>
        </table:table-row>
        <table:table-row table:style-name="ro2">
          <table:table-cell office:value-type="string">
            <text:p>ཧོར།</text:p>
          </table:table-cell>
          <table:table-cell office:value-type="string">
            <text:p>/hor/</text:p>
          </table:table-cell>
          <table:table-cell office:value-type="string">
            <text:p>(མིང་)</text:p>
          </table:table-cell>
          <table:table-cell table:style-name="ce5" office:value-type="string">
            <text:p>སོག་པོའི་རྒྱལ་ཁབ་ཀྱི་མིང་གཞན།</text:p>
          </table:table-cell>
          <table:table-cell table:number-columns-repeated="252"/>
        </table:table-row>
        <table:table-row table:style-name="ro2">
          <table:table-cell office:value-type="string">
            <text:p>ཧོར་སྒོ།</text:p>
          </table:table-cell>
          <table:table-cell office:value-type="string">
            <text:p>/hor go/</text:p>
          </table:table-cell>
          <table:table-cell office:value-type="string">
            <text:p>(མིང་)</text:p>
          </table:table-cell>
          <table:table-cell table:style-name="ce5" office:value-type="string">
            <text:p>ཁྱིམ་གྱི་སྒོའི་བཟོ་རྣམ་ཅིག་གི་མིང་། ཧོར་སྒོ། གླིང་སྒོ། རྒྱས་དཀར།</text:p>
          </table:table-cell>
          <table:table-cell table:number-columns-repeated="252"/>
        </table:table-row>
        <table:table-row table:style-name="ro2">
          <table:table-cell office:value-type="string">
            <text:p>ཧོར་གཞུ།</text:p>
          </table:table-cell>
          <table:table-cell office:value-type="string">
            <text:p>/hor zhu/</text:p>
          </table:table-cell>
          <table:table-cell office:value-type="string">
            <text:p>(མིང་)</text:p>
          </table:table-cell>
          <table:table-cell table:style-name="ce5" office:value-type="string">
            <text:p>སྒོ་སྒྲིག་གི་ལྟག་ལས་ཕར་བཀལ་མི་གཞུ་འདི་གི་མིང་། ཧོར་གཞུ་ཆུང་དྲགས་ནུག</text:p>
          </table:table-cell>
          <table:table-cell table:number-columns-repeated="252"/>
        </table:table-row>
        <table:table-row table:style-name="ro2">
          <table:table-cell office:value-type="string">
            <text:p>ཧོར་ཟླ།</text:p>
          </table:table-cell>
          <table:table-cell office:value-type="string">
            <text:p>/hor da/</text:p>
          </table:table-cell>
          <table:table-cell office:value-type="string">
            <text:p>(མིང་)</text:p>
          </table:table-cell>
          <table:table-cell table:style-name="ce5" office:value-type="string">
            <text:p>འབྲུག་ཟླ་ཟེར་མི་དོན་དག་གཅིག། ཧོ་ཟླ་དང་པ་འདི་ལོ་གསར་ནང་ ང་ཐིམ་ཕུག་ལུ་འགྱོ་ནི།</text:p>
          </table:table-cell>
          <table:table-cell table:number-columns-repeated="252"/>
        </table:table-row>
        <table:table-row table:style-name="ro2">
          <table:table-cell office:value-type="string">
            <text:p>ཧོར་ཡིག།</text:p>
          </table:table-cell>
          <table:table-cell office:value-type="string">
            <text:p>/hor yig/</text:p>
          </table:table-cell>
          <table:table-cell office:value-type="string">
            <text:p>(མིང་)</text:p>
          </table:table-cell>
          <table:table-cell office:value-type="string">
            <text:p>སོག་པོའི་ཡི་གུ།</text:p>
          </table:table-cell>
          <table:table-cell table:number-columns-repeated="252"/>
        </table:table-row>
        <table:table-row table:style-name="ro2">
          <table:table-cell office:value-type="string">
            <text:p>ཧྭ་ཤང།</text:p>
          </table:table-cell>
          <table:table-cell office:value-type="string">
            <text:p>/ha shang/</text:p>
          </table:table-cell>
          <table:table-cell office:value-type="string">
            <text:p>(མིང་)</text:p>
          </table:table-cell>
          <table:table-cell table:style-name="ce5" office:value-type="string">
            <text:p>ལེགས་སྦྱར་གྱི་སྐད་ལས་ཨུ་པཱ་དྷྱཱ་ཟེར་མི་ ཟུར་ཆག་སྟེ་ ཧྭ་ཤང་ཟེར་སླབ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ཧྭ་ཤང་མ་ཧཱ་ཡ་ན།</text:p>
          </table:table-cell>
          <table:table-cell office:value-type="string">
            <text:p>/ha shang ma ha ya na/</text:p>
          </table:table-cell>
          <table:table-cell office:value-type="string">
            <text:p>(མིང་)</text:p>
          </table:table-cell>
          <table:table-cell table:style-name="ce5" office:value-type="string">
            <text:p>དགེ་མི་དགེ་གི་རྣམ་རྟོག་ག་ཅི་རི་ཨིན་རུང་ འཁོར་བར་འཆིང་བའི་རྒྱུ་ཨིནམ་ལས་ སེམས་ཁར་ག་ནི་ཡང་མ་མནོབར་སྡོད་མི་འདི་གིས་ ཐར་པ་ཐོབ་ཨིན་ཟེར་འདོད་པ་གྲུབ་མི་གྲུབ་མཐའ་ཅིག་གི་མིང་།</text:p>
          </table:table-cell>
          <table:table-cell table:number-columns-repeated="252"/>
        </table:table-row>
        <table:table-row table:style-name="ro2">
          <table:table-cell office:value-type="string">
            <text:p>ཧྭགས།</text:p>
          </table:table-cell>
          <table:table-cell office:value-type="string">
            <text:p>/hag/</text:p>
          </table:table-cell>
          <table:table-cell office:value-type="string">
            <text:p>(མིང་)</text:p>
          </table:table-cell>
          <table:table-cell table:style-name="ce5" office:value-type="string">
            <text:p>གུ་རམ་ཞུ་བའི་ཉིང་ཁུངས་དང་ཨོམ་གྱི་ཁར་ཆགས་མི་ཞག་གི་མིང་།</text:p>
          </table:table-cell>
          <table:table-cell table:number-columns-repeated="252"/>
        </table:table-row>
        <table:table-row table:style-name="ro2">
          <table:table-cell office:value-type="string">
            <text:p>ཧཱ།</text:p>
          </table:table-cell>
          <table:table-cell office:value-type="string">
            <text:p>/ha/</text:p>
          </table:table-cell>
          <table:table-cell office:value-type="string">
            <text:p>(མིང་)</text:p>
          </table:table-cell>
          <table:table-cell table:style-name="ce5" office:value-type="string">
            <text:p>འབྲུག་གི་ནུབ་ཕྱོགས་རྫོང་ཁག་ཅིག་གི་མིང་། ཧཱ་རྫོང་ཁག་དེ་ས་ཁ་མཐོ་སར་ཨིན།</text:p>
          </table:table-cell>
          <table:table-cell table:number-columns-repeated="252"/>
        </table:table-row>
        <table:table-row table:style-name="ro2">
          <table:table-cell office:value-type="string">
            <text:p>ཧཱ་པ།</text:p>
          </table:table-cell>
          <table:table-cell office:value-type="string">
            <text:p>/ha pa/</text:p>
          </table:table-cell>
          <table:table-cell office:value-type="string">
            <text:p>(མིང་)</text:p>
          </table:table-cell>
          <table:table-cell table:style-name="ce5" office:value-type="string">
            <text:p>ཧཱ་རྫོང་ཁག་གི་མངའ་འོག་ལུ་སྡོད་མི། ཧཱ་པ་འདི་ཚུ་ནོར་ལོངས་སྤྱོད་ལྡན་ཏོག་ཏོ་ཡོད།</text:p>
          </table:table-cell>
          <table:table-cell table:number-columns-repeated="252"/>
        </table:table-row>
        <table:table-row table:style-name="ro2">
          <table:table-cell office:value-type="string">
            <text:p>ཧྲག་ཧྲག།</text:p>
          </table:table-cell>
          <table:table-cell office:value-type="string">
            <text:p>/hrag hrag/</text:p>
          </table:table-cell>
          <table:table-cell office:value-type="string">
            <text:p>(མིང་)</text:p>
          </table:table-cell>
          <table:table-cell table:style-name="ce5" office:value-type="string">
            <text:p>ཚངམ་འབད། འདུ་རུག་རུ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ཧྲག་ཧྲོག།</text:p>
          </table:table-cell>
          <table:table-cell office:value-type="string">
            <text:p>/hrag hrog/</text:p>
          </table:table-cell>
          <table:table-cell office:value-type="string">
            <text:p>(མིང་)</text:p>
          </table:table-cell>
          <table:table-cell table:style-name="ce5" office:value-type="string">
            <text:p>1 སྒྲའི་བྱེ་བྲག་ཅིག། 2 གོ་མཆོད་མི་ཅ་ལ་ཚུ། ཧྲག་ཧྲོག་ཚུ་དགོཔ་མིན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ྲགས།</text:p>
          </table:table-cell>
          <table:table-cell office:value-type="string">
            <text:p>/hrag/</text:p>
          </table:table-cell>
          <table:table-cell office:value-type="string">
            <text:p>(མིང་)</text:p>
          </table:table-cell>
          <table:table-cell table:style-name="ce5" office:value-type="string">
            <text:p>2 རེག་བྱ་རྩུབ་དྲག་ཡོད་པའི་དོན། སྲ་ཀྲག་ཀྲ་ཡོད་པ། སྲ་ཀྲག་ཀྲ་ གཉིས་གཅིག་ཁར་བརྡར་བའི་སྒྲ། ཁོ་གིས་ཤིང་འདི་ས་ཁར་ཧྲགས་བཏང་བཀོག་ད་ཡི།</text:p>
          </table:table-cell>
          <table:table-cell table:number-columns-repeated="252"/>
        </table:table-row>
        <table:table-row table:style-name="ro2">
          <table:table-cell office:value-type="string">
            <text:p>ཧྲང་།</text:p>
          </table:table-cell>
          <table:table-cell office:value-type="string">
            <text:p>/hrang/</text:p>
          </table:table-cell>
          <table:table-cell office:value-type="string">
            <text:p>(མིང་)</text:p>
          </table:table-cell>
          <table:table-cell table:style-name="ce5" office:value-type="string">
            <text:p>མཉེན་ཁུག་མེདཔ། སྲ་ཀྲག་ཀྲ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ཧྲང་ཧྲང་།</text:p>
          </table:table-cell>
          <table:table-cell office:value-type="string">
            <text:p>/hrang hrang/</text:p>
          </table:table-cell>
          <table:table-cell office:value-type="string">
            <text:p>(མིང་)</text:p>
          </table:table-cell>
          <table:table-cell table:style-name="ce5" office:value-type="string">
            <text:p>1 སྒྲའི་བྱེ་བྲག་ཅིག། 2 ཟངས་ཐལ་དེ་མཐོང་བའི་དོན། རྩིབས་མ་ཚུ་ཟངས་ཐལ་དུ་མཐོང་པས།</text:p>
          </table:table-cell>
          <table:table-cell table:number-columns-repeated="252"/>
        </table:table-row>
        <table:table-row table:style-name="ro2">
          <table:table-cell office:value-type="string">
            <text:p>ཧྲད།</text:p>
          </table:table-cell>
          <table:table-cell office:value-type="string">
            <text:p>/hre/</text:p>
          </table:table-cell>
          <table:table-cell office:value-type="string">
            <text:p>(བྱ་ཚིག)</text:p>
          </table:table-cell>
          <table:table-cell table:style-name="ce5" office:value-type="string">
            <text:p>དབྲད། ས་རྐོ་བ། བཞར་བ། བཀྲེག་པའི་དོན། བྱ་གིས་ས་ཧྲད།</text:p>
          </table:table-cell>
          <table:table-cell table:number-columns-repeated="252"/>
        </table:table-row>
        <table:table-row table:style-name="ro2">
          <table:table-cell office:value-type="string">
            <text:p>ཧྲམ།</text:p>
          </table:table-cell>
          <table:table-cell office:value-type="string">
            <text:p>/hram/</text:p>
          </table:table-cell>
          <table:table-cell office:value-type="string">
            <text:p>(བྱ་ཚིག)</text:p>
          </table:table-cell>
          <table:table-cell table:style-name="ce5" office:value-type="string">
            <text:p>༡.བཤིག་པ། བརྡལ་བའི་དོན། མེདཔ་བཏང་བའི་དོན། ཁོ་གི་ཁྱིམ་དེ་ཧྲམ་ཡར་སོ་ནུག། 2 ཆ་མེད་བཏང་བའི་དོན། གཞུག་ཧྲམ་བཏང་ད་ནུག།</text:p>
          </table:table-cell>
          <table:table-cell table:number-columns-repeated="252"/>
        </table:table-row>
        <table:table-row table:style-name="ro2">
          <table:table-cell office:value-type="string">
            <text:p>ཧྲལ།</text:p>
          </table:table-cell>
          <table:table-cell office:value-type="string">
            <text:p>/hrel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དོང་འཐོན་པ་དང་མེདཔ་བཟོ་བའི་དོན། གོ་ལ་ཧྲལ་བཏང་ད་ནུག།</text:p>
          </table:table-cell>
          <table:table-cell table:number-columns-repeated="252"/>
        </table:table-row>
        <table:table-row table:style-name="ro2">
          <table:table-cell office:value-type="string">
            <text:p>ཧྲིག་ཧྲིག།</text:p>
          </table:table-cell>
          <table:table-cell office:value-type="string">
            <text:p>/hrig </text:p>
          </table:table-cell>
          <table:table-cell office:value-type="string">
            <text:p>(མིང་)</text:p>
          </table:table-cell>
          <table:table-cell table:style-name="ce5" office:value-type="string">
            <text:p>1 མིག་ཏོ་བལྟ་ཐངས་ཅིག། མིག་ཏོ་ཧྲིག་ཧྲིག་འབད་བལྡ་སྡོད་ནུག། 2 དྲན་པ་འདི་འཕྲོ་ལས་བསྡུ་ཐངས་ཅིག།</text:p>
          </table:table-cell>
          <table:table-cell table:number-columns-repeated="252"/>
        </table:table-row>
        <table:table-row table:style-name="ro2">
          <table:table-cell office:value-type="string">
            <text:p>ཧྲིལ་པོ།</text:p>
          </table:table-cell>
          <table:table-cell office:value-type="string">
            <text:p>/hril po/</text:p>
          </table:table-cell>
          <table:table-cell office:value-type="string">
            <text:p>(མིང་)</text:p>
          </table:table-cell>
          <table:table-cell table:style-name="ce5" office:value-type="string">
            <text:p>ཕྱེད་ཀ། ཆ་ཤས། ཕྲན་ཙམ་གྱི་འགལ་མིང་། ཆ་ཚང་དང་ ཡུག་གཅིགམ་གི་དོན། ཕགཔ་གཅིག་གི་ཤ་ཧྲིལ་པོ་ཉོ་འབག་འོག་ཡི།</text:p>
          </table:table-cell>
          <table:table-cell table:number-columns-repeated="252"/>
        </table:table-row>
        <table:table-row table:style-name="ro2">
          <table:table-cell office:value-type="string">
            <text:p>ཧྲིལ་བུམ།</text:p>
          </table:table-cell>
          <table:table-cell office:value-type="string">
            <text:p>/hril bum/</text:p>
          </table:table-cell>
          <table:table-cell office:value-type="string">
            <text:p>(མིང་)</text:p>
          </table:table-cell>
          <table:table-cell table:style-name="ce5" office:value-type="string">
            <text:p>རང་པ། ཧྲིལ་པོ་དང་དོན་གཅིག།</text:p>
          </table:table-cell>
          <table:table-cell table:number-columns-repeated="252"/>
        </table:table-row>
        <table:table-row table:style-name="ro2">
          <table:table-cell office:value-type="string">
            <text:p>ཧྲུལ།</text:p>
          </table:table-cell>
          <table:table-cell office:value-type="string">
            <text:p>/hruel</text:p>
          </table:table-cell>
          <table:table-cell office:value-type="string">
            <text:p>(མིང་)</text:p>
          </table:table-cell>
          <table:table-cell table:style-name="ce5" office:value-type="string">
            <text:p>རྙིངམ་ར་རྡུགས་ཐལ་ཏེ་རལ་བའི་དོན། གོས་ཧྲུལ་འདི་ག་གི་ཡང་དགོ་མི་མིན་འདུག།</text:p>
          </table:table-cell>
          <table:table-cell table:number-columns-repeated="252"/>
        </table:table-row>
        <table:table-row table:style-name="ro2">
          <table:table-cell office:value-type="string">
            <text:p>ཧྲེང་།</text:p>
          </table:table-cell>
          <table:table-cell office:value-type="string">
            <text:p>/hreng/</text:p>
          </table:table-cell>
          <table:table-cell office:value-type="string">
            <text:p>(མིང་)</text:p>
          </table:table-cell>
          <table:table-cell table:style-name="ce5" office:value-type="string">
            <text:p>ཆ་རོགས་མེདཔ། རྐྱང་པ། གཅིག་པའི་དོན། ཁོ་ཕོ་ཧྲེང་ཨིན་པས།</text:p>
          </table:table-cell>
          <table:table-cell table:number-columns-repeated="252"/>
        </table:table-row>
        <table:table-row table:style-name="ro2">
          <table:table-cell office:value-type="string">
            <text:p>ཧྲེམ།</text:p>
          </table:table-cell>
          <table:table-cell office:value-type="string">
            <text:p>/hrem/</text:p>
          </table:table-cell>
          <table:table-cell office:value-type="string">
            <text:p>(མིང་)</text:p>
          </table:table-cell>
          <table:table-cell table:style-name="ce5" office:value-type="string">
            <text:p>རྨ་སྦོ་སྟེ་སྲ་ཀྲག་ཀྲ་འགྱུ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ཧྲོག།</text:p>
          </table:table-cell>
          <table:table-cell office:value-type="string">
            <text:p>/hrog/</text:p>
          </table:table-cell>
          <table:table-cell office:value-type="string">
            <text:p>(མིང་)</text:p>
          </table:table-cell>
          <table:table-cell table:style-name="ce5" office:value-type="string">
            <text:p>༡.སྐད་རྐྱབ་པའི་སྒྲ། 2 ཞིབ་ཏོག་ཏོ་མེན་པར་རྩུབ་དྲགས་ཡོད་མི། མོ་གི་ཁ་འདི་ཧྲོགས་དྲགས་ཡོད།</text:p>
          </table:table-cell>
          <table:table-cell table:number-columns-repeated="252"/>
        </table:table-row>
        <table:table-row table:style-name="ro2">
          <table:table-cell office:value-type="string">
            <text:p>ཧྲོབ་ལམ།</text:p>
          </table:table-cell>
          <table:table-cell office:value-type="string">
            <text:p>/hrob lam/</text:p>
          </table:table-cell>
          <table:table-cell office:value-type="string">
            <text:p>(མིང་)</text:p>
          </table:table-cell>
          <table:table-cell table:style-name="ce5" office:value-type="string">
            <text:p>རྩི་ནག་མ་བཏང་བའི་ལམ་སྣུམ་འཁོར་འགྱོ་ཚུགསཔ་ཅིག་འབད་སེལ་ཡོད་མི། སྣུམ་འཁོར་ཆུང་ཀུ་འདི་ཚུ་ཧྲོབ་ལམ་བདའ་སྟེ་ལཱ་ཁག་རང་བཏངམ་མས།</text:p>
          </table:table-cell>
          <table:table-cell table:number-columns-repeated="252"/>
        </table:table-row>
        <table:table-row table:style-name="ro2">
          <table:table-cell office:value-type="string">
            <text:p>ལྷ།</text:p>
          </table:table-cell>
          <table:table-cell office:value-type="string">
            <text:p>/lha/</text:p>
          </table:table-cell>
          <table:table-cell office:value-type="string">
            <text:p>(མིང་)</text:p>
          </table:table-cell>
          <table:table-cell table:style-name="ce5" office:value-type="string">
            <text:p>1 སྐྱབས་གནས་རེ་ལྟོས་འབད་སའི་ཡུལ་གྱི་མིང་། ཆོས་ལུགས་རེ་ལུ་ལྷ་རེ་ཡོད། ངེའི་ཡི་གདམ་གྱི་ལྷ་འཇམ་འཔལ་དབྱངས་ཨིན། 2 དབང་ཐང་དང་འབྱོར་པ་ལ་སོགས་པ་ཁྱད་པར་ཅན་ཡོད་མི་ བརྒྱུད་འཛིན་གྱི་རྒྱལཔོའི་མཚན། 3 རིགས་དྲུག་ལས་ཁམས་གོང་མ་ལུ་གནས་མི་སྤྱིའི་མིང་། ལྷ་འདི་ཚུ་རྣམ་གཡེང་ཆེ།</text:p>
          </table:table-cell>
          <table:table-cell table:number-columns-repeated="252"/>
        </table:table-row>
        <table:table-row table:style-name="ro2">
          <table:table-cell office:value-type="string">
            <text:p>ལྷ་ཀླུ།</text:p>
          </table:table-cell>
          <table:table-cell office:value-type="string">
            <text:p>/lha lu/</text:p>
          </table:table-cell>
          <table:table-cell office:value-type="string">
            <text:p>(མིང་)</text:p>
          </table:table-cell>
          <table:table-cell table:style-name="ce5" office:value-type="string">
            <text:p>སྟེང་གི་ལྷ་དང་འོག་གི་ཀླུ་གཉིས་ཀྱི་མིང་གཅིག་ཁར་སླབ་ཐངས། ལྷ་ཀླུ་མི་གསུམ་བསོད་ནམས་གཅིག།</text:p>
          </table:table-cell>
          <table:table-cell table:number-columns-repeated="252"/>
        </table:table-row>
        <table:table-row table:style-name="ro2">
          <table:table-cell office:value-type="string">
            <text:p>ལྷ་སྐུ།</text:p>
          </table:table-cell>
          <table:table-cell office:value-type="string">
            <text:p>/lha ku/</text:p>
          </table:table-cell>
          <table:table-cell office:value-type="string">
            <text:p>(མིང་)</text:p>
          </table:table-cell>
          <table:table-cell table:style-name="ce5" office:value-type="string">
            <text:p>ལྷའི་སྐུ་གཟུགས་ཟེར་བའི་དོན། ལྷ་སྐུ་ཚུ་གཅིག་བ་ཡང་གཅིག་ལེགས་པས།</text:p>
          </table:table-cell>
          <table:table-cell table:number-columns-repeated="252"/>
        </table:table-row>
        <table:table-row table:style-name="ro2">
          <table:table-cell office:value-type="string">
            <text:p>ལྷ་ཁང་།</text:p>
          </table:table-cell>
          <table:table-cell office:value-type="string">
            <text:p>/lha khang/</text:p>
          </table:table-cell>
          <table:table-cell office:value-type="string">
            <text:p>(མིང་)</text:p>
          </table:table-cell>
          <table:table-cell table:style-name="ce5" office:value-type="string">
            <text:p>གཙུག་ལག་ཁང་ སྐུ་གསུང་ཐུགས་རྟེན་ཚུ་བཞུགས་སའི་ཁྱིམ། ལྷ་རྟེན་བཞུགས་ས་ལུ་ལྷ་ཁང་དང་ གསུང་རྟེན་བཞུགས་ས་ལུ་གཙུག་ལག་ཁང་ཟེར་ཞུ་དགོ།</text:p>
          </table:table-cell>
          <table:table-cell table:number-columns-repeated="252"/>
        </table:table-row>
        <table:table-row table:style-name="ro2">
          <table:table-cell office:value-type="string">
            <text:p>ལྷ་ཁོག་འདྲེ་ཞུགས།</text:p>
          </table:table-cell>
          <table:table-cell office:value-type="string">
            <text:p>/lha khog dre zhug/</text:p>
          </table:table-cell>
          <table:table-cell office:value-type="string">
            <text:p>(བྱ་ཚིག)</text:p>
          </table:table-cell>
          <table:table-cell table:style-name="ce5" office:value-type="string">
            <text:p>མི་ལེགས་ཞིམ་གྱི་ཁོག་པའི་ནང་ ཟོགཔ་པའི་ལྷད་ཞུགས་པའི་དཔྱེ།</text:p>
          </table:table-cell>
          <table:table-cell table:number-columns-repeated="252"/>
        </table:table-row>
        <table:table-row table:style-name="ro2">
          <table:table-cell office:value-type="string">
            <text:p>ལྷ་འཁོན།</text:p>
          </table:table-cell>
          <table:table-cell office:value-type="string">
            <text:p>/lha khoen/</text:p>
          </table:table-cell>
          <table:table-cell office:value-type="string">
            <text:p>(མིང་)</text:p>
          </table:table-cell>
          <table:table-cell table:style-name="ce5" office:value-type="string">
            <text:p>ཕ་མའི་རྒྱུད་ལས་བརྟེན་སྲོལ་མེད་པའི་ལྷ་གསརཔ་བསྟེནམ་དང་ རང་གི་ལྷ་རྙིངམ་ཚུ་ལུ་ཕོ་ཐུག་ཤོར་བ།</text:p>
          </table:table-cell>
          <table:table-cell table:number-columns-repeated="252"/>
        </table:table-row>
        <table:table-row table:style-name="ro2">
          <table:table-cell office:value-type="string">
            <text:p>ལྷ་ཁྲ་བོ།</text:p>
          </table:table-cell>
          <table:table-cell office:value-type="string">
            <text:p>/lha thra 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ཞི་བའི་འགལ་མིང་། ནང་ན་ ཐུགས་བྱང་ཆུབ་ཀྱི་སེམས་ལྡན་རུང་ ཕྱིའི་རྣམ་པ་དྲག་པོའི་སྐུར་སྟོན་མི་ལྷ་སྤྱིའི་མཚན།</text:p>
          </table:table-cell>
          <table:table-cell table:number-columns-repeated="252"/>
        </table:table-row>
        <table:table-row table:style-name="ro2">
          <table:table-cell office:value-type="string">
            <text:p>ལྷ་འཁྲུགས།</text:p>
          </table:table-cell>
          <table:table-cell office:value-type="string">
            <text:p>/lha thrug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ལྷ་འདི་ཚུ་མ་འཆམ་པ། མ་མཐུན་པའི་དོན། ལྷ་འདི་ཚུ་འཁྲུགས་ད་ནུག། 2 ལྷ་ཆོས་སྐྱོང་སྲུང་མ་ཚུ་འཁྲུགས་པ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ལྷ་གོང་།</text:p>
          </table:table-cell>
          <table:table-cell office:value-type="string">
            <text:p>/lha gong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གོང་མ་ཟེར་བའི་དོན།</text:p>
          </table:table-cell>
          <table:table-cell table:number-columns-repeated="252"/>
        </table:table-row>
        <table:table-row table:style-name="ro2">
          <table:table-cell office:value-type="string">
            <text:p>ལྷ་གོས།</text:p>
          </table:table-cell>
          <table:table-cell office:value-type="string">
            <text:p>/lha goe/</text:p>
          </table:table-cell>
          <table:table-cell office:value-type="string">
            <text:p>(མིང་)</text:p>
          </table:table-cell>
          <table:table-cell table:style-name="ce5" office:value-type="string">
            <text:p>1 ལྷའི་ན་བཟའ། 2 དར་གྱི་མིང་། ལྷའི་གོས་མཛེས་ཏོག་ཏོ་ཡོད།</text:p>
          </table:table-cell>
          <table:table-cell table:number-columns-repeated="252"/>
        </table:table-row>
        <table:table-row table:style-name="ro2">
          <table:table-cell office:value-type="string">
            <text:p>ལྷ་དགའ།</text:p>
          </table:table-cell>
          <table:table-cell office:value-type="string">
            <text:p>/lha ga/</text:p>
          </table:table-cell>
          <table:table-cell office:value-type="string">
            <text:p>(བྱ་ཚིག)</text:p>
          </table:table-cell>
          <table:table-cell table:style-name="ce5" office:value-type="string">
            <text:p>ལྷ་འདི་ཚུ་ཐུགས་མཉེས་འཔི་དོན།</text:p>
          </table:table-cell>
          <table:table-cell table:number-columns-repeated="252"/>
        </table:table-row>
        <table:table-row table:style-name="ro2">
          <table:table-cell office:value-type="string">
            <text:p>ལྷ་རྒྱལ།</text:p>
          </table:table-cell>
          <table:table-cell office:value-type="string">
            <text:p>/lha gel/</text:p>
          </table:table-cell>
          <table:table-cell office:value-type="string">
            <text:p>(བྱ་ཚིག)</text:p>
          </table:table-cell>
          <table:table-cell table:style-name="ce5" office:value-type="string">
            <text:p>མི་མཐུན་པའི་ནག་ཕྱོགས་ལས་དཀར་ཕྱོགས་སྐྱོང་བའི་ལྷ་འདི་ཚུ་རྒྱལ་བའི་དོན། ཀི་ཀི་བསྭོ་མསྭོ་ལྷ་རྐྱལ་ལོ་ཟེར་དོ་བཟུམ།</text:p>
          </table:table-cell>
          <table:table-cell table:number-columns-repeated="252"/>
        </table:table-row>
        <table:table-row table:style-name="ro2">
          <table:table-cell office:value-type="string">
            <text:p>ལྷ་སྒོམ།</text:p>
          </table:table-cell>
          <table:table-cell office:value-type="string">
            <text:p>/lha gom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ང་གི་སེམས་ཀྱི་ལྷ་ག་ཨིན་མི་འདི་ དམིགས་པ་བསྐྱེད་དེ་གསལ་བཏབ་པའི་དོན། ཁོ་ལྷ་སྒོམ་དེས།</text:p>
          </table:table-cell>
          <table:table-cell table:number-columns-repeated="252"/>
        </table:table-row>
        <table:table-row table:style-name="ro2">
          <table:table-cell office:value-type="string">
            <text:p>ལྷ་སྒྲུང་།</text:p>
          </table:table-cell>
          <table:table-cell office:value-type="string">
            <text:p>/lha drung/</text:p>
          </table:table-cell>
          <table:table-cell office:value-type="string">
            <text:p>(མིང་)</text:p>
          </table:table-cell>
          <table:table-cell table:style-name="ce5" office:value-type="string">
            <text:p>1 དྲང་སྲོང་གི་གཏམ་རྒྱུད་ཀྱི་མིང་། 2 སྔོན་རབས་ཀྱི་ཕོ་དཔའ་བོ་ཚུ་གི་ལོ་རྒྱུས་ཀྱི་མིང་། ང་གིས་ལྷ་དྲུང་ལེ་ཤ་ཤེས།</text:p>
          </table:table-cell>
          <table:table-cell table:number-columns-repeated="252"/>
        </table:table-row>
        <table:table-row table:style-name="ro2">
          <table:table-cell office:value-type="string">
            <text:p>ལྷ་ང་།</text:p>
          </table:table-cell>
          <table:table-cell office:value-type="string">
            <text:p>/lha nga/</text:p>
          </table:table-cell>
          <table:table-cell office:value-type="string">
            <text:p>(མིང་)</text:p>
          </table:table-cell>
          <table:table-cell table:style-name="ce5" office:value-type="string">
            <text:p>1 སླ་ངའི་མིང་གཞན། ཡོས་ལ་སོགས་པ་བརྔོ་སའི་ལྕགས་ཀྱི་ཧོད་ཅིག། ལྷ་ང་ནང་ཡོས་བརྔོ་དེས། ༢.རྐང་པའི་པུས་མོའི་ཚིགས་ཏོ་གི་མིང་། པུས་མོ་གཡས་པའི་ལྷ་ང་ས་ལུ་བཙུགས།</text:p>
          </table:table-cell>
          <table:table-cell table:number-columns-repeated="252"/>
        </table:table-row>
        <table:table-row table:style-name="ro2">
          <table:table-cell office:value-type="string">
            <text:p>ལྷ་གཅིག།</text:p>
          </table:table-cell>
          <table:table-cell office:value-type="string">
            <text:p>/lha ci/</text:p>
          </table:table-cell>
          <table:table-cell office:value-type="string">
            <text:p>(མིང་)</text:p>
          </table:table-cell>
          <table:table-cell office:value-type="string">
            <text:p>རང་གི་སྐྱབས་གནས་རེ་ས་སྤྱིའི་མིང་།</text:p>
          </table:table-cell>
          <table:table-cell table:number-columns-repeated="252"/>
        </table:table-row>
        <table:table-row table:style-name="ro2">
          <table:table-cell office:value-type="string">
            <text:p>ལྷ་ཅམ།</text:p>
          </table:table-cell>
          <table:table-cell office:value-type="string">
            <text:p>/lha cam/</text:p>
          </table:table-cell>
          <table:table-cell office:value-type="string">
            <text:p>(མིང་)</text:p>
          </table:table-cell>
          <table:table-cell table:style-name="ce5" office:value-type="string">
            <text:p>1 མི་དྲག་དྲགམ་དང་ཡུལ་གོང་མ་ཚུ་གི་བཙུན་མོ། 2 རྒྱལ་པོའི་སྲས་མོ་ཟེར་བའི་དོན། ལྷ་ཆམ་མེ་དྷ་ར་ཝ་བཞུགས།</text:p>
          </table:table-cell>
          <table:table-cell table:number-columns-repeated="252"/>
        </table:table-row>
        <table:table-row table:style-name="ro2">
          <table:table-cell office:value-type="string">
            <text:p>ལྷ་ཆས།</text:p>
          </table:table-cell>
          <table:table-cell office:value-type="string">
            <text:p>/lha che/</text:p>
          </table:table-cell>
          <table:table-cell office:value-type="string">
            <text:p>(མིང་)</text:p>
          </table:table-cell>
          <table:table-cell office:value-type="string">
            <text:p>ལྷའི་ཆས་གོས་ཚུ།</text:p>
          </table:table-cell>
          <table:table-cell table:number-columns-repeated="252"/>
        </table:table-row>
        <table:table-row table:style-name="ro2">
          <table:table-cell office:value-type="string">
            <text:p>ལྷ་ཆེན།</text:p>
          </table:table-cell>
          <table:table-cell office:value-type="string">
            <text:p>/lha chen/</text:p>
          </table:table-cell>
          <table:table-cell office:value-type="string">
            <text:p>(མིང་)</text:p>
          </table:table-cell>
          <table:table-cell table:style-name="ce5" office:value-type="string">
            <text:p>1 ལྷ་ཆེན་པོ་ཟེར་མིང་བསྡུས་པའི་དོན། ཕྱི་རོལ་པའི་ལྷ་ཆེན་དབང་ཕྱུག་ལ་ན་མོ། 2 ཟླ་འཁོར་ས་བདག་ཅིག།</text:p>
          </table:table-cell>
          <table:table-cell table:number-columns-repeated="252"/>
        </table:table-row>
        <table:table-row table:style-name="ro2">
          <table:table-cell office:value-type="string">
            <text:p>ལྷ་ཆེན་བརྒྱད།</text:p>
          </table:table-cell>
          <table:table-cell office:value-type="string">
            <text:p>/lha chen ge/</text:p>
          </table:table-cell>
          <table:table-cell office:value-type="string">
            <text:p>(མིང་)</text:p>
          </table:table-cell>
          <table:table-cell table:style-name="ce5" office:value-type="string">
            <text:p>1 ལྷ་དབང་ཕྱུག་ཆེན་པོ་ བརྒྱ་བྱིན་ ཚངས་པ་ ཁྱབ་འཇུག་ འདོད་པའི་དབང་ཕྱུག་ ཚོགས་བདག་ བྷིངྒི་རི་དྷི་ གཞོན་ནུ་གདོང་དྲུག་བརྒྱད།</text:p>
          </table:table-cell>
          <table:table-cell table:number-columns-repeated="252"/>
        </table:table-row>
        <table:table-row table:style-name="ro2">
          <table:table-cell office:value-type="string">
            <text:p>ལྷ་ཆོས།</text:p>
          </table:table-cell>
          <table:table-cell office:value-type="string">
            <text:p>/lha choe/</text:p>
          </table:table-cell>
          <table:table-cell office:value-type="string">
            <text:p>(མིང་)</text:p>
          </table:table-cell>
          <table:table-cell table:style-name="ce5" office:value-type="string">
            <text:p>མི་ཆོས་ཀྱི་འགལ་མིང་། ལྷག་པའི་ལྷ་གི་ཆོས་ལུགས་དང་མཐུན་པའི་བྱ་སྤྱོད་ཀྱི་མིང་། ལྷ་ཆོས་དགེ་བ་བཅུ་ལུ་བརྩོན།</text:p>
          </table:table-cell>
          <table:table-cell table:number-columns-repeated="252"/>
        </table:table-row>
        <table:table-row table:style-name="ro2">
          <table:table-cell office:value-type="string">
            <text:p>ལྷ་ཆོས་དགེ་བ་བཅུ།</text:p>
          </table:table-cell>
          <table:table-cell office:value-type="string">
            <text:p>/lha choe ge wa cu/</text:p>
          </table:table-cell>
          <table:table-cell office:value-type="string">
            <text:p>(མིང་)</text:p>
          </table:table-cell>
          <table:table-cell table:style-name="ce5" office:value-type="string">
            <text:p>སྲོག་སྐྱབ་འབད་ནི། སྦྱིན་པ་གཏང་ནི། སྡོམ་པ་སྲུང་ནི། ཕྲང་སྟེ་སླབ་ནི། འཆམ་ཁ་བཟོ་ནི། ཚིག་ཧན་ཏོང་ཏོ་འབད་སླབ་ནི། ཐུན་གཏང་ནི།</text:p>
          </table:table-cell>
          <table:table-cell table:number-columns-repeated="13"/>
          <table:table-cell office:value-type="string">
            <text:p>ཆོག་ཤེས་འབད་ནི།</text:p>
          </table:table-cell>
          <table:table-cell office:value-type="string">
            <text:p>ཕན་སེམས་བསྐྱེད་ནི།</text:p>
          </table:table-cell>
          <table:table-cell office:value-type="string">
            <text:p>ལས་འབྲས་ལུ་ཡིག་ཆེས་དང་</text:p>
          </table:table-cell>
          <table:table-cell/>
          <table:table-cell office:value-type="string">
            <text:p>ཆོས་ལུ་དད་པ་བསྐྱེད་ནི་བཆས་ཨིན།</text:p>
          </table:table-cell>
          <table:table-cell table:number-columns-repeated="234"/>
        </table:table-row>
        <table:table-row table:style-name="ro2">
          <table:table-cell office:value-type="string">
            <text:p>ལྷ་མཆོག།</text:p>
          </table:table-cell>
          <table:table-cell office:value-type="string">
            <text:p>/lha chog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འདི་ཚུ་གི་ནང་ལས་མཆོག་ཏུ་གྱུར་པ་སངས་རྒྱས་སྤྱིའི་མཚན། ལྷ་མཆོག་འཇམ་དཔལ་དབྱངས་ལ་གསོལ་བ་འདེབས།</text:p>
          </table:table-cell>
          <table:table-cell table:number-columns-repeated="252"/>
        </table:table-row>
        <table:table-row table:style-name="ro2">
          <table:table-cell office:value-type="string">
            <text:p>ལྷ་མཆོད།</text:p>
          </table:table-cell>
          <table:table-cell office:value-type="string">
            <text:p>/lha choe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ང་གིས་བསྟེན་པའི་ལྷ་ལུ་ལྷ་ལུ་མཆོད་པ་ཕུལ་བའི་དོན། ཨ་རྟག་ར་རང་གི་ལྷ་མཆོད།</text:p>
          </table:table-cell>
          <table:table-cell table:number-columns-repeated="252"/>
        </table:table-row>
        <table:table-row table:style-name="ro2">
          <table:table-cell office:value-type="string">
            <text:p>ལྷ་རྗེ།</text:p>
          </table:table-cell>
          <table:table-cell office:value-type="string">
            <text:p>/lha je/</text:p>
          </table:table-cell>
          <table:table-cell office:value-type="string">
            <text:p>(མིང་)</text:p>
          </table:table-cell>
          <table:table-cell table:style-name="ce5" office:value-type="string">
            <text:p>གསོ་བ་རིག་པའི་ཡོདན་ཏན་ཕུན་སུམ་ཚོགས་པ་ཡོད་པའི་དྲུང་འཚོ་གི་མིང་གཞན། ལྷ་རྗེ་ལས་སྨན་ལེན་ཟ།</text:p>
          </table:table-cell>
          <table:table-cell table:number-columns-repeated="252"/>
        </table:table-row>
        <table:table-row table:style-name="ro2">
          <table:table-cell office:value-type="string">
            <text:p>ལྷ་གཉན།</text:p>
          </table:table-cell>
          <table:table-cell office:value-type="string">
            <text:p>/lha nyen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ཆོས་སྐྱོང་སྲུངས་མ་འདི་ཚུ་ བཀའ་གཉན་དྲགས་ཡོད་པ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ལྷ་མཉེས།</text:p>
          </table:table-cell>
          <table:table-cell office:value-type="string">
            <text:p>/lha nye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ལྷ་སེམས་དགའ་བའི་དོན། ལྷ་དགྱེས་པ་དང་དོན་གཅིག། སྟེང་གི་ལྷ་ཐུགས་མཉེས་ཆེ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་རྟེན།</text:p>
          </table:table-cell>
          <table:table-cell office:value-type="string">
            <text:p>/lha ten/</text:p>
          </table:table-cell>
          <table:table-cell office:value-type="string">
            <text:p>(མིང་)</text:p>
          </table:table-cell>
          <table:table-cell table:style-name="ce5" office:value-type="string">
            <text:p>1 ལྷ་རྗེས་སུ་དྲན་ནིའི་འདྲ་གཟུགས་རྟེན་སྤྱིའི་མིང་། ལྷ་རྟེན་ཚུ་ག་ནི་བ་འཇའ་མཆིས་ཆི་འདུག། 2 ལྷ་ཁང་ནང་ཡོད་པའི་ལྷ་ངནས་ནིའི་རྟེན་གྱི་དངོས་པོ་ཅིག།</text:p>
          </table:table-cell>
          <table:table-cell table:number-columns-repeated="252"/>
        </table:table-row>
        <table:table-row table:style-name="ro4">
          <table:table-cell office:value-type="string">
            <text:p>ལྷ་དར།</text:p>
          </table:table-cell>
          <table:table-cell office:value-type="string">
            <text:p>/lha dar/</text:p>
          </table:table-cell>
          <table:table-cell office:value-type="string">
            <text:p>(མིང་)</text:p>
          </table:table-cell>
          <table:table-cell table:style-name="ce5" office:value-type="string">
            <text:p>དར་གྱི་རིགས་ལས་རྫོང་གཞི་དང་གཙུག་ལག་ཁང་སྦོམ་ཚུ་གི་སྒོ་ཁར་ རལ་གྲི་འཁོར་ལོའི་ཚབ་འབད་རྒྱལ་མཚན་བཀལ་མི་དར་ཤིང་སྦོམ་ཅིག། རྫོང་གི་ཕྱི་ཁར་ལྷ་དར་འཕྱར་བཞག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་འདྲེ།</text:p>
          </table:table-cell>
          <table:table-cell office:value-type="string">
            <text:p>/lha dre/</text:p>
          </table:table-cell>
          <table:table-cell office:value-type="string">
            <text:p>(མིང་)</text:p>
          </table:table-cell>
          <table:table-cell table:style-name="ce5" office:value-type="string">
            <text:p>སྐྱབས་འབད་མི་ལྷ་དང་གནོད་པ་སྐྱེལ་མི་འདྲེ་གཉིས་ཀྱི་མིང་གཅིག་ཁར་སླབ་ཐངས། ལྷ་འདྲེ་མི་གསུམ་བསོད་ནམས་གཅིག།</text:p>
          </table:table-cell>
          <table:table-cell table:number-columns-repeated="252"/>
        </table:table-row>
        <table:table-row table:style-name="ro4">
          <table:table-cell office:value-type="string">
            <text:p>ལྷ་ལྡན་གཙུག་ལག་ཁང་།</text:p>
          </table:table-cell>
          <table:table-cell office:value-type="string">
            <text:p>/lha den tsug lag khang/</text:p>
          </table:table-cell>
          <table:table-cell office:value-type="string">
            <text:p>(མིང་)</text:p>
          </table:table-cell>
          <table:table-cell table:style-name="ce5" office:value-type="string">
            <text:p>དུས་རབས་བདུན་པའི་ནང་ ཆོས་རྒྱལ་སྲོང་བཙན་སྒམ་པོའི་དུས་སུ་བཏབ་པའི་ལྷ་སའི་གཙུག་ལག་ཁང་།</text:p>
          </table:table-cell>
          <table:table-cell table:number-columns-repeated="252"/>
        </table:table-row>
        <table:table-row table:style-name="ro4">
          <table:table-cell office:value-type="string">
            <text:p>ལྷ་སྡེ།</text:p>
          </table:table-cell>
          <table:table-cell office:value-type="string">
            <text:p>/lha de/</text:p>
          </table:table-cell>
          <table:table-cell office:value-type="string">
            <text:p>(མིང་)</text:p>
          </table:table-cell>
          <table:table-cell table:style-name="ce5" office:value-type="string">
            <text:p>དགེ་འདུན་པའི་འཁོར་འབངས་སུ་གཏོགས་པའི་རིགས་ཅིག།</text:p>
          </table:table-cell>
          <table:table-cell table:number-columns-repeated="252"/>
        </table:table-row>
        <table:table-row table:style-name="ro4">
          <table:table-cell office:value-type="string">
            <text:p>ལྷ་མནོལ།</text:p>
          </table:table-cell>
          <table:table-cell office:value-type="string">
            <text:p>/lha noel/</text:p>
          </table:table-cell>
          <table:table-cell office:value-type="string">
            <text:p>(བྱ་ཚིག)</text:p>
          </table:table-cell>
          <table:table-cell table:style-name="ce5" office:value-type="string">
            <text:p>ལྷ་འདི་ཚུ་ལུ་བཙོག་གྲིབ་ཕོག་པའི་དོན། ལྷ་མནོལ་བ་བསངས་ཀྱི་དག།</text:p>
          </table:table-cell>
          <table:table-cell table:number-columns-repeated="252"/>
        </table:table-row>
        <table:table-row table:style-name="ro4">
          <table:table-cell office:value-type="string">
            <text:p>ལྷ་པ།</text:p>
          </table:table-cell>
          <table:table-cell office:value-type="string">
            <text:p>/lha pa/</text:p>
          </table:table-cell>
          <table:table-cell office:value-type="string">
            <text:p>(མིང་)</text:p>
          </table:table-cell>
          <table:table-cell table:style-name="ce5" office:value-type="string">
            <text:p>ཆོས་སྐད་ལས་སྣ་ཟེར་བའི་དོན། དབང་ལྔ་ལས་དྲི་བཟང་ངན་ཚོར་མི་ཅིག་གི་མིང་། ཁོ་གི་ལྷ་པ་འདི་སྦོམ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་ཕེབས།</text:p>
          </table:table-cell>
          <table:table-cell office:value-type="string">
            <text:p>/lha pheb/</text:p>
          </table:table-cell>
          <table:table-cell office:value-type="string">
            <text:p>(བྱ་ཚིག་)</text:p>
          </table:table-cell>
          <table:table-cell table:style-name="ce5" office:value-type="string">
            <text:p>དཔའ་བོ་དང་དཔའ་མོ་ཚུ་གི་ཁོག་པ་ལུ་ལྷ་ཞུགས་ནི། དཔའ་མོའི་ཁོག་པ་ལུ་ལྷ་ཕེབས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་ཕྲུག།</text:p>
          </table:table-cell>
          <table:table-cell office:value-type="string">
            <text:p>/lha thru/</text:p>
          </table:table-cell>
          <table:table-cell office:value-type="string">
            <text:p>(མིང་)</text:p>
          </table:table-cell>
          <table:table-cell table:style-name="ce5" office:value-type="string">
            <text:p>1 ལྷ་གཞོན་ཅུང་སྤྱིའི་མིང་། 2 རྒྱལ་པོ་སྲས་དང་སྲས་མོ་ཚུ་གི་མིང་། ལྷ་ཕྲུག་དེ་ཚུ་ཉམས་ག་བ་ཡང་དགའ་བས།</text:p>
          </table:table-cell>
          <table:table-cell table:number-columns-repeated="252"/>
        </table:table-row>
        <table:table-row table:style-name="ro4">
          <table:table-cell office:value-type="string">
            <text:p>ལྷ་བབ།</text:p>
          </table:table-cell>
          <table:table-cell office:value-type="string">
            <text:p>/lha bab/</text:p>
          </table:table-cell>
          <table:table-cell office:value-type="string">
            <text:p>(མིང་)</text:p>
          </table:table-cell>
          <table:table-cell table:style-name="ce5" office:value-type="string">
            <text:p>1 སངས་རྒྱས་ལྷ་ཡུལ་ལས་མི་ཡུལ་ལུ་བྱོན་པའི་དུས། ལྷ་བབ་དུས་ཆེན་ལུ་ང་བཅས་ངལ་གསོ་འབད་སྡོད་ནི། 2 དཔའ་བོ་དཔའ་མོ་དེ་ཚུ་ཁོག་པ་ལུ་ལྷ་ལུ་ཞུགས་པ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ལྷ་བབ་མཆོད་རྟེན།</text:p>
          </table:table-cell>
          <table:table-cell office:value-type="string">
            <text:p>/lha bab choe ten/</text:p>
          </table:table-cell>
          <table:table-cell office:value-type="string">
            <text:p>(མིང་)</text:p>
          </table:table-cell>
          <table:table-cell table:style-name="ce5" office:value-type="string">
            <text:p>མཆོད་རྟེན་བརྒྱད་ཀྱི་ནང་གསེས་ལས་ སངས་རྒྱས་ལྷ་ཡུལ་ལས་མི་ཡུལ་ལུ་བྱོན་པའི་སྐབས་ ཡུལ་ཡངས་པ་ཅན་ཚུ་བཞེངས་པའི་མཆོད་རྟེན།</text:p>
          </table:table-cell>
          <table:table-cell table:number-columns-repeated="252"/>
        </table:table-row>
        <table:table-row table:style-name="ro4">
          <table:table-cell office:value-type="string">
            <text:p>ལྷ་བབ་དུས་ཆེན།</text:p>
          </table:table-cell>
          <table:table-cell office:value-type="string">
            <text:p>/lha bab due chen/</text:p>
          </table:table-cell>
          <table:table-cell office:value-type="string">
            <text:p>(མིང་)</text:p>
          </table:table-cell>
          <table:table-cell table:style-name="ce5" office:value-type="string">
            <text:p>སངས་རྒྱས་དགུང་ལོ་༤༢་ལུ་ སུམ་ཅུ་རྩ་གསུམ་ལྷ་ཡུལ་ལས་ ལོག་སྟེ་མི་ཡུལ་ལུ་བྱོན་པའི་དུས། ཧོར་ཟླ་དགུ་པའི་ཚེས་༢༢།</text:p>
          </table:table-cell>
          <table:table-cell table:number-columns-repeated="252"/>
        </table:table-row>
        <table:table-row table:style-name="ro4">
          <table:table-cell office:value-type="string">
            <text:p>ལྷ་བྱོན།</text:p>
          </table:table-cell>
          <table:table-cell office:value-type="string">
            <text:p>/lha jen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ལྷ་ཆོས་སྐྱོང་ཚུ་བྱོན་པ། 2 དཔའ་བོ་དཔའ་མོ་ཚུ་གི་ཁོག་པ་ལུ་ལྷ་ཞུགས་པའི་དོན། 3 རྒྱལཔོ་ལ་སོགས་པ་བྱོན་པའི་ཞེ་ས། ད་རེ་ལྷ་ན་ལུ་བྱོན་ནི་ཨིན།</text:p>
          </table:table-cell>
          <table:table-cell table:number-columns-repeated="252"/>
        </table:table-row>
        <table:table-row table:style-name="ro4">
          <table:table-cell office:value-type="string">
            <text:p>ལྷ་བྱ།</text:p>
          </table:table-cell>
          <table:table-cell office:value-type="string">
            <text:p>/lha ja/</text:p>
          </table:table-cell>
          <table:table-cell office:value-type="string">
            <text:p>(མིང་)</text:p>
          </table:table-cell>
          <table:table-cell table:style-name="ce5" office:value-type="string">
            <text:p>ལྷའི་གཡུས་ཁའི་བྱ།</text:p>
          </table:table-cell>
          <table:table-cell table:number-columns-repeated="252"/>
        </table:table-row>
        <table:table-row table:style-name="ro4">
          <table:table-cell office:value-type="string">
            <text:p>ལྷ་བྲིས།</text:p>
          </table:table-cell>
          <table:table-cell office:value-type="string">
            <text:p>/lha dri/</text:p>
          </table:table-cell>
          <table:table-cell office:value-type="string">
            <text:p>(མིང་)</text:p>
          </table:table-cell>
          <table:table-cell office:value-type="string">
            <text:p>དམ་པའི་ཆོས་ཕྱོགས་དང་འབྲེལ་བའི་སྐུ་རྟེན་རི་མོའི་མིང་།</text:p>
          </table:table-cell>
          <table:table-cell table:number-columns-repeated="252"/>
        </table:table-row>
        <table:table-row table:style-name="ro4">
          <table:table-cell office:value-type="string">
            <text:p>ལྷ་བྲིསཔ།</text:p>
          </table:table-cell>
          <table:table-cell office:value-type="string">
            <text:p>/lha drip/</text:p>
          </table:table-cell>
          <table:table-cell office:value-type="string">
            <text:p>(མིང་)</text:p>
          </table:table-cell>
          <table:table-cell table:style-name="ce5" office:value-type="string">
            <text:p>ལྷའི་གཟུགས་འདི་ཚུ་བཞེངས་མི་སྤྱིའི་མིང་། ལྷ་བྲིསཔ་དེ་ལགཔ་ལེགས་ཤོམ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་འབོད།</text:p>
          </table:table-cell>
          <table:table-cell office:value-type="string">
            <text:p>/lha boe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ཚུ་ལུ་གསོལ་མཆོད་འབད་བའི་ཚིག།</text:p>
          </table:table-cell>
          <table:table-cell table:number-columns-repeated="252"/>
        </table:table-row>
        <table:table-row table:style-name="ro4">
          <table:table-cell office:value-type="string">
            <text:p>ལྷ་འབྲུམ།</text:p>
          </table:table-cell>
          <table:table-cell office:value-type="string">
            <text:p>/lha drunm/</text:p>
          </table:table-cell>
          <table:table-cell office:value-type="string">
            <text:p>(མིང་)</text:p>
          </table:table-cell>
          <table:table-cell table:style-name="ce5" office:value-type="string">
            <text:p>གཅིག་ལས་གཅིག་ལུ་དར་ཁྱབ་འགྱོ་བའི་ནད་རིམས་གདུག་ཅན་ཅིག་གི་མིང་། འདི་ལུ་འབྲུམ་ནད་ཟེར་ཡང་སླབ་ཨིན། ལྷ་འབྲུམ་ནད་དེ་ལཱ་ཁག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་མོ།</text:p>
          </table:table-cell>
          <table:table-cell office:value-type="string">
            <text:p>/lha mo/</text:p>
          </table:table-cell>
          <table:table-cell office:value-type="string">
            <text:p>(མིང་)</text:p>
          </table:table-cell>
          <table:table-cell table:style-name="ce5" office:value-type="string">
            <text:p>མོ་ལྷའི་རིགས་སྤྱིའི་མིང་། དཔལ་ལྡན་ལྷ་མོ། དབྱངས་ཅན་ལྷ་མོ། ཡིད་འཕྲོག་ལྷ་མོ་ལ་སོགས་པ་ལྟ་བུ།</text:p>
          </table:table-cell>
          <table:table-cell table:number-columns-repeated="252"/>
        </table:table-row>
        <table:table-row table:style-name="ro4">
          <table:table-cell office:value-type="string">
            <text:p>ལྷ་མོ་ཁྲོ་གཉེར་ཅན།</text:p>
          </table:table-cell>
          <table:table-cell office:value-type="string">
            <text:p>/lha mo thro nyer cen/</text:p>
          </table:table-cell>
          <table:table-cell office:value-type="string">
            <text:p>(མིང་)</text:p>
          </table:table-cell>
          <table:table-cell table:style-name="ce5" office:value-type="string">
            <text:p>ཁྲོ་བའི་ཉམས་དང་ལྡན་པའི་མོ་ལྷ་སྤྱིའི་མཚན།</text:p>
          </table:table-cell>
          <table:table-cell table:number-columns-repeated="252"/>
        </table:table-row>
        <table:table-row table:style-name="ro4">
          <table:table-cell office:value-type="string">
            <text:p>ལྷ་མོ་གཽ་རཱི་མ།</text:p>
          </table:table-cell>
          <table:table-cell office:value-type="string">
            <text:p>/lha mo go rim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དབང་ཕྱུག་གི་བཙུན་མོ་ལྷ་མོ་ཨུ་མ།</text:p>
          </table:table-cell>
          <table:table-cell table:number-columns-repeated="252"/>
        </table:table-row>
        <table:table-row table:style-name="ro4">
          <table:table-cell office:value-type="string">
            <text:p>ལྷ་ཚོགས།</text:p>
          </table:table-cell>
          <table:table-cell office:value-type="string">
            <text:p>/lha tshog/</text:p>
          </table:table-cell>
          <table:table-cell office:value-type="string">
            <text:p>(མིང་)</text:p>
          </table:table-cell>
          <table:table-cell table:style-name="ce5" office:value-type="string">
            <text:p>དཀྱིལ་འཁོར་ཅིག་ནང་ལུ་འཛོམས་མི་གཙོ་འཁོར་ག་ར་གི་ཚོགས་མིང་།</text:p>
          </table:table-cell>
          <table:table-cell table:number-columns-repeated="252"/>
        </table:table-row>
        <table:table-row table:style-name="ro4">
          <table:table-cell office:value-type="string">
            <text:p>ལྷ་མཚམས།</text:p>
          </table:table-cell>
          <table:table-cell office:value-type="string">
            <text:p>/lha tsham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ུ་སྐར་ཉི་ཤུ་རྩ་བརྒྱད་ཀྱི་ནང་ལས་ ཅིག་གི་མིང་།</text:p>
          </table:table-cell>
          <table:table-cell table:number-columns-repeated="252"/>
        </table:table-row>
        <table:table-row table:style-name="ro4">
          <table:table-cell office:value-type="string">
            <text:p>ལྷ་རྫས།</text:p>
          </table:table-cell>
          <table:table-cell office:value-type="string">
            <text:p>/lha dze/</text:p>
          </table:table-cell>
          <table:table-cell office:value-type="string">
            <text:p>(མིང་)</text:p>
          </table:table-cell>
          <table:table-cell table:style-name="ce5" office:value-type="string">
            <text:p>1 མཆོད་རྫས་དང་གདུགས་ རྒྱལ་མཚན་བ་དན་ལྷ་ལུ་ཕུལ་བཏུབ་པའི་རྫས་སྤྱིའི་མིང་།</text:p>
          </table:table-cell>
          <table:table-cell table:number-columns-repeated="252"/>
        </table:table-row>
        <table:table-row table:style-name="ro4">
          <table:table-cell office:value-type="string">
            <text:p>ལྷ་ཤིང་།</text:p>
          </table:table-cell>
          <table:table-cell office:value-type="string">
            <text:p>/lha shing/</text:p>
          </table:table-cell>
          <table:table-cell office:value-type="string">
            <text:p>(མིང་)</text:p>
          </table:table-cell>
          <table:table-cell table:style-name="ce5" office:value-type="string">
            <text:p>1 ཙན་དན་ཤུག་པ་ལ་སོགས་པའི་ཤིང་། 2 ལྷ་ཡུལ་ལུ་ཡོད་པའི་ཤིང་།</text:p>
          </table:table-cell>
          <table:table-cell table:number-columns-repeated="252"/>
        </table:table-row>
        <table:table-row table:style-name="ro4">
          <table:table-cell office:value-type="string">
            <text:p>ལྷ་ལུང།</text:p>
          </table:table-cell>
          <table:table-cell office:value-type="string">
            <text:p>/lha lung/</text:p>
          </table:table-cell>
          <table:table-cell office:value-type="string">
            <text:p>(མིང་)</text:p>
          </table:table-cell>
          <table:table-cell table:style-name="ce5" office:value-type="string">
            <text:p>བོད་ཀྱི་ས་གནས་ཅིག་གི་མིང་། ལྷ་ལུང་གསུང་སྤྲུལ།</text:p>
          </table:table-cell>
          <table:table-cell table:number-columns-repeated="252"/>
        </table:table-row>
        <table:table-row table:style-name="ro4">
          <table:table-cell office:value-type="string">
            <text:p>ལྷ་བཤོས།</text:p>
          </table:table-cell>
          <table:table-cell office:value-type="string">
            <text:p>/lha shoe/</text:p>
          </table:table-cell>
          <table:table-cell office:value-type="string">
            <text:p>(མིང་)</text:p>
          </table:table-cell>
          <table:table-cell table:style-name="ce5" office:value-type="string">
            <text:p>གཏོརམོ་ཞལ་ཟས་ཀྱི་མིང་། ལྷ་འདི་ཚུ་ལུ་ཕུལ་བཏུབ་པའི་ཟས་ཅིག་གི་མིང་། རོ་བརྒྱ་ལྡན་པའི་ལྷ་བཤོས་ལྷ་ལུ་ཕུལ།</text:p>
          </table:table-cell>
          <table:table-cell table:number-columns-repeated="252"/>
        </table:table-row>
        <table:table-row table:style-name="ro4">
          <table:table-cell office:value-type="string">
            <text:p>ལྷ་ས།</text:p>
          </table:table-cell>
          <table:table-cell office:value-type="string">
            <text:p>/lha sa/</text:p>
          </table:table-cell>
          <table:table-cell office:value-type="string">
            <text:p>(མིང་)</text:p>
          </table:table-cell>
          <table:table-cell table:style-name="ce5" office:value-type="string">
            <text:p>བོད་ཀྱི་རྒྱལ་ས་ལྟེ་བའི་མིང་། ཁྱོད་ཀྱི་ལྷ་ས་ལུ་གནས་འཇལ་བར་ལྷོད་ཅི་ཡ།</text:p>
          </table:table-cell>
          <table:table-cell table:number-columns-repeated="252"/>
        </table:table-row>
        <table:table-row table:style-name="ro4">
          <table:table-cell office:value-type="string">
            <text:p>ལྷ་སའི་ཇོ་ཁང་།</text:p>
          </table:table-cell>
          <table:table-cell office:value-type="string">
            <text:p>/lha sai jo khang/</text:p>
          </table:table-cell>
          <table:table-cell office:value-type="string">
            <text:p>(མིང་)</text:p>
          </table:table-cell>
          <table:table-cell table:style-name="ce5" office:value-type="string">
            <text:p>ཇོ་བོ་ཤཀྱ་མུ་ནེ་བཞུགས་ཡོད་པའི་ ལྷ་ལྡན་གཙུག་ལག་ཁང་། ལྷ་སའི་ཇོ་ཁང་དེ་དགའ་ཏོག་ཏོ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་སི་སི།</text:p>
          </table:table-cell>
          <table:table-cell office:value-type="string">
            <text:p>/lha si si/</text:p>
          </table:table-cell>
          <table:table-cell office:value-type="string">
            <text:p>(མིང་ཁྱད་)</text:p>
          </table:table-cell>
          <table:table-cell table:style-name="ce5" office:value-type="string">
            <text:p>སྐ་པགས་པ་གི་འགལ་མིང་། ཐུགཔ་ལྷ་སི་སི། ཨོམ་ལྷ་སི་སི།</text:p>
          </table:table-cell>
          <table:table-cell table:number-columns-repeated="252"/>
        </table:table-row>
        <table:table-row table:style-name="ro4">
          <table:table-cell office:value-type="string">
            <text:p>ལྷ་སྲིན།</text:p>
          </table:table-cell>
          <table:table-cell office:value-type="string">
            <text:p>/lha sin/</text:p>
          </table:table-cell>
          <table:table-cell office:value-type="string">
            <text:p>(མིང་)</text:p>
          </table:table-cell>
          <table:table-cell table:style-name="ce5" office:value-type="string">
            <text:p>ལྷ་འདྲེ་དང་དོན་གཅིག། ལྷ་དང་སྲིན་མོ་གཉིས་གཅིག་ཁར་སླབ་པའི་བསྡུས་ཚིག།</text:p>
          </table:table-cell>
          <table:table-cell table:number-columns-repeated="252"/>
        </table:table-row>
        <table:table-row table:style-name="ro4">
          <table:table-cell office:value-type="string">
            <text:p>ལྷ་སྲིན་སྡེ་བརྒྱད།</text:p>
          </table:table-cell>
          <table:table-cell office:value-type="string">
            <text:p>/lha sin de ge/</text:p>
          </table:table-cell>
          <table:table-cell office:value-type="string">
            <text:p>(མིང་)</text:p>
          </table:table-cell>
          <table:table-cell table:style-name="ce5" office:value-type="string">
            <text:p>གཤིན་རྗེ་གཤེད་ཀྱི་རྒྱུད་ལས་ གསུངས་དོ་བཟུམ། གཤིན་རྗེ། མ་མོ། སྲིན་པོ། གནོད་སྦྱིན། མིའམ་ཅི། ས་བདག། བཙན། བདུད་བརྒྱད་ལུ་སླབ་ཨིན།</text:p>
          </table:table-cell>
          <table:table-cell table:number-columns-repeated="252"/>
        </table:table-row>
        <table:table-row table:style-name="ro4">
          <table:table-cell office:value-type="string">
            <text:p>ལྷ་སྲུང་།</text:p>
          </table:table-cell>
          <table:table-cell office:value-type="string">
            <text:p>/lha sung/</text:p>
          </table:table-cell>
          <table:table-cell office:value-type="string">
            <text:p>(མིང་)</text:p>
          </table:table-cell>
          <table:table-cell table:style-name="ce5" office:value-type="string">
            <text:p>ཕ་མའི་རིགས་ལས་བརྟེན་པའི་ཆོས་སྐྱོང་སྲུང་མ། ཆོས་སྲུང་དང་དོན་འདྲ། ལྷ་དང་སྲུང་མ་གཅིག་ཁར་སླབ་པའི་བསྡུས་ཚིག། ལྷ་སྲུང་དེ་ཚུ་ལེགས་ཤོམ་འབད་མཆོད།</text:p>
          </table:table-cell>
          <table:table-cell table:number-columns-repeated="252"/>
        </table:table-row>
        <table:table-row table:style-name="ro4">
          <table:table-cell office:value-type="string">
            <text:p>ལྷ་གསོལ།</text:p>
          </table:table-cell>
          <table:table-cell office:value-type="string">
            <text:p>/lha soel/</text:p>
          </table:table-cell>
          <table:table-cell office:value-type="string">
            <text:p>(མིང་)</text:p>
          </table:table-cell>
          <table:table-cell table:style-name="ce5" office:value-type="string">
            <text:p>རི་ལྷ། ཆུ་ལྷ། བྲག་ལྷ་ལ་སོགས་པའི་རང་སོས་བསྟེན་པའི་ལྷ་ལུ་མཆོད་པ་སོགས་ཕུལ་བ། གཡུས་ཁའི་མི་དེ་ཚུ་ལྷ་གསོལ་བར་འགྱོ་དེས།</text:p>
          </table:table-cell>
          <table:table-cell table:number-columns-repeated="252"/>
        </table:table-row>
        <table:table-row table:style-name="ro4">
          <table:table-cell office:value-type="string">
            <text:p>ལྷ་བསང།</text:p>
          </table:table-cell>
          <table:table-cell office:value-type="string">
            <text:p>/lha sang/</text:p>
          </table:table-cell>
          <table:table-cell office:value-type="string">
            <text:p>(མིང་)</text:p>
          </table:table-cell>
          <table:table-cell table:style-name="ce5" office:value-type="string">
            <text:p>རང་ལུ་གྲིབ་ཀྱིས་གནོད་མི་ཚུ་སེལ་ཐབས་ལུ་ མགྲོན་བཞི་ལུ་སངས་མཆོད་ཕུལ་ནི། ནངས་པ་དྲ་ོ་པ་ཁྱིམ་ནང་ལྷ་བསང་ཅིག་གཏང་དགོ་པས།</text:p>
          </table:table-cell>
          <table:table-cell table:number-columns-repeated="252"/>
        </table:table-row>
        <table:table-row table:style-name="ro4">
          <table:table-cell office:value-type="string">
            <text:p>ལྷག།</text:p>
          </table:table-cell>
          <table:table-cell office:value-type="string">
            <text:p>/lhag/</text:p>
          </table:table-cell>
          <table:table-cell office:value-type="string">
            <text:p>(བྱ་ཚིག་)</text:p>
          </table:table-cell>
          <table:table-cell table:style-name="ce5" office:value-type="string">
            <text:p>1 ཀློག་གི་འབྲི་ཐངས་གཞན། དཔེ་ཆའི་ཚིག་འདོན་པའི་དོན། ཁོ་དཔེ་ཆ་ལྷག་དེས། 2 གཞན་ལས་ཁྱད་པར་ཕགས་པའི་དོན། ཁོ་ལས་མོ་ལེ་ཤ་གིས་ལྷག། 3 གྲངས་ཚད་ལས་བརྒལ་བའི་དོན། སྣུམ་འཁོར་ནང་མི་ལྷག་སོ་ནུག། 4 ག་ར་མ་རྫོགས་པའམ་སྤྱོད་མ་ཚར་བའི་དོན། འབྱུ་ལྷག་སྟེ་སྤྱང་ཚུ་ལུ་སྦྱིན་པ་བཏང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་བཅས།</text:p>
          </table:table-cell>
          <table:table-cell office:value-type="string">
            <text:p>/lha ce/</text:p>
          </table:table-cell>
          <table:table-cell office:value-type="string">
            <text:p>(མིང་)</text:p>
          </table:table-cell>
          <table:table-cell table:style-name="ce5" office:value-type="string">
            <text:p>1 སུམ་ཅུ་པའི་ཕྲད་ཀྱི་གྲས་ལས་ཏེ་སྟེ་དེ་གསུམ་གྱི་མིང་། སྐབས་སུ་བབས་པའི་བརྗོད་བྱའི་དོན་འདི་གིས་མ་རྫོགས་པར་ལྷག་མ་དང་བཅས་པར་སྟོན་པའི་ཕྲད་ཨིན། 2 མཚམས་སྦྱོར་གྱི་བྱེད་པ་སྔ་ལ་བྱ་བ་ཕྱི་མའི་ལྷག་བཅས། མདའ་རྐྱབ་སྟེ་ཕོག། 3 བྱ་བ་རིམ་གྱིས་འཇུག་པའི་ལྷག་བཅས། མིག་གིས་བལྟས་ཏེ་མཐོང་། 4 བྱ་བ་དུས་གཅིག་ལུ་འཇུག་པའི་ལྷག་བཅས། མགོ་གཡུག་སྟེ་ལམ་འགྱོ། 5 དམ་བཅའ་བའི་དབྱེ་བ་འདྲེན་པ་ལུ་འཇུག་པ། དཀོན་མཆོག་གསུམ་ལུ་མཆོད་སྟེ། སངས་རྒྱས་ཆོས་དང་དགེ་འདུན་ནོ། 6 གཏན་ཚིག་འདྲེན་པ་ལུ་འཇུག་པ། རྟག་སྟེ། འདུས་མ་བྱས་ཡིན་པའི་ཕྱིར། 7 ངེས་ཚིག་འདྲེན་པའི་དོན་ལུ་འཇུག་པ། བྱང་ཆུབ་སྟེ། སྒྲིབ་གཉིས་བག་ཆག་དང་བཅས་བྱང་ཞིང་ རྟོགས་བྱའི་ཡོན་ཏན་ཐམས་ཅད་ཁོང་དུ་ཆུབ་པའོ། 8 རྒྱས་བཤད་འདྲེན་པའི་དོན་ལུ་འཇུག་པ། དཀོན་མཆོག་གསུམ་སྟེ། སངས་རྒྱས་དང་ཆོས་དང་དགེ་འདུན་ འཇིག་རྟེན་ནང་དཀོན་པ་དང་མཆོག་ཏུ་གྱུར་པའང་ཡིན། 9 ལྷག་མ་ཡོད་ཙམ་གཞན་འདྲེན་པ་ལ་འཇུག་པ་ལུ་འཇུག་པ། སྐར་མ་ཤར་སྟེ་མཁའ་ལ་མཛེས་། 10 ལྷག་མེད་ཀྱི་འགལ་མིང་། ལྷག་བཅས་དགྲ་བཅམ་པའི་གོ་འཕང་ཐོབ།</text:p>
          </table:table-cell>
          <table:table-cell table:number-columns-repeated="252"/>
        </table:table-row>
        <table:table-row table:style-name="ro4">
          <table:table-cell office:value-type="string">
            <text:p>ལྷག་ཆད།</text:p>
          </table:table-cell>
          <table:table-cell office:value-type="string">
            <text:p>/lha che/</text:p>
          </table:table-cell>
          <table:table-cell office:value-type="string">
            <text:p>(མིང་)</text:p>
          </table:table-cell>
          <table:table-cell table:style-name="ce5" office:value-type="string">
            <text:p>གྱངས་ཁ་ཐེབས་སམ་ཚད་ལས་ལྷག་སོང་བ་དང་ཚད་ཁ་མ་མཉམ་པར་ཆད་པའི་དོན། ད་རེས་ཀྱི་ཚེས་གྲངས་འདི་ལུ་ལྷག་ཆད་མེད།</text:p>
          </table:table-cell>
          <table:table-cell table:number-columns-repeated="252"/>
        </table:table-row>
        <table:table-row table:style-name="ro4">
          <table:table-cell office:value-type="string">
            <text:p>ལྷག་མཇུག།</text:p>
          </table:table-cell>
          <table:table-cell office:value-type="string">
            <text:p>/lhan ju/</text:p>
          </table:table-cell>
          <table:table-cell office:value-type="string">
            <text:p>(མིང་)</text:p>
          </table:table-cell>
          <table:table-cell table:style-name="ce5" office:value-type="string">
            <text:p>མ་ཚར་བའམ་མ་རྫོགས་པཕའི་དོན། ལྟོ་ལྷག་མཇུག་ལུས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ག་ཐེབས།</text:p>
          </table:table-cell>
          <table:table-cell office:value-type="string">
            <text:p>/lhag theb/</text:p>
          </table:table-cell>
          <table:table-cell office:value-type="string">
            <text:p>(མིང་)</text:p>
          </table:table-cell>
          <table:table-cell table:style-name="ce5" office:value-type="string">
            <text:p>ལང་པའི་ཤུལ་ལས་ཐེབས་ཐོན་པ། ལྷག་དང་ཐེབས་གཉིས་གཅིག་ཁར་སླབ་ཐངས།</text:p>
          </table:table-cell>
          <table:table-cell table:number-columns-repeated="252"/>
        </table:table-row>
        <table:table-row table:style-name="ro4">
          <table:table-cell office:value-type="string">
            <text:p>ལྷག་དེབ།</text:p>
          </table:table-cell>
          <table:table-cell office:value-type="string">
            <text:p>/lhhag deb/</text:p>
          </table:table-cell>
          <table:table-cell office:value-type="string">
            <text:p>(མིང་)</text:p>
          </table:table-cell>
          <table:table-cell table:style-name="ce5" office:value-type="string">
            <text:p>སློབ་གྲྭ་ནང་ལྷག་ནིའི་དཔེ་དེབ། ཁྱོད་ཀྱི་ལྷག་དེབ་དེ་ག་སྟེ་སྨོ།</text:p>
          </table:table-cell>
          <table:table-cell table:number-columns-repeated="252"/>
        </table:table-row>
        <table:table-row table:style-name="ro4">
          <table:table-cell office:value-type="string">
            <text:p>ལྷག་པ།</text:p>
          </table:table-cell>
          <table:table-cell office:value-type="string">
            <text:p>/lhhag pa/</text:p>
          </table:table-cell>
          <table:table-cell office:value-type="string">
            <text:p>(མིང)</text:p>
          </table:table-cell>
          <table:table-cell table:style-name="ce5" office:value-type="string">
            <text:p>1 རེས་གཟའ་བདུན་ལས་གཅིག། ནངས་པ་གཟའ་ལྷག་པ་ཨིན། 2 མིའི་མིང་། ལྷག་པ་ཁྲོམ་ཁར་ཡར་སོ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ག་པར།</text:p>
          </table:table-cell>
          <table:table-cell office:value-type="string">
            <text:p>/lhhag par/</text:p>
          </table:table-cell>
          <table:table-cell office:value-type="string">
            <text:p>(མིང)</text:p>
          </table:table-cell>
          <table:table-cell table:style-name="ce5" office:value-type="string">
            <text:p>1 སྔར་ལས་འགྱུར་བ་སྦོ་བྱུང་པའི་དོན། ཁོ་ན་ལུ་སྔར་ལས་ལྷག་པའི་རྒྱུ་ནོར་ཅིག་འདུག། 2 དམིགས་བསལ་གྱི་དོན་སྟོན་པའམ་ཁྱད་པར་དུ་ཟེར་བའི་དོན། རྒྱལ་ཁབ་གཞན་ལས་ལྷག་པར་དུ་འབྲུག་རྒྱལ་ཁབ་འདི་དགའ་ཏོག་ཏོ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ག་འཕྲོ།</text:p>
          </table:table-cell>
          <table:table-cell office:value-type="string">
            <text:p>/lhhag thro/</text:p>
          </table:table-cell>
          <table:table-cell office:value-type="string">
            <text:p>(མིང་)</text:p>
          </table:table-cell>
          <table:table-cell table:style-name="ce5" office:value-type="string">
            <text:p>དཔེ་ཆ་ལ་སོགས་པ་ལྷག་མ་ཚར་བ་ཡོད་པའི་དོན། ཁོ་གིས་ཆོས་དེ་ལྷག་འཕྲོ་འབད་བཞག་ཡར་སོ་ནུག</text:p>
          </table:table-cell>
          <table:table-cell table:number-columns-repeated="252"/>
        </table:table-row>
        <table:table-row table:style-name="ro4">
          <table:table-cell office:value-type="string">
            <text:p>ལྷག་མ།</text:p>
          </table:table-cell>
          <table:table-cell office:value-type="string">
            <text:p>/lhha ma/</text:p>
          </table:table-cell>
          <table:table-cell office:value-type="string">
            <text:p>(མིང་)</text:p>
          </table:table-cell>
          <table:table-cell table:style-name="ce5" office:value-type="string">
            <text:p>ལྷག་མཇུག་ལུས་པའི་དོན། མ་རྫོགས་པའི་དོན། ཁྱོད་ཀྱི་ལྷག་མ་དེ་ ཁྱི་དང་ཕགཔ་གི་ཡང་བཟའ་མི་བཏུབ།</text:p>
          </table:table-cell>
          <table:table-cell table:number-columns-repeated="252"/>
        </table:table-row>
        <table:table-row table:style-name="ro4">
          <table:table-cell office:value-type="string">
            <text:p>ལྷག་ལུས།</text:p>
          </table:table-cell>
          <table:table-cell office:value-type="string">
            <text:p>/lhhag lue/</text:p>
          </table:table-cell>
          <table:table-cell office:value-type="string">
            <text:p>(མིང་)</text:p>
          </table:table-cell>
          <table:table-cell table:style-name="ce5" office:value-type="string">
            <text:p>བཞེས་སྒོ་ཟ་ཟཝ་དང་གཉེར་ཚང་་ལ་སོགས་པའི་ལྷག་མ། ལྟོ་ལྷག་ལུས་མ་བཞག་པར་སྤུདཔ་བཟའ།</text:p>
          </table:table-cell>
          <table:table-cell table:number-columns-repeated="252"/>
        </table:table-row>
        <table:table-row table:style-name="ro4">
          <table:table-cell office:value-type="string">
            <text:p>ལྷག་དོན།</text:p>
          </table:table-cell>
          <table:table-cell office:value-type="string">
            <text:p>/lhhag den/</text:p>
          </table:table-cell>
          <table:table-cell office:value-type="string">
            <text:p>(མིང་)</text:p>
          </table:table-cell>
          <table:table-cell table:style-name="ce5" office:value-type="string">
            <text:p>དམིགས་བསལ་གྱི་དོན་སྟོན་པ། ལྷག་པར་དང་དོན་དག་འདྲ།</text:p>
          </table:table-cell>
          <table:table-cell table:number-columns-repeated="252"/>
        </table:table-row>
        <table:table-row table:style-name="ro4">
          <table:table-cell office:value-type="string">
            <text:p>ལྷག་བསམ།</text:p>
          </table:table-cell>
          <table:table-cell office:value-type="string">
            <text:p>/lhhag sam/</text:p>
          </table:table-cell>
          <table:table-cell office:value-type="string">
            <text:p>(མིང་)</text:p>
          </table:table-cell>
          <table:table-cell table:style-name="ce5" office:value-type="string">
            <text:p>ཕན་སེམས་བཅོས་མིན་གཞན་ལས་རྣམ་པར་དག་པའི་མནོ་བསམ་བཟང་པོ། མི་འདི་ལྷག་བསམ་རྣམ་དག་ཅིག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གས།</text:p>
          </table:table-cell>
          <table:table-cell office:value-type="string">
            <text:p>/lhhag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དོང་ཁར་བསླེབས་པ། འོང་བ། ལྷོད་པ།་འབྱོར་བའི་དོན། མི་རྣམས་ལྷགས་བཞིན་པ་ཡིན།</text:p>
          </table:table-cell>
          <table:table-cell table:number-columns-repeated="252"/>
        </table:table-row>
        <table:table-row table:style-name="ro4">
          <table:table-cell office:value-type="string">
            <text:p>ལྷགས་པ།</text:p>
          </table:table-cell>
          <table:table-cell office:value-type="string">
            <text:p>/lhhag pa/</text:p>
          </table:table-cell>
          <table:table-cell office:value-type="string">
            <text:p>(མིང་)</text:p>
          </table:table-cell>
          <table:table-cell table:style-name="ce5" office:value-type="string">
            <text:p>ཆོས་སྐད། རླུང་མ་བསིལ་ཏོང་ཏོ་དང་ཁ་ཚ་དྲགས་ཡོད་པ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ལྷང་།</text:p>
          </table:table-cell>
          <table:table-cell office:value-type="string">
            <text:p>/lhhang/</text:p>
          </table:table-cell>
          <table:table-cell office:value-type="string">
            <text:p>(མིང་)</text:p>
          </table:table-cell>
          <table:table-cell table:style-name="ce5" office:value-type="string">
            <text:p>སློང་གི་འབྲི་ཐངས་གཞན། མི་འདི་ཨ་རྟག་རང་ལྷང་དེ་རང་སྡོདཔ་མས།</text:p>
          </table:table-cell>
          <table:table-cell table:number-columns-repeated="252"/>
        </table:table-row>
        <table:table-row table:style-name="ro4">
          <table:table-cell office:value-type="string">
            <text:p>ལྷང་ཁུག།</text:p>
          </table:table-cell>
          <table:table-cell office:value-type="string">
            <text:p>/lhhang khu</text:p>
          </table:table-cell>
          <table:table-cell office:value-type="string">
            <text:p>(མིང་)</text:p>
          </table:table-cell>
          <table:table-cell table:style-name="ce5" office:value-type="string">
            <text:p>སྟེགས་ཀྱི་མིང་། ལྷང་ཁུག་གུར་ཕོརཔ་དེ་ཚུ་བཀལ་བཞག་ནུག</text:p>
          </table:table-cell>
          <table:table-cell table:number-columns-repeated="252"/>
        </table:table-row>
        <table:table-row table:style-name="ro4">
          <table:table-cell office:value-type="string">
            <text:p>ལྷང་ངེར།</text:p>
          </table:table-cell>
          <table:table-cell office:value-type="string">
            <text:p>/lhhang nger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དབྱིབས་དང་བཟོ་རྣམ་ལ་སོགས་པ་ རིགས་མཐུན་གཞན་ལས་ཁྱད་པར་འཕགས་པའི་དོན། ཟླ་བ་རྒྱུ་སྐར་དབུས་ན་ལྷ་ངེར་གསལ།</text:p>
          </table:table-cell>
          <table:table-cell table:number-columns-repeated="252"/>
        </table:table-row>
        <table:table-row table:style-name="ro4">
          <table:table-cell office:value-type="string">
            <text:p>ལྷང་མི།</text:p>
          </table:table-cell>
          <table:table-cell office:value-type="string">
            <text:p>/lhhang mi/</text:p>
          </table:table-cell>
          <table:table-cell office:value-type="string">
            <text:p>(མིང་)</text:p>
          </table:table-cell>
          <table:table-cell table:style-name="ce5" office:value-type="string">
            <text:p>བསོད་སྙོམས་ལ་སོག་པ་ལྷང་མི། ལྷང་མི་ མི་ལུ་རྟ་ཡང་རེ།</text:p>
          </table:table-cell>
          <table:table-cell table:number-columns-repeated="252"/>
        </table:table-row>
        <table:table-row table:style-name="ro4">
          <table:table-cell office:value-type="string">
            <text:p>ལྷང་ལྷང་།</text:p>
          </table:table-cell>
          <table:table-cell office:value-type="string">
            <text:p>/lhhang </text:p>
          </table:table-cell>
          <table:table-cell office:value-type="string">
            <text:p>(མིང་)</text:p>
          </table:table-cell>
          <table:table-cell table:style-name="ce5" office:value-type="string">
            <text:p>1 སྐད་ཀྱི་སྒྲ་ཧིང་སངས་ས། 2 སེམས་ཁར་ཁྲ་ལམ་ལམ་འབད་འདྲན་པ། འཆར་བའི་དོན། མི་སྐད་ཁྱི་སྐད་ཅིག་ཡང་རྣ་བར་ལྷང་ལྷང་གོཝ་མས།</text:p>
          </table:table-cell>
          <table:table-cell table:number-columns-repeated="252"/>
        </table:table-row>
        <table:table-row table:style-name="ro4">
          <table:table-cell office:value-type="string">
            <text:p>ལྷངས།</text:p>
          </table:table-cell>
          <table:table-cell office:value-type="string">
            <text:p>/lhhang/</text:p>
          </table:table-cell>
          <table:table-cell office:value-type="string">
            <text:p>(སྐུལ་ཚིག)</text:p>
          </table:table-cell>
          <table:table-cell table:style-name="ce5" office:value-type="string">
            <text:p>ལྷང་གི་བསྐུལ་ཚིག། ཁྱོད་ཀྱི་བསོད་སྙོམས་ལྷངས་ཤིག།</text:p>
          </table:table-cell>
          <table:table-cell table:number-columns-repeated="252"/>
        </table:table-row>
        <table:table-row table:style-name="ro4">
          <table:table-cell office:value-type="string">
            <text:p>ལྷང་ལྷོང་།</text:p>
          </table:table-cell>
          <table:table-cell office:value-type="string">
            <text:p>/lhhang lhhong</text:p>
          </table:table-cell>
          <table:table-cell office:value-type="string">
            <text:p>(མིང་ཁྱད)</text:p>
          </table:table-cell>
          <table:table-cell office:value-type="string">
            <text:p>འར་འུར་དང་ཟང་ཟིང་བཏང་བའི་དོན།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ལྷད།</text:p>
          </table:table-cell>
          <table:table-cell table:style-name="ce3" office:value-type="string">
            <text:p>/lhhe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ུ་ལེགས་ཤོམ་གྱི་ནང་ལུ་ཟོགཔོ་སླ་བསྲེས་པའི་དོན། གསེར་གྱི་ནང་ལུ་རག་ལྷད་ད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ད་མེདཔ།</text:p>
          </table:table-cell>
          <table:table-cell office:value-type="string">
            <text:p>/lhhe mep/</text:p>
          </table:table-cell>
          <table:table-cell office:value-type="string">
            <text:p>(མིང་)</text:p>
          </table:table-cell>
          <table:table-cell table:style-name="ce5" office:value-type="string">
            <text:p>1 རྒྱུ་སྤུས་དག་ཏོག་ཏོ་ཡོདཔ། ཨོམ་འདི་ལུ་ཆུ་ལྷད་མེད།</text:p>
          </table:table-cell>
          <table:table-cell table:number-columns-repeated="252"/>
        </table:table-row>
        <table:table-row table:style-name="ro4">
          <table:table-cell office:value-type="string">
            <text:p>ལྷན།</text:p>
          </table:table-cell>
          <table:table-cell office:value-type="string">
            <text:p>/lhhen/</text:p>
          </table:table-cell>
          <table:table-cell office:value-type="string">
            <text:p>(མིང་)</text:p>
          </table:table-cell>
          <table:table-cell table:style-name="ce5" office:value-type="string">
            <text:p>དུས་མཉམ་པ། གཅིག་ཁར་། མཉམ་གཅིག། གནས་གཅིག་པའི་དོན། ཨ་ལུ་ཁ་ལུ་འུ་མ་ལྷན།</text:p>
          </table:table-cell>
          <table:table-cell table:number-columns-repeated="252"/>
        </table:table-row>
        <table:table-row table:style-name="ro4">
          <table:table-cell office:value-type="string">
            <text:p>ལྷན་སྐྱེས།</text:p>
          </table:table-cell>
          <table:table-cell office:value-type="string">
            <text:p>/lhhen ke/</text:p>
          </table:table-cell>
          <table:table-cell office:value-type="string">
            <text:p>(མིང་)</text:p>
          </table:table-cell>
          <table:table-cell table:style-name="ce5" office:value-type="string">
            <text:p>1 རང་སྐྱེས། རང་འབྱུང་། རང་ཤར་ཚུ་དང་དོན་འདྲ། 2 ཡི་དམ་བདེ་མཆོག་ལྷན་སྐྱེས་ཀྱི་མཚན།</text:p>
          </table:table-cell>
          <table:table-cell table:number-columns-repeated="252"/>
        </table:table-row>
        <table:table-row table:style-name="ro4">
          <table:table-cell office:value-type="string">
            <text:p>ལྷན་སྐྱེས་ཀྱི་དྲི།</text:p>
          </table:table-cell>
          <table:table-cell office:value-type="string">
            <text:p>/lhhen ke ki dri/</text:p>
          </table:table-cell>
          <table:table-cell office:value-type="string">
            <text:p>(མིང་)</text:p>
          </table:table-cell>
          <table:table-cell office:value-type="string">
            <text:p>རང་གཟུགས་དང་གཅིག་ཡོད་པའི་དྲིམ།</text:p>
          </table:table-cell>
          <table:table-cell table:number-columns-repeated="252"/>
        </table:table-row>
        <table:table-row table:style-name="ro4">
          <table:table-cell office:value-type="string">
            <text:p>ལྷན་སྐྱེས་ཀྱི་འདྲེ།</text:p>
          </table:table-cell>
          <table:table-cell office:value-type="string">
            <text:p>/lhhen ke ki dre/</text:p>
          </table:table-cell>
          <table:table-cell office:value-type="string">
            <text:p>(མིང)</text:p>
          </table:table-cell>
          <table:table-cell table:style-name="ce5" office:value-type="string">
            <text:p>རང་ཨའི་གི་མངལ་ལས་སྐྱེས་བའི་སྐབས་ལས་ འདྲན་འདྲ་འབད་དེ་ རང་དང་གཅིག་ཁར་སྡོད་ཞིན་ན་དཀར་ནག་གི་ལཱ་ག་ཅི་རང་འབད་རུང་གྱངས་ཁ་རྐྱབ་སྟེ་བཞག་མི་གི་ ལྷ་དཀརཔོ་དང་འདྲེ་གནག་ཅུང་།</text:p>
          </table:table-cell>
          <table:table-cell table:number-columns-repeated="252"/>
        </table:table-row>
        <table:table-row table:style-name="ro4">
          <table:table-cell office:value-type="string">
            <text:p>ལྷན་ཁག།</text:p>
          </table:table-cell>
          <table:table-cell office:value-type="string">
            <text:p>/lhhen kha/</text:p>
          </table:table-cell>
          <table:table-cell office:value-type="string">
            <text:p>(མིང་)</text:p>
          </table:table-cell>
          <table:table-cell table:style-name="ce5" office:value-type="string">
            <text:p>དབུ་ཁྲིད་བློན་པོ་ཅིག་ཡོད་མི་གི་གཞུང་སྐྱོང་ལས་སྡེ་སྦོམ་ཅིག། ནང་སྲིད་ལྷན་ཁག། བསྟན་རྒྱས་ལྷན་ཁག། གསོ་བའི་ལྷན་ཁག། ཕྱི་འབྲེལ་ལྷན་ཁག་ལ་སོགས་པ།</text:p>
          </table:table-cell>
          <table:table-cell table:number-columns-repeated="252"/>
        </table:table-row>
        <table:table-row table:style-name="ro4">
          <table:table-cell office:value-type="string">
            <text:p>ལྷན་ཁག་ཡིག་ཚང་།</text:p>
          </table:table-cell>
          <table:table-cell office:value-type="string">
            <text:p>/lhhen kha yig tshang/</text:p>
          </table:table-cell>
          <table:table-cell office:value-type="string">
            <text:p>(མིང་)</text:p>
          </table:table-cell>
          <table:table-cell table:style-name="ce5" office:value-type="string">
            <text:p>ལྷན་ཁག་གི་ཕྱག་ལཱ་གནང་སའི་ཡིག་ཚང་།</text:p>
          </table:table-cell>
          <table:table-cell table:number-columns-repeated="252"/>
        </table:table-row>
        <table:table-row table:style-name="ro4">
          <table:table-cell office:value-type="string">
            <text:p>ལྷན་རྒྱས།</text:p>
          </table:table-cell>
          <table:table-cell office:value-type="string">
            <text:p>/lhhen ge/</text:p>
          </table:table-cell>
          <table:table-cell office:value-type="string">
            <text:p>(མིང་)</text:p>
          </table:table-cell>
          <table:table-cell table:style-name="ce5" office:value-type="string">
            <text:p>ཆ་ཚང་བ། མཉམ་དུ་འཛོམས་པ། གཅིག་ཁར་ཡོད་པ། རྒྱ་བསྐྱེད་པའི་དོན། མི་གཉིས་ཡན་ཆད་འཛོམས་ཡོད་པའི་དོན། 2 ཆེ་མཐོའི་གོ་གནས་བློན་པོ་ཟེར་བའི་དོན། ལྷན་རྒྱས་ཀྱི་གོ་གནས་གནང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ན་ཅིག།</text:p>
          </table:table-cell>
          <table:table-cell office:value-type="string">
            <text:p>/lhhen ci/</text:p>
          </table:table-cell>
          <table:table-cell office:value-type="string">
            <text:p>(མིང་)</text:p>
          </table:table-cell>
          <table:table-cell table:style-name="ce5" office:value-type="string">
            <text:p>མཉམ་གཅིག། གཅིག་ཁར་ཟེར་བའི་དོན། ཡབ་དང་ཡུམ་གཉིས་ལྷན་ཅིག་བཞུགས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ན་ཐབས།</text:p>
          </table:table-cell>
          <table:table-cell office:value-type="string">
            <text:p>/lhhen thab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ཁ་སྐོང་། ཧེང་བཀལ་ཟེར་བའི་དོན། ཁོ་ལུ་ལྷན་ཐབས་འབད་མི་ཅིག་ག་ཡང་མིན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ན་འདྲུབ།</text:p>
          </table:table-cell>
          <table:table-cell office:value-type="string">
            <text:p>/lhhen drup/</text:p>
          </table:table-cell>
          <table:table-cell office:value-type="string">
            <text:p>(མིང་)</text:p>
          </table:table-cell>
          <table:table-cell table:style-name="ce5" office:value-type="string">
            <text:p>གོས་ཆེན་བཏོག་ཞིནམ་ལས་དྲ་དུམ་ཚུ་གཅིག་ཁར་བཙེམས་མི་འདི་གི་མིང་། ཁོ་ལུ་གོས་ཆེན་ལྷན་འདྲུབ་ཀྱི་སྐུ་ཐང་ཅིག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ན་རྒྱས་གཞུང་ཚོགས།</text:p>
          </table:table-cell>
          <table:table-cell office:value-type="string">
            <text:p>/lhhen ge zhung tshog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ལ་ཁབ་ཀྱི་གཞུང་སྐྱོང་མི་བློན་པོ་ལྷན་རྒྱས་ཚོགས་པ་ཟེར་བ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ལྷབ།</text:p>
          </table:table-cell>
          <table:table-cell office:value-type="string">
            <text:p>/lhhab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ཀློག་གི་འབྲི་ཐངས་གཞན། དཔེ་ཆའི་ཚིག་འདོན་པའི་དོན། ཁོ་དཔེ་ཆ་ལྷག་དེས། 2 གཞན་ལས་ཁྱད་པར་ཕགས་པའི་དོན། ཁོ་ལས་མོ་ལེ་ཤ་གིས་ལྷག། 3 གྲངས་ཚད་ལས་བརྒལ་བའི་དོན། སྣུམ་འཁོར་ནང་མི་ལྷག་སོ་ནུག། 4 ག་ར་མ་རྫོགས་པའམ་སྤྱོད་མ་ཚར་བའི་དོན། འབྱུ་ལྷག་སྟེ་སྤྱང་ཚུ་ལུ་སྦྱིན་པ་བཏང་ནུག། ཆོས་སྐད་ལས་སློབ་ཟེར་བའི་དོན། ཤེས་ཡོན་སྦྱང་བརྩོན་འབད་བའི་དོན། ད་ལྟོ་ཡོན་ཏན་ལེགས་ཤོམ་འབད་ལྷབ་དགོ། 2 ལྷ་པ་ནང་ལས་འཐོན་མི་བཙོག་རོའི་མིང་། ཁྱོད་ལྷ་པ་ནང་ལས་ལྷབ་འཐོན་དེས།</text:p>
          </table:table-cell>
          <table:table-cell table:number-columns-repeated="252"/>
        </table:table-row>
        <table:table-row table:style-name="ro4">
          <table:table-cell office:value-type="string">
            <text:p>ལྷབ་པ།</text:p>
          </table:table-cell>
          <table:table-cell office:value-type="string">
            <text:p>/lhhab pa/</text:p>
          </table:table-cell>
          <table:table-cell office:value-type="string">
            <text:p>(མིང་)</text:p>
          </table:table-cell>
          <table:table-cell table:style-name="ce5" office:value-type="string">
            <text:p>རུ་ཏོ་དང་པགས་ཀོའི་བར་ན་ཡོད་པའི་དངོས་པོ་འདི་གི་མིང་། ཤ་འདི་འབདན་ལྷ་པ་ལེ་ཤ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བ་ཕྱི།</text:p>
          </table:table-cell>
          <table:table-cell office:value-type="string">
            <text:p>/lhhab chi/</text:p>
          </table:table-cell>
          <table:table-cell office:value-type="string">
            <text:p>(མིང་)</text:p>
          </table:table-cell>
          <table:table-cell table:style-name="ce5" office:value-type="string">
            <text:p>ལྷབ་འཕྱག་ནིའི་རས་ཅིག། ཁྱོད་ཀྱི་ལྷབ་ཕྱི་འདི་ང་ལུ་གནང་ཤིག།</text:p>
          </table:table-cell>
          <table:table-cell table:number-columns-repeated="252"/>
        </table:table-row>
        <table:table-row table:style-name="ro4">
          <table:table-cell office:value-type="string">
            <text:p>ལྷབ་བཙིར།</text:p>
          </table:table-cell>
          <table:table-cell office:value-type="string">
            <text:p>/lhhab tsir/</text:p>
          </table:table-cell>
          <table:table-cell office:value-type="string">
            <text:p>(མིང་)</text:p>
          </table:table-cell>
          <table:table-cell office:value-type="string">
            <text:p>ལྷ་པ་ནང་གི་བཙོག་རོ་ཕྱི་ཁར་བཏོན་བཀོག་བའི་དོན།</text:p>
          </table:table-cell>
          <table:table-cell/>
          <table:table-cell office:value-type="string">
            <text:p>ཁྱོད་ཀྱི་ལྷབ་འདི་བཙིར་གཏང་ད།</text:p>
          </table:table-cell>
          <table:table-cell table:number-columns-repeated="250"/>
        </table:table-row>
        <table:table-row table:style-name="ro4">
          <table:table-cell office:value-type="string">
            <text:p>ལྷབ་ལྷབ།</text:p>
          </table:table-cell>
          <table:table-cell office:value-type="string">
            <text:p>/lhhab lhhab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མེ་འབར་བའི་རྣམ་པ་ཅིག་གི་མིང་། མེ་ལྷབ་ལྷབ་བཏང་འདི་འབར་དེས།</text:p>
          </table:table-cell>
          <table:table-cell table:number-columns-repeated="252"/>
        </table:table-row>
        <table:table-row table:style-name="ro4">
          <table:table-cell office:value-type="string">
            <text:p>ལྷབས།</text:p>
          </table:table-cell>
          <table:table-cell office:value-type="string">
            <text:p>/lhhab/</text:p>
          </table:table-cell>
          <table:table-cell office:value-type="string">
            <text:p>(འདས་སྐུལ)</text:p>
          </table:table-cell>
          <table:table-cell table:style-name="ce5" office:value-type="string">
            <text:p>ཤེས་ཡོན་སོགས་སྦྱང་བརྩོན་འབད་ཚར་བའི་དོན། ཁོ་དཔེ་ཆ་ལྷབས་ཚར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མ།</text:p>
          </table:table-cell>
          <table:table-cell office:value-type="string">
            <text:p>/lhham/</text:p>
          </table:table-cell>
          <table:table-cell office:value-type="string">
            <text:p>(མིང་)</text:p>
          </table:table-cell>
          <table:table-cell table:style-name="ce5" office:value-type="string">
            <text:p>1 རྐང་པར་བཙུགས་ནིའི་གྱོན་ཆས་ ཀོཝ་དང་བགོ་ལ་སོགས་ཀྱིས་བཙེམ་མི་ཅིག། ཀོ་ལྷམ། ཟོམ་ལྷམ། གྲྭ་ལྷམ།</text:p>
          </table:table-cell>
          <table:table-cell table:number-columns-repeated="252"/>
        </table:table-row>
        <table:table-row table:style-name="ro4">
          <table:table-cell office:value-type="string">
            <text:p>ལྷམ་ཀོ།</text:p>
          </table:table-cell>
          <table:table-cell office:value-type="string">
            <text:p>/lhham ko/</text:p>
          </table:table-cell>
          <table:table-cell office:value-type="string">
            <text:p>(མིང་)</text:p>
          </table:table-cell>
          <table:table-cell table:style-name="ce5" office:value-type="string">
            <text:p>ལྷམ་མཐིལ་སྦྱར་ནིའི་ཀོཝ་ཟེར་བའི་དོན། ང་ལུ་ལྷམ་ཀོ་ཆ་གཅིག་ཉོ་འབག་འོང་གནང་མས།</text:p>
          </table:table-cell>
          <table:table-cell table:number-columns-repeated="252"/>
        </table:table-row>
        <table:table-row table:style-name="ro4">
          <table:table-cell office:value-type="string">
            <text:p>ལྷམ་སྒྲོག།</text:p>
          </table:table-cell>
          <table:table-cell office:value-type="string">
            <text:p>/lhham dro</text:p>
          </table:table-cell>
          <table:table-cell office:value-type="string">
            <text:p>(མིང་)</text:p>
          </table:table-cell>
          <table:table-cell table:style-name="ce5" office:value-type="string">
            <text:p>ལྷམ་གྱི་གཡུག་པ་བསྡམ་ནིའི་ཐགཔ།</text:p>
          </table:table-cell>
          <table:table-cell table:number-columns-repeated="252"/>
        </table:table-row>
        <table:table-row table:style-name="ro4">
          <table:table-cell office:value-type="string">
            <text:p>ལྷམ་ཅིག།</text:p>
          </table:table-cell>
          <table:table-cell office:value-type="string">
            <text:p>/lhham ci/</text:p>
          </table:table-cell>
          <table:table-cell office:value-type="string">
            <text:p>(མིང་)</text:p>
          </table:table-cell>
          <table:table-cell table:style-name="ce5" office:value-type="string">
            <text:p>ཟུར་ཆ་ཅིག་ཟེར་བའི་དོན། ང་ལུ་ཁོ་གིས་ལྷམ་ཅིག་སླབ་དེས།</text:p>
          </table:table-cell>
          <table:table-cell table:number-columns-repeated="252"/>
        </table:table-row>
        <table:table-row table:style-name="ro4">
          <table:table-cell office:value-type="string">
            <text:p>ལྷམ་བཅིང་།</text:p>
          </table:table-cell>
          <table:table-cell office:value-type="string">
            <text:p>/lhham cing/</text:p>
          </table:table-cell>
          <table:table-cell office:value-type="string">
            <text:p>(མིང་)</text:p>
          </table:table-cell>
          <table:table-cell table:style-name="ce5" office:value-type="string">
            <text:p>ལྷམ་གྱི་གཡུག་པ་བསྡམ་ནིའི་ཐགཔ་ཅིག་གི་མིང་། ལྷམ་བཅིང་གསརཔ་ཅིག་དགོཔ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མ་བཙེམ་མི།</text:p>
          </table:table-cell>
          <table:table-cell office:value-type="string">
            <text:p>/lhham tsem mi/</text:p>
          </table:table-cell>
          <table:table-cell office:value-type="string">
            <text:p>(མིང་)</text:p>
          </table:table-cell>
          <table:table-cell table:style-name="ce5" office:value-type="string">
            <text:p>ལྷམ་བཟོ་མི་གི་མིང་། ཁོ་ལྷམ་བཙེམ་མི་ཨིན།</text:p>
          </table:table-cell>
          <table:table-cell table:number-columns-repeated="252"/>
        </table:table-row>
        <table:table-row table:style-name="ro4">
          <table:table-cell office:value-type="string">
            <text:p>ལྷམ་རྩི།</text:p>
          </table:table-cell>
          <table:table-cell office:value-type="string">
            <text:p>/lhham tsi/</text:p>
          </table:table-cell>
          <table:table-cell office:value-type="string">
            <text:p>(མིང་)</text:p>
          </table:table-cell>
          <table:table-cell table:style-name="ce5" office:value-type="string">
            <text:p>ལྷམ་ཧུམ་ཆ་བཏོན་ནིའི་རྫས་ཅིག་གི་མིང་། ཁྱོད་ཁྲོམ་ཁར་འགྱོཝ་ད་ང་ལུ་ལྷམ་རྩི་ཅིག་ཉོ་འབག་འོང་གནང་མས།</text:p>
          </table:table-cell>
          <table:table-cell table:number-columns-repeated="252"/>
        </table:table-row>
        <table:table-row table:style-name="ro4">
          <table:table-cell office:value-type="string">
            <text:p>ལྷམ་ཚོང་།</text:p>
          </table:table-cell>
          <table:table-cell office:value-type="string">
            <text:p>/lhham tshong/</text:p>
          </table:table-cell>
          <table:table-cell office:value-type="string">
            <text:p>(མིང་)</text:p>
          </table:table-cell>
          <table:table-cell table:style-name="ce5" office:value-type="string">
            <text:p>རྐང་པར་བཙུགས་ནིའི་ལྷམ་གྱི་རིགས་ཚོང་འབྲེལ་འཐབ་པའི་དོན། ཁོ་ལྷམ་ཚོང་རྐྱབ་མི་ཨིན།</text:p>
          </table:table-cell>
          <table:table-cell table:number-columns-repeated="252"/>
        </table:table-row>
        <table:table-row table:style-name="ro4">
          <table:table-cell office:value-type="string">
            <text:p>ལྷིགཔ།</text:p>
          </table:table-cell>
          <table:table-cell office:value-type="string">
            <text:p>/lhhip/</text:p>
          </table:table-cell>
          <table:table-cell office:value-type="string">
            <text:p>(མིང་)</text:p>
          </table:table-cell>
          <table:table-cell table:style-name="ce5" office:value-type="string">
            <text:p>རླིག་པ་ཟེར་བའི་འབྲི་ཐངས་གཞན། ཕོ་མཚན་གྱི་ཡན་ལག་ཅིག་མིང་།</text:p>
          </table:table-cell>
          <table:table-cell table:number-columns-repeated="252"/>
        </table:table-row>
        <table:table-row table:style-name="ro4">
          <table:table-cell office:value-type="string">
            <text:p>ལྷིའུ།</text:p>
          </table:table-cell>
          <table:table-cell office:value-type="string">
            <text:p>/lhhiu/</text:p>
          </table:table-cell>
          <table:table-cell office:value-type="string">
            <text:p>(མིང་)</text:p>
          </table:table-cell>
          <table:table-cell table:style-name="ce5" office:value-type="string">
            <text:p>རེད་ལ་སོགས་པ་བརྡུང་ནིའི་ལག་ཆས་ཅིག་གི་མིང་། ཡས་གཏུན་གྱི་མིང་གཞན།</text:p>
          </table:table-cell>
          <table:table-cell table:number-columns-repeated="252"/>
        </table:table-row>
        <table:table-row table:style-name="ro4">
          <table:table-cell office:value-type="string">
            <text:p>ལྷུ།</text:p>
          </table:table-cell>
          <table:table-cell office:value-type="string">
            <text:p>/lhhu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ཆོས་སྐད་ལས་སླུའི་འབྲི་ཐངས་གཞན། ཨ་ལོ་ཆུང་ཀུ་སྔུཝ་ད་དགའ་བཅུག་ནི། 2 མགུ་སྐོར་གཏང་ནི། གཞན་གྱི་སེམས་ལྷུ་ནི། 3 གཟུགས་ཀྱི་ཚིགས་ཏོ་ཅིག་ལས་ཚིགས་ཏོ་གཞན་ཅིག་གི་བར་ནའི་དུམ་མཚན་གྱི་མིང་། ཤ་ལྷུ་ཅིག་ཉོ་དགོ་པས།</text:p>
          </table:table-cell>
          <table:table-cell table:number-columns-repeated="252"/>
        </table:table-row>
        <table:table-row table:style-name="ro4">
          <table:table-cell office:value-type="string">
            <text:p>ལྷུག།</text:p>
          </table:table-cell>
          <table:table-cell office:value-type="string">
            <text:p>/lhhug/</text:p>
          </table:table-cell>
          <table:table-cell office:value-type="string">
            <text:p>(མིང་)</text:p>
          </table:table-cell>
          <table:table-cell table:style-name="ce5" office:value-type="string">
            <text:p>1 མར་དཔྱང་བ། ལྷོད་ལྷོད་ཡོད་པའི་དོན། གོ་ལ་གི་ལྷུག། འཆམ་གོའི་ལྷུག། 2 མ་འགྲིགསཔ་འབྱུང་བའི་དོན། ཁོང་གཉིས་ཀྱི་བར་ན་ལྷུག་ཅིག་བྱུང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ུག་པར།</text:p>
          </table:table-cell>
          <table:table-cell office:value-type="string">
            <text:p>/lhhug pa/</text:p>
          </table:table-cell>
          <table:table-cell office:value-type="string">
            <text:p>(མིང་)</text:p>
          </table:table-cell>
          <table:table-cell table:style-name="ce5" office:value-type="string">
            <text:p>1བྲེལ་བ་མེད་པར་སྐྱིད་པོར་ཟེར་བའི་དོན། ཡི་གུའི་གྱངས་ཁ་མེད་པ་ངོས་བཟུང་མེད་པ། རྐང་པ་མེད་པའི་འབྲི་ཐངས་ཅིག་གི་མིང་། ཡི་གུ་འདི་ཚུག་ལྷུག་པ་འབད་འབྲི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ུང་།</text:p>
          </table:table-cell>
          <table:table-cell office:value-type="string">
            <text:p>/lhhung/</text:p>
          </table:table-cell>
          <table:table-cell office:value-type="string">
            <text:p>(འདས་པ)</text:p>
          </table:table-cell>
          <table:table-cell table:style-name="ce5" office:value-type="string">
            <text:p>ལྟུང་གི་འདས་ཚིག། ཆོས་སྐད་ལས་མར་བུད་སོང་བའི་དོན། དམྱལ་བར་ལྷུང་།</text:p>
          </table:table-cell>
          <table:table-cell table:number-columns-repeated="252"/>
        </table:table-row>
        <table:table-row table:style-name="ro4">
          <table:table-cell office:value-type="string">
            <text:p>ལྷུང་བཟེད།</text:p>
          </table:table-cell>
          <table:table-cell office:value-type="string">
            <text:p>/lhhung ze/</text:p>
          </table:table-cell>
          <table:table-cell office:value-type="string">
            <text:p>(མིང་)</text:p>
          </table:table-cell>
          <table:table-cell table:style-name="ce5" office:value-type="string">
            <text:p>སངས་རྒྱས་དང་དགེ་སློང་ཚུ་གིས་གསོལཝ་བཞེས་ནིའི་ཧོད་ཅིག་གི་མིང་། བཅོམ་ལྡན་འདས་ཀྱི་ཕྱག་ལུ་ལྷུང་བཟད་བསྣམས་ཏེ་འདུག།</text:p>
          </table:table-cell>
          <table:table-cell table:number-columns-repeated="252"/>
        </table:table-row>
        <table:table-row table:style-name="ro4">
          <table:table-cell office:value-type="string">
            <text:p>ལྷུང་ལྷུང་།</text:p>
          </table:table-cell>
          <table:table-cell office:value-type="string">
            <text:p>/lhhung lhhung/</text:p>
          </table:table-cell>
          <table:table-cell office:value-type="string">
            <text:p>(མིང་)</text:p>
          </table:table-cell>
          <table:table-cell table:style-name="ce5" office:value-type="string">
            <text:p>ཆུ་འབབ་ཚུལ་གྱི་སྐད་ཅིག། ཆུ་མོ་ལྷུང་ལྷུང་རྒྱ་གར་ཕྱོགས་སུ་འབབ།</text:p>
          </table:table-cell>
          <table:table-cell table:number-columns-repeated="252"/>
        </table:table-row>
        <table:table-row table:style-name="ro4">
          <table:table-cell office:value-type="string">
            <text:p>ལྷུན་གྲུབ།</text:p>
          </table:table-cell>
          <table:table-cell office:value-type="string">
            <text:p>/lhhuen drub/</text:p>
          </table:table-cell>
          <table:table-cell office:value-type="string">
            <text:p>(མིང་)</text:p>
          </table:table-cell>
          <table:table-cell table:style-name="ce5" office:value-type="string">
            <text:p>1 རང་གིས་དཀའ་སྤྱད་དང་ཤུགས་ག་ནི་ཡང་བཏོན་མ་དགོ་པར་ རང་བཞིན་ཤུགས་ཀྱི་གྲུབ་པའི་དོན། 2 ཐོད་རྒལ་དང་དོན་འདྲ། སེམས་ཅན་གེ་རའི་རྒྱུད་ལུ་ གཞི་བདེ་བར་གཤེགས་པའི་ཁམས་ སྔོན་གོང་ལས་རང་ ཆས་སུ་ཡོད་པའི་དོན། མིའི་མིང་། ལྷུན་གྲུབ་རྡོ་རྗེ།</text:p>
          </table:table-cell>
          <table:table-cell table:number-columns-repeated="252"/>
        </table:table-row>
        <table:table-row table:style-name="ro4">
          <table:table-cell office:value-type="string">
            <text:p>ལྷུན་ཆགས།</text:p>
          </table:table-cell>
          <table:table-cell office:value-type="string">
            <text:p>/lhhuen drub/</text:p>
          </table:table-cell>
          <table:table-cell office:value-type="string">
            <text:p>(མིང་)</text:p>
          </table:table-cell>
          <table:table-cell table:style-name="ce5" office:value-type="string">
            <text:p>བཅོས་མ་མེན་པར་རང་བཞིན་གྱིས་བྱིན་ཆགས་ཏོག་ཏོ་འབད་ཡོད་པའི་དོན། རང་བཞིན་གྱི་ལེགས་ཤོམ་ཡོད་པའི་དོན། འབྲུག་རྒྱལ་ཁབ་འདི་ནང་ལྷུན་ཆགས་ཀྱི་ཞི་བདེ་ཡོད།</text:p>
          </table:table-cell>
          <table:table-cell table:number-columns-repeated="252"/>
        </table:table-row>
        <table:table-row table:style-name="ro4">
          <table:table-cell office:value-type="string">
            <text:p>ལྷུན་པོ།</text:p>
          </table:table-cell>
          <table:table-cell office:value-type="string">
            <text:p>/lhhuen po/</text:p>
          </table:table-cell>
          <table:table-cell office:value-type="string">
            <text:p>(མིང་)</text:p>
          </table:table-cell>
          <table:table-cell table:style-name="ce5" office:value-type="string">
            <text:p>དབུས་རི་བོ་མཆོག་རབ་ཀྱི་མིང་གཞན།</text:p>
          </table:table-cell>
          <table:table-cell table:number-columns-repeated="252"/>
        </table:table-row>
        <table:table-row table:style-name="ro4">
          <table:table-cell office:value-type="string">
            <text:p>ལྷུན་རྫོགས།</text:p>
          </table:table-cell>
          <table:table-cell office:value-type="string">
            <text:p>/lhhuen dzog/</text:p>
          </table:table-cell>
          <table:table-cell office:value-type="string">
            <text:p>(བྱ་ཚིག)</text:p>
          </table:table-cell>
          <table:table-cell table:style-name="ce5" office:value-type="string">
            <text:p>རང་བཞིན་ཤུགས་ཀྱིས་ཡར་འཕེལ་བའི་དོན།</text:p>
          </table:table-cell>
          <table:table-cell table:number-columns-repeated="252"/>
        </table:table-row>
        <table:table-row table:style-name="ro4">
          <table:table-cell office:value-type="string">
            <text:p>ལྷུབ་ལྷུབ།</text:p>
          </table:table-cell>
          <table:table-cell office:value-type="string">
            <text:p>/lhhub lhhub/</text:p>
          </table:table-cell>
          <table:table-cell office:value-type="string">
            <text:p>(མིང་ཁྱད)</text:p>
          </table:table-cell>
          <table:table-cell table:style-name="ce5" office:value-type="string">
            <text:p>གྱོན་ཆས་ཚུ་ཞ་ལ་ཞོ་ལེ་བཏང་ ལེགས་ཤོམ་འབད་མ་གྱོན་པའི་དོན། དཀྱི་ར་ལྷབ་ལྷུབ་འབད་དཀྱི་ནུག།</text:p>
          </table:table-cell>
          <table:table-cell table:number-columns-repeated="252"/>
        </table:table-row>
        <table:table-row table:style-name="ro4">
          <table:table-cell office:value-type="string">
            <text:p>ལྷུན་རྩེ།</text:p>
          </table:table-cell>
          <table:table-cell office:value-type="string">
            <text:p>/lhhuen tse/</text:p>
          </table:table-cell>
          <table:table-cell office:value-type="string">
            <text:p>(མིང་)</text:p>
          </table:table-cell>
          <table:table-cell table:style-name="ce5" office:value-type="string">
            <text:p>ཀུར་སྟོད་རྫོང་གི་མིང་། ང་ལྷུན་རྩེ་རྫོང་ནང་ལུ་མ་ལྷོད།</text:p>
          </table:table-cell>
          <table:table-cell table:number-columns-repeated="252"/>
        </table:table-row>
        <table:table-row table:style-name="ro4">
          <table:table-cell office:value-type="string">
            <text:p>ལྷུམས།</text:p>
          </table:table-cell>
          <table:table-cell office:value-type="string">
            <text:p>/lhhum/</text:p>
          </table:table-cell>
          <table:table-cell office:value-type="string">
            <text:p>(མིང་)</text:p>
          </table:table-cell>
          <table:table-cell table:style-name="ce5" office:value-type="string">
            <text:p>ཨའི་མངལ་གྱི་ཞེ་ས། སངས་རྒྱས་ལྷུམས་སུ་བཞུགས་ནུག།</text:p>
          </table:table-cell>
          <table:table-cell table:number-columns-repeated="252"/>
        </table:table-row>
        <table:table-row table:style-name="ro6">
          <table:table-cell office:value-type="string">
            <text:p>ལྷུར་ལེན།</text:p>
          </table:table-cell>
          <table:table-cell office:value-type="string">
            <text:p>/lhhur len/</text:p>
          </table:table-cell>
          <table:table-cell office:value-type="string">
            <text:p>(བྱ་ཚིག)</text:p>
          </table:table-cell>
          <table:table-cell table:style-name="ce5" office:value-type="string">
            <text:p>སེམས་རྩེ་གཅིག་གི་སྒོ་ལས་དང་དུ་ལེན་པ་དང་ སྙིང་རུས་བསྐྱེད་པ། དཔེ་ཆ་ལྷབ་པའི་སྐབས་བརྩོན་པ་ལྷུར་ལེན་པ།</text:p>
          </table:table-cell>
          <table:table-cell table:number-columns-repeated="252"/>
        </table:table-row>
        <table:table-row table:style-name="ro6">
          <table:table-cell office:value-type="string">
            <text:p>ལྷུར་བླངས།</text:p>
          </table:table-cell>
          <table:table-cell office:value-type="string">
            <text:p>/lhhur lang/</text:p>
          </table:table-cell>
          <table:table-cell office:value-type="string">
            <text:p>(མིང་)</text:p>
          </table:table-cell>
          <table:table-cell table:style-name="ce5" office:value-type="string">
            <text:p>ལྷུར་ལེན་པའི་འདས་ཚིག། རང་དོན་ལྷུར་ལེན་ནས་དམྱལ་བར་ཡར་སོང་ནུག།</text:p>
          </table:table-cell>
          <table:table-cell table:number-columns-repeated="252"/>
        </table:table-row>
        <table:table-row table:style-name="ro6">
          <table:table-cell office:value-type="string">
            <text:p>ལྷེ།</text:p>
          </table:table-cell>
          <table:table-cell office:value-type="string">
            <text:p>/lhhe/</text:p>
          </table:table-cell>
          <table:table-cell office:value-type="string">
            <text:p>(མིང་)</text:p>
          </table:table-cell>
          <table:table-cell table:style-name="ce5" office:value-type="string">
            <text:p>ཤོག་ལེབ་ཀྱི་འབྲི་ཐངས་གཞན། ཤོག་ལྷེ་གཉིས་ཡར་ལྷོག།</text:p>
          </table:table-cell>
          <table:table-cell table:number-columns-repeated="252"/>
        </table:table-row>
        <table:table-row table:style-name="ro6">
          <table:table-cell office:value-type="string">
            <text:p>ལྷེན།</text:p>
          </table:table-cell>
          <table:table-cell office:value-type="string">
            <text:p>/lhhen/</text:p>
          </table:table-cell>
          <table:table-cell office:value-type="string">
            <text:p>(མིང་)</text:p>
          </table:table-cell>
          <table:table-cell table:style-name="ce5" office:value-type="string">
            <text:p>ལྐོདམ་དང་ཕོཝ་འབྲེལ་མཚམས་ཀྱི་ཕྱི་ཁའི་ཧོག་ཀ་འདི་གིས་མིང་། དབུགས་གཏོང་ལེན་འབད་བའི་བསྒང་ཕོཝ་དང་ལྐོདམ་སྤར་ཐངས་ཅིག་གི་མིང་། དབུགས་ལྷེབ་ལྷེབ་བཏང་རྒྱུག་དེས།</text:p>
          </table:table-cell>
          <table:table-cell table:number-columns-repeated="252"/>
        </table:table-row>
        <table:table-row table:style-name="ro6">
          <table:table-cell office:value-type="string">
            <text:p>ལྷེབ་ལྷེབ།</text:p>
          </table:table-cell>
          <table:table-cell office:value-type="string">
            <text:p>/lhheb lhheb/</text:p>
          </table:table-cell>
          <table:table-cell office:value-type="string">
            <text:p>(བྱ་ཁྱད)</text:p>
          </table:table-cell>
          <table:table-cell table:number-columns-repeated="253"/>
        </table:table-row>
        <table:table-row table:style-name="ro6">
          <table:table-cell office:value-type="string">
            <text:p>ལྷེམ་ལྷེམ།</text:p>
          </table:table-cell>
          <table:table-cell office:value-type="string">
            <text:p>/lhhem lhhem/</text:p>
          </table:table-cell>
          <table:table-cell office:value-type="string">
            <text:p>(བྱ་ཁྱད་)</text:p>
          </table:table-cell>
          <table:table-cell table:style-name="ce5" office:value-type="string">
            <text:p>འགྲོས་ཀྱི་འབད་སྤར་བ་། འགུལ་བའི་དོན།</text:p>
          </table:table-cell>
          <table:table-cell table:number-columns-repeated="252"/>
        </table:table-row>
        <table:table-row table:style-name="ro6">
          <table:table-cell office:value-type="string">
            <text:p>ལྷོ།</text:p>
          </table:table-cell>
          <table:table-cell office:value-type="string">
            <text:p>/lhho/</text:p>
          </table:table-cell>
          <table:table-cell office:value-type="string">
            <text:p>(མིང་)</text:p>
          </table:table-cell>
          <table:table-cell table:style-name="ce5" office:value-type="string">
            <text:p>ཕྱོགས་བཞི་ལས་ཅིག་གི་མིང་། ང་ལྷོ་ཁ་ཐུག་ལུ་མི་འགྱོ།</text:p>
          </table:table-cell>
          <table:table-cell table:number-columns-repeated="252"/>
        </table:table-row>
        <table:table-row table:style-name="ro6">
          <table:table-cell office:value-type="string">
            <text:p>ལྷོ་སྒོ།</text:p>
          </table:table-cell>
          <table:table-cell office:value-type="string">
            <text:p>/lhho go/</text:p>
          </table:table-cell>
          <table:table-cell office:value-type="string">
            <text:p>(མིང་)</text:p>
          </table:table-cell>
          <table:table-cell table:style-name="ce5" office:value-type="string">
            <text:p>ཕྱོགས་ལྷོའི་ཧོངས་ལུ་བཏོན་པའི་སྒོ།</text:p>
          </table:table-cell>
          <table:table-cell table:number-columns-repeated="252"/>
        </table:table-row>
        <table:table-row table:style-name="ro6">
          <table:table-cell office:value-type="string">
            <text:p>ལྷོ་ལྗོངས།</text:p>
          </table:table-cell>
          <table:table-cell office:value-type="string">
            <text:p>/lhho jong/</text:p>
          </table:table-cell>
          <table:table-cell office:value-type="string">
            <text:p>(མིང)</text:p>
          </table:table-cell>
          <table:table-cell table:style-name="ce5" office:value-type="string">
            <text:p>ཕྱོགས་ལྷོའི་ཧོངས་ལུ་ཡོད་པའི་ཡུལ་ལྗོངས་ཅིག་གི་མིང་།</text:p>
          </table:table-cell>
          <table:table-cell table:number-columns-repeated="252"/>
        </table:table-row>
        <table:table-row table:style-name="ro6">
          <table:table-cell office:value-type="string">
            <text:p>ལྷོ་པ།</text:p>
          </table:table-cell>
          <table:table-cell office:value-type="string">
            <text:p>/lhho pa/</text:p>
          </table:table-cell>
          <table:table-cell office:value-type="string">
            <text:p>(མིང་)</text:p>
          </table:table-cell>
          <table:table-cell table:style-name="ce5" office:value-type="string">
            <text:p>ལྷོ་ཁ་ཐུག་ལུ་སྡོད་མི། ད་རེས་ནངས་པ་གི་འབྲུག་མི་ཚུ། ལྷོ་པ་འདི་ཚུ་དགའ་སྐྱིད་དང་ལྡནམ་འབད་སྡོད་ནུག།</text:p>
          </table:table-cell>
          <table:table-cell table:number-columns-repeated="252"/>
        </table:table-row>
        <table:table-row table:style-name="ro6">
          <table:table-cell office:value-type="string">
            <text:p>ལྷོ་བྲག།</text:p>
          </table:table-cell>
          <table:table-cell office:value-type="string">
            <text:p>/lhho drag/</text:p>
          </table:table-cell>
          <table:table-cell office:value-type="string">
            <text:p>(མིང་)</text:p>
          </table:table-cell>
          <table:table-cell table:style-name="ce5" office:value-type="string">
            <text:p>བདུད་གླང་དར་གྱིས་དགེ་སློང་གནམ་མཁའི་སྙིང་པོ་མཐར་བཤུད་སའི་ས་གནས་ཀྱི་མིང་།</text:p>
          </table:table-cell>
          <table:table-cell table:number-columns-repeated="252"/>
        </table:table-row>
        <table:table-row table:style-name="ro6">
          <table:table-cell office:value-type="string">
            <text:p>ལྷོ་བྲག་ཆོས་བྱུང་།</text:p>
          </table:table-cell>
          <table:table-cell office:value-type="string">
            <text:p>/lhho dra choe jung/</text:p>
          </table:table-cell>
          <table:table-cell office:value-type="string">
            <text:p>(མིང་)</text:p>
          </table:table-cell>
          <table:table-cell table:style-name="ce5" office:value-type="string">
            <text:p>ལྷོ་བྲག་དཔའ་བོ་ གཙུག་ལག་འཕྲེང་བ་གིས་མཛད་པའི་ དམ་པའི་ཆོས་ཀྱི་འཁོར་ལོས་ བསྒྱུར་བ་ཚུ་གི་ བྱུང་བ་གསལ་ཏོག་ཏོ་སྟོན་པའི་ཆོས་འབྱུང་།</text:p>
          </table:table-cell>
          <table:table-cell table:number-columns-repeated="252"/>
        </table:table-row>
        <table:table-row table:style-name="ro6">
          <table:table-cell office:value-type="string">
            <text:p>ལྷོ་བྲག་མར་པ།</text:p>
          </table:table-cell>
          <table:table-cell office:value-type="string">
            <text:p>/lhho dra mar pa/</text:p>
          </table:table-cell>
          <table:table-cell office:value-type="string">
            <text:p>(མིང་)</text:p>
          </table:table-cell>
          <table:table-cell table:style-name="ce5" office:value-type="string">
            <text:p>མར་པ་ལོ་ཙཱ་བ་ཆོས་ཀྱི་བློ་གྲོས་ཀྱི་མཚན། ལྷོ་བྲག་མར་པ་འདི་བཀའ་རྒྱུད་པའི་བླམ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འབྲུག་ཆོས་འབྱུང་།</text:p>
          </table:table-cell>
          <table:table-cell office:value-type="string">
            <text:p>/lhho dru choe jung/</text:p>
          </table:table-cell>
          <table:table-cell office:value-type="string">
            <text:p>(མིང་)</text:p>
          </table:table-cell>
          <table:table-cell table:style-name="ce5" office:value-type="string">
            <text:p>སྐྱབས་རྗེ་དགེ་འདུན་རིན་ཆེན་གྱིས་མཛད་པའི་ ཆོས་འབྱུང་བློ་གསར་རྣ་བའི་རྒྱན།</text:p>
          </table:table-cell>
          <table:table-cell table:number-columns-repeated="252"/>
        </table:table-row>
        <table:table-row table:style-name="ro6">
          <table:table-cell office:value-type="string">
            <text:p>ལྷོ་མོན།</text:p>
          </table:table-cell>
          <table:table-cell office:value-type="string">
            <text:p>/lhho moen/</text:p>
          </table:table-cell>
          <table:table-cell office:value-type="string">
            <text:p>(མིང་)</text:p>
          </table:table-cell>
          <table:table-cell table:style-name="ce5" office:value-type="string">
            <text:p>འབྲུག་རྒྱལ་ཁབ་འདི་གི་ཧེ་མའི་མིང་། ཧེ་མ་ལྷོ་མོན་གྱི་ལྗོངས་འདི་ནང་ཆོས་མ་དར་བའི་རྒྱལ་ཁབ་ཅིག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མོན་ཁག་བཞི།</text:p>
          </table:table-cell>
          <table:table-cell office:value-type="string">
            <text:p>/lhho moen kha zhi/</text:p>
          </table:table-cell>
          <table:table-cell office:value-type="string">
            <text:p>(མིང་)</text:p>
          </table:table-cell>
          <table:table-cell table:style-name="ce5" office:value-type="string">
            <text:p>ཤར་གདུང་བསམ་ཁ། ལྷོ་དཔག་བསམ་ཁ། ནུབ་དྷ་ལིང་ཁ། བྱང་སྟག་ཚེར་ཁ་བཅས་འབྲུག་རྒྱལ་ཁབ་ཀྱི་ཧེ་མའི་མངའ་རིས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མཚམས།</text:p>
          </table:table-cell>
          <table:table-cell office:value-type="string">
            <text:p>/lhho tsham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ལ་ཁབ་ཀྱི་ལྷོ་ཕྱོགས་ཀྱི་ས་མཚམས་ཟེ་བའི་དོན། ཁོ་ལྷོ་མཚམས་ཁ་ཐུག་ལས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མཚམས་པ།</text:p>
          </table:table-cell>
          <table:table-cell office:value-type="string">
            <text:p>/lhho tsham pa/</text:p>
          </table:table-cell>
          <table:table-cell office:value-type="string">
            <text:p>(མིང་)</text:p>
          </table:table-cell>
          <table:table-cell table:style-name="ce5" office:value-type="string">
            <text:p>རྒྱལ་ཁབ་གྱི་ལྷོ་ཕྱོགས་ཁ་ཐུག་ལུ་སྡོད་མི། མོ་ལྷོ་མཚམས་པ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ཡིག།</text:p>
          </table:table-cell>
          <table:table-cell office:value-type="string">
            <text:p>/lhho yig/</text:p>
          </table:table-cell>
          <table:table-cell office:value-type="string">
            <text:p>(མིང་)</text:p>
          </table:table-cell>
          <table:table-cell table:style-name="ce5" office:value-type="string">
            <text:p>དུས་རབས་བརྒྱད་པའི་ནང་གུ་རུ་རིན་པོ་ཆེ་ བུམ་ཐངས་ལུ་བྱོན་པའི་སྐབས་ ལོ་ཙཱ་བ་ལྡན་མ་རྩེ་མང་གིས་ བུམ་ཐང་སྐུ་རྗེ་ལུ་འབད་ ཡིག་གཟུགས་གསརཔ་བརྩམས་གནང་བའི་མགྱོགས་ཡིག། ལྷོ་ཡིག་འདི་འབྲུག་རྒྱལ་ཁབ་ནང་ལུ་ཁྱབ་ཆེ་ཤོས་ཅིག་ཨིན།</text:p>
          </table:table-cell>
          <table:table-cell table:number-columns-repeated="252"/>
        </table:table-row>
        <table:table-row table:style-name="ro6">
          <table:table-cell office:value-type="string">
            <text:p>ལྷོ་ལུང་པ།</text:p>
          </table:table-cell>
          <table:table-cell office:value-type="string">
            <text:p>/lhho lung pa/</text:p>
          </table:table-cell>
          <table:table-cell office:value-type="string">
            <text:p>(མིང་)</text:p>
          </table:table-cell>
          <table:table-cell table:style-name="ce5" office:value-type="string">
            <text:p>ཧེ་མ་དུས་རབས་༡༧་པ་ཚུན་ཚོད་ འབྲུག་རྒྱལ་ཁབ་ཀྱི་མིང་། ལྷོ་ལུང་བའི་ལྗོངས་འདི་ནང་དགའ་ཏོག་ཏོ་ཡོད།</text:p>
          </table:table-cell>
          <table:table-cell table:number-columns-repeated="252"/>
        </table:table-row>
        <table:table-row table:style-name="ro6">
          <table:table-cell office:value-type="string">
            <text:p>ལྷོག།</text:p>
          </table:table-cell>
          <table:table-cell office:value-type="string">
            <text:p>/lhhog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འཕུལ་གཏང་ནི། རྦབ་རིལ་གཏང་ནི། བད་སྐས་གུ་ལས་ལྷོག་བཀོག་བཏང་ད་ནུག། 2 ལ་ལུང་བསྒྱུར་བའི་དོན། རྡེ་ལེབ་ལྷག་དེས། ཁུར་ལེ་ལྷོག་དེས།</text:p>
          </table:table-cell>
          <table:table-cell table:number-columns-repeated="252"/>
        </table:table-row>
        <table:table-row table:style-name="ro6">
          <table:table-cell office:value-type="string">
            <text:p>ལྷོག་པ་།</text:p>
          </table:table-cell>
          <table:table-cell office:value-type="string">
            <text:p>/lhhog pa/</text:p>
          </table:table-cell>
          <table:table-cell office:value-type="string">
            <text:p>(མིང་)</text:p>
          </table:table-cell>
          <table:table-cell table:style-name="ce5" office:value-type="string">
            <text:p>མི་དང་སེམས་ཅན་གཉིས་ཆ་རང་ལུ་ཐོན་པའི་འབུ་ནད་ཀྱི་རིགས་ལས་ཅིག་གི་མིང་། འདི་ལུ་རྨ་ལྷོག། ཚེར་ལྷོག། སྐྲངས་ལྷོག་ཟེ་མ་འདྲཝ་ཡོད།</text:p>
          </table:table-cell>
          <table:table-cell table:number-columns-repeated="252"/>
        </table:table-row>
        <table:table-row table:style-name="ro6">
          <table:table-cell office:value-type="string">
            <text:p>ལྷོགས།</text:p>
          </table:table-cell>
          <table:table-cell office:value-type="string">
            <text:p>/lhhog/</text:p>
          </table:table-cell>
          <table:table-cell office:value-type="string">
            <text:p>(འདས་སྐུལ།)</text:p>
          </table:table-cell>
          <table:table-cell table:style-name="ce5" office:value-type="string">
            <text:p>1 ལྷོག་བཏང་ཚར་བའི་དོན། ཁོ་གིས་མོ་ལྷོག་བཀོག་ད་ནུག། ༢.རློགས་ཀྱི་འབྲི་ཐངས་གཞན། མིང་མེད། རྩ་མེད་བཟོ་བའི་དོན། 3 ལྷག་གི་སྐུལ་ཚིག། དཔེ་ཆ་ལྷོགས་ཤིག།</text:p>
          </table:table-cell>
          <table:table-cell table:number-columns-repeated="252"/>
        </table:table-row>
        <table:table-row table:style-name="ro6">
          <table:table-cell office:value-type="string">
            <text:p>ལྷོང་།</text:p>
          </table:table-cell>
          <table:table-cell office:value-type="string">
            <text:p>/lhhong/</text:p>
          </table:table-cell>
          <table:table-cell office:value-type="string">
            <text:p>(བྱ་ཚིག)</text:p>
          </table:table-cell>
          <table:table-cell table:style-name="ce5" office:value-type="string">
            <text:p>1 ཡར་ལང་བའི་དོན། ཁྱིམ་གྱི་སྒོ་ལྷོང་དེས། 2 སྨན་ལ་སོགས་པ་བྱིན་ཏེ་ནདཔ་དྲག་བཅུག་པའི་དོན། ཁ་གི་སྨན་འདི་གིས་ནདཔ་འདི་ཚུ་ཡར་ལྷོང་ད་ནུག།</text:p>
          </table:table-cell>
          <table:table-cell table:number-columns-repeated="252"/>
        </table:table-row>
        <table:table-row table:style-name="ro6">
          <table:table-cell office:value-type="string">
            <text:p>ལྷོང་ལྷོང་།</text:p>
          </table:table-cell>
          <table:table-cell office:value-type="string">
            <text:p>/lhhong lhhong/</text:p>
          </table:table-cell>
          <table:table-cell office:value-type="string">
            <text:p>(མིང་)</text:p>
          </table:table-cell>
          <table:table-cell table:style-name="ce5" office:value-type="string">
            <text:p>རང་རོང་ཟང་ཟིང་ཚུ་དང་དོན་འདྲ།</text:p>
          </table:table-cell>
          <table:table-cell table:number-columns-repeated="252"/>
        </table:table-row>
        <table:table-row table:style-name="ro6">
          <table:table-cell office:value-type="string">
            <text:p>ལྷོངས།</text:p>
          </table:table-cell>
          <table:table-cell office:value-type="string">
            <text:p>/lhhong/</text:p>
          </table:table-cell>
          <table:table-cell office:value-type="string">
            <text:p>(འདས་སྐུལ།་)</text:p>
          </table:table-cell>
          <table:table-cell table:style-name="ce5" office:value-type="string">
            <text:p>ཡར་ལྷོངས་ཚར་བའི་དོན། དར་ཤིང་དེ་ཡར་ལྷོངས་ཚར་ནུག།</text:p>
          </table:table-cell>
          <table:table-cell table:number-columns-repeated="252"/>
        </table:table-row>
        <table:table-row table:style-name="ro6">
          <table:table-cell office:value-type="string">
            <text:p>ལྷོད།</text:p>
          </table:table-cell>
          <table:table-cell office:value-type="string">
            <text:p>/lhhoe/</text:p>
          </table:table-cell>
          <table:table-cell office:value-type="string">
            <text:p>(མིང་)</text:p>
          </table:table-cell>
          <table:table-cell table:style-name="ce5" office:value-type="string">
            <text:p>1 ཧ་ཅང་མ་བསྡམ་པར་བཞག་ཡོད་པའི་དོན། ཐགཔ་དེ་ཤུགས་འབད་མ་བསྡམ་པར་ལྷོད་འབད་བཞག་ད། 2 བསམ་པ་དང་སྤྱོད་པ་ཚུ་བག་ཕེབ་ཏོག་ཏོ་ཡོད་པའི་དོན། མི་འདི་ལྷོད་མཆིས་ཆི་ཡོད།</text:p>
          </table:table-cell>
          <table:table-cell table:number-columns-repeated="252"/>
        </table:table-row>
        <table:table-row table:style-name="ro6">
          <table:table-cell office:value-type="string">
            <text:p>ལྷོད་ཅི།</text:p>
          </table:table-cell>
          <table:table-cell office:value-type="string">
            <text:p>/lhhoe ci/</text:p>
          </table:table-cell>
          <table:table-cell office:value-type="string">
            <text:p>(མིང་)</text:p>
          </table:table-cell>
          <table:table-cell table:style-name="ce5" office:value-type="string">
            <text:p>འབྱོར་བ་དང་བསླེབས་པའི་དོན། ཁོ་ཐིམ་ཕུག་ལས་ལོག་ལྷོད་ཅི།</text:p>
          </table:table-cell>
          <table:table-cell table:number-columns-repeated="252"/>
        </table:table-row>
        <table:table-row table:style-name="ro6">
          <table:table-cell office:value-type="string">
            <text:p>ལྷོད་ཆ།</text:p>
          </table:table-cell>
          <table:table-cell office:value-type="string">
            <text:p>/lhhoe cha/</text:p>
          </table:table-cell>
          <table:table-cell office:value-type="string">
            <text:p>(མིང་)</text:p>
          </table:table-cell>
          <table:table-cell table:style-name="ce5" office:value-type="string">
            <text:p>བདེ་ཆ་ཟེར་བའི་དོན། སེམས་ལུ་ལྷོད་ཆ་དགོ།</text:p>
          </table:table-cell>
          <table:table-cell table:number-columns-repeated="252"/>
        </table:table-row>
        <table:table-row table:style-name="ro6">
          <table:table-cell office:value-type="string">
            <text:p>ལྷོད་གཏང་།</text:p>
          </table:table-cell>
          <table:table-cell office:value-type="string">
            <text:p>/lhhoe tang/</text:p>
          </table:table-cell>
          <table:table-cell office:value-type="string">
            <text:p>(བྱ་ཚིག)</text:p>
          </table:table-cell>
          <table:table-cell table:style-name="ce5" office:value-type="string">
            <text:p>གོ་ཡངས་པ་དང་བདེ་ཆ་བཟོ་བའི་དོན།</text:p>
          </table:table-cell>
          <table:table-cell table:number-columns-repeated="252"/>
        </table:table-row>
        <table:table-row table:style-name="ro6">
          <table:table-cell office:value-type="string">
            <text:p>ལྷོད་ཤིག་ཤི།</text:p>
          </table:table-cell>
          <table:table-cell office:value-type="string">
            <text:p>/lhhoe shig</text:p>
          </table:table-cell>
          <table:table-cell office:value-type="string">
            <text:p>(བྱ་ཁྱད)</text:p>
          </table:table-cell>
          <table:table-cell table:style-name="ce5" office:value-type="string">
            <text:p>ལྷོད་མཆིས་ཆི་ཡོད་པའི་དོན།་ ཁོ་ མི་ལྷོད་ཤིག་ཤིག་ཅིག་ཡོད།</text:p>
          </table:table-cell>
          <table:table-cell table:number-columns-repeated="252"/>
        </table:table-row>
        <table:table-row table:style-name="ro6">
          <table:table-cell office:value-type="string">
            <text:p>ལྷོན།</text:p>
          </table:table-cell>
          <table:table-cell office:value-type="string">
            <text:p>/lhhoen/</text:p>
          </table:table-cell>
          <table:table-cell office:value-type="string">
            <text:p>(མིང་)</text:p>
          </table:table-cell>
          <table:table-cell table:style-name="ce5" office:value-type="string">
            <text:p>1 གློན་གྱི་འབྲི་ཐངས་གཞན། དངོས་པོ་གཅིག་འགུ་གཞན་བཀལ་ནི་དང་སྦྱར་ནི། 2 ལན་རྐྱབ་པའི་དོན། ལན་ལྷོན།</text:p>
          </table:table-cell>
          <table:table-cell table:number-columns-repeated="252"/>
        </table:table-row>
        <table:table-row table:style-name="ro6">
          <table:table-cell office:value-type="string">
            <text:p>ལྷོར།</text:p>
          </table:table-cell>
          <table:table-cell office:value-type="string">
            <text:p>/lhhor/</text:p>
          </table:table-cell>
          <table:table-cell office:value-type="string">
            <text:p>(བྱ་ཚིག)</text:p>
          </table:table-cell>
          <table:table-cell table:style-name="ce5" office:value-type="string">
            <text:p>ལྷོ་ལུ་ཟེར་བའི་ལ་དོན་གྱི་རྐྱེན་ར་སྦྱར་བའི་དོན། ལྷོར་མི་ཡོད།</text:p>
          </table:table-cell>
          <table:table-cell table:number-columns-repeated="252"/>
        </table:table-row>
        <table:table-row table:style-name="ro6" table:number-rows-repeated="117">
          <table:table-cell table:number-columns-repeated="256"/>
        </table:table-row>
        <table:table-row table:style-name="ro16" table:number-rows-repeated="65085">
          <table:table-cell table:number-columns-repeated="256"/>
        </table:table-row>
        <table:table-row table:style-name="ro16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17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 style:font-pitch="variable"/>
    <style:font-face style:name="Jomolhari" svg:font-family="Jomolhari" style:font-pitch="variable"/>
    <style:font-face style:name="Tahoma" svg:font-family="Tahoma" style:font-pitch="variable"/>
    <style:font-face style:name="Tibetan Machine Uni" svg:font-family="'Tibetan Machine Uni'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en" fo:country="US" style:font-name-asian="Bitstream Vera Sans1" style:language-asian="zxx" style:country-asian="none" style:font-name-complex="Tahoma" style:language-complex="dz" style:country-complex="BT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Tibetan Machine Un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11/30/2009</text:date>, <text:time>16:2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2-04T11:56:35</meta:creation-date>
    <dc:date>2009-11-30T16:23:13</dc:date>
    <dc:language>en-US</dc:language>
    <meta:editing-cycles>106</meta:editing-cycles>
    <meta:editing-duration>P4DT2H39M9S</meta:editing-duration>
    <meta:user-defined meta:name="Info 1"/>
    <meta:user-defined meta:name="Info 2"/>
    <meta:user-defined meta:name="Info 3"/>
    <meta:user-defined meta:name="Info 4"/>
    <meta:document-statistic meta:table-count="3" meta:cell-count="1338"/>
  </office:meta>
</office:document-meta>
</file>